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Version3"/>
  <manifest:file-entry manifest:media-type="" manifest:full-path="Versions/Version4"/>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StarSymbol2" svg:font-family="StarSymbol"/>
    <style:font-face style:name="MS Mincho" svg:font-family="'MS Mincho', 'Arial Unicode MS'" style:font-family-generic="roman"/>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automatic-styles>
    <style:style style:name="P1" style:family="paragraph" style:parent-style-name="WW-Default">
      <style:paragraph-properties fo:margin-left="0cm" fo:margin-right="0cm"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font-name-asian="Lucida Sans Unicode" style:font-size-asian="12pt" style:font-name-complex="Tahoma1" style:font-size-complex="12pt" style:language-complex="zxx" style:country-complex="none" fo:hyphenate="false" fo:hyphenation-remain-char-count="2" fo:hyphenation-push-char-count="2"/>
    </style:style>
    <style:style style:name="P2"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font-name-asian="Lucida Sans Unicode" style:font-size-asian="12pt" style:font-name-complex="Tahoma1" style:font-size-complex="12pt" style:language-complex="zxx" style:country-complex="none" fo:hyphenate="false" fo:hyphenation-remain-char-count="2" fo:hyphenation-push-char-count="2"/>
    </style:style>
    <style:style style:name="P3"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text-underline-style="none" style:font-name-asian="Lucida Sans Unicode" style:font-size-asian="12pt" style:font-name-complex="Tahoma1" style:font-size-complex="12pt" style:language-complex="zxx" style:country-complex="none" fo:hyphenate="false" fo:hyphenation-remain-char-count="2" fo:hyphenation-push-char-count="2"/>
    </style:style>
    <style:style style:name="P4"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style:language-complex="zxx" style:country-complex="none" fo:hyphenate="false" fo:hyphenation-remain-char-count="2" fo:hyphenation-push-char-count="2"/>
    </style:style>
    <style:style style:name="P5"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font-name-asian="Lucida Sans Unicode" style:font-size-asian="12pt" style:font-name-complex="Tahoma1" style:font-size-complex="12pt" style:language-complex="zxx" style:country-complex="none" fo:hyphenate="false" fo:hyphenation-remain-char-count="2" fo:hyphenation-push-char-count="2"/>
    </style:style>
    <style:style style:name="P6" style:family="paragraph" style:parent-style-name="WW-Default">
      <style:paragraph-properties>
        <style:tab-stops>
          <style:tab-stop style:position="0cm"/>
        </style:tab-stops>
      </style:paragraph-properties>
      <style:text-properties style:font-name-complex="Tahoma1" style:language-complex="zxx" style:country-complex="none"/>
    </style:style>
    <style:style style:name="P7" style:family="paragraph" style:parent-style-name="WW-Default" style:list-style-name="L1">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font-name-asian="Lucida Sans Unicode" style:font-size-asian="12pt" style:font-name-complex="Tahoma1" style:font-size-complex="12pt" style:language-complex="zxx" style:country-complex="none" fo:hyphenate="false" fo:hyphenation-remain-char-count="2" fo:hyphenation-push-char-count="2"/>
    </style:style>
    <style:style style:name="P8" style:family="paragraph" style:parent-style-name="WW-Default">
      <style:text-properties style:font-name-complex="Tahoma1" style:language-complex="zxx" style:country-complex="none"/>
    </style:style>
    <style:style style:name="P9" style:family="paragraph" style:parent-style-name="WW-Default">
      <style:text-properties fo:color="#000000" style:font-name="Times New Roman" fo:font-size="12pt" fo:language="en" fo:country="US" style:font-name-asian="Lucida Sans Unicode" style:font-size-asian="12pt" style:font-name-complex="Tahoma1" style:font-size-complex="12pt" style:language-complex="zxx" style:country-complex="none"/>
    </style:style>
    <style:style style:name="P10" style:family="paragraph" style:parent-style-name="WW-Default">
      <style:paragraph-properties>
        <style:tab-stops>
          <style:tab-stop style:position="0cm"/>
        </style:tab-stops>
      </style:paragraph-properties>
      <style:text-properties style:language-complex="zxx" style:country-complex="none"/>
    </style:style>
    <style:style style:name="P11"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fo:background-color="transparent" style:font-name-asian="Lucida Sans Unicode" style:font-size-asian="12pt" style:font-name-complex="Tahoma1" style:font-size-complex="12pt" style:language-complex="zxx" style:country-complex="none" fo:hyphenate="false" fo:hyphenation-remain-char-count="2" fo:hyphenation-push-char-count="2"/>
    </style:style>
    <style:style style:name="P12"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text-underline-style="none" fo:background-color="transparent" style:font-name-asian="Lucida Sans Unicode" style:font-size-asian="12pt" style:font-name-complex="Tahoma1" style:font-size-complex="12pt" style:language-complex="zxx" style:country-complex="none" fo:hyphenate="false" fo:hyphenation-remain-char-count="2" fo:hyphenation-push-char-count="2"/>
    </style:style>
    <style:style style:name="P13" style:family="paragraph" style:parent-style-name="WW-Default">
      <style:text-properties fo:color="#000000" style:font-name="Times New Roman" fo:font-size="12pt" fo:language="en" fo:country="US" style:text-underline-style="none" style:font-name-asian="Lucida Sans Unicode" style:font-size-asian="12pt" style:font-name-complex="Tahoma1" style:font-size-complex="12pt" style:language-complex="zxx" style:country-complex="none"/>
    </style:style>
    <style:style style:name="P14"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text-underline-style="none" style:font-name-asian="Lucida Sans Unicode" style:font-size-asian="12pt" style:font-name-complex="Tahoma1" style:font-size-complex="12pt" style:language-complex="zxx" style:country-complex="none" fo:hyphenate="false" fo:hyphenation-remain-char-count="2" fo:hyphenation-push-char-count="2"/>
    </style:style>
    <style:style style:name="P15" style:family="paragraph" style:parent-style-name="Heading_20_2">
      <style:paragraph-properties fo:margin-left="2cm" fo:margin-right="0cm" fo:margin-top="0.423cm" fo:margin-bottom="0.212cm" fo:text-align="justify" style:justify-single-word="false" fo:orphans="0" fo:widows="0" fo:hyphenation-ladder-count="no-limit" fo:text-indent="0cm" style:auto-text-indent="false" fo:keep-with-next="always" style:text-autospace="ideograph-alpha" style:punctuation-wrap="hanging" style:line-break="strict" style:writing-mode="lr-tb">
        <style:tab-stops>
          <style:tab-stop style:position="0cm"/>
        </style:tab-stops>
      </style:paragraph-properties>
      <style:text-properties fo:color="#000000" style:font-name="Arial" fo:font-size="14pt" fo:language="en" fo:country="US" fo:font-style="italic" fo:font-weight="bold" style:font-name-asian="MS Mincho" style:font-size-asian="14pt" style:font-style-asian="italic" style:font-weight-asian="bold" style:font-name-complex="Tahoma1" style:font-size-complex="14pt" style:language-complex="zxx" style:country-complex="none" style:font-style-complex="italic" style:font-weight-complex="bold" fo:hyphenate="false" fo:hyphenation-remain-char-count="2" fo:hyphenation-push-char-count="2"/>
    </style:style>
    <style:style style:name="P16"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fo:background-color="#ffff00" style:font-name-asian="Lucida Sans Unicode" style:font-size-asian="12pt" style:font-name-complex="Tahoma1" style:font-size-complex="12pt" style:language-complex="zxx" style:country-complex="none" fo:hyphenate="false" fo:hyphenation-remain-char-count="2" fo:hyphenation-push-char-count="2"/>
    </style:style>
    <style:style style:name="P17" style:family="paragraph" style:parent-style-name="WW-Default">
      <style:text-properties fo:background-color="#ffff00" style:font-name-complex="Tahoma1" style:language-complex="zxx" style:country-complex="none"/>
    </style:style>
    <style:style style:name="P18"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fo:background-color="transparent" style:font-name-asian="Lucida Sans Unicode" style:font-size-asian="12pt" style:font-name-complex="Tahoma1" style:font-size-complex="12pt" style:language-complex="zxx" style:country-complex="none" fo:hyphenate="false" fo:hyphenation-remain-char-count="2" fo:hyphenation-push-char-count="2"/>
    </style:style>
    <style:style style:name="P19" style:family="paragraph" style:parent-style-name="Heading_20_1">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Arial" fo:font-size="20pt" fo:language="en" fo:country="US" style:text-underline-style="none" fo:font-weight="bold" style:font-name-asian="MS Mincho" style:font-size-asian="20pt" style:font-weight-asian="bold" style:font-name-complex="Tahoma1" style:font-size-complex="16pt" style:language-complex="zxx" style:country-complex="none" style:font-weight-complex="bold" fo:hyphenate="false" fo:hyphenation-remain-char-count="2" fo:hyphenation-push-char-count="2"/>
    </style:style>
    <style:style style:name="P20" style:family="paragraph" style:parent-style-name="WW-Default">
      <style:paragraph-properties>
        <style:tab-stops>
          <style:tab-stop style:position="0cm"/>
        </style:tab-stops>
      </style:paragraph-properties>
      <style:text-properties fo:color="#000000" style:font-name="Times New Roman" fo:font-size="12pt" fo:language="en" fo:country="US" style:text-underline-style="none" style:font-name-asian="Lucida Sans Unicode" style:font-size-asian="12pt" style:font-name-complex="Tahoma1" style:font-size-complex="12pt" style:language-complex="zxx" style:country-complex="none"/>
    </style:style>
    <style:style style:name="P21" style:family="paragraph" style:parent-style-name="WW-Default">
      <style:paragraph-properties>
        <style:tab-stops>
          <style:tab-stop style:position="0cm"/>
        </style:tab-stops>
      </style:paragraph-properties>
    </style:style>
    <style:style style:name="P22" style:family="paragraph" style:parent-style-name="Heading_20_2">
      <style:paragraph-properties>
        <style:tab-stops>
          <style:tab-stop style:position="0cm"/>
        </style:tab-stops>
      </style:paragraph-properties>
    </style:style>
    <style:style style:name="P23" style:family="paragraph" style:parent-style-name="WW-Default">
      <style:paragraph-properties>
        <style:tab-stops>
          <style:tab-stop style:position="0cm"/>
        </style:tab-stops>
      </style:paragraph-properties>
      <style:text-properties fo:color="#000000" style:font-name="Times New Roman" fo:font-size="12pt" fo:language="en" fo:country="US" style:font-name-asian="Lucida Sans Unicode" style:font-size-asian="12pt" style:font-name-complex="Tahoma1" style:font-size-complex="12pt" style:language-complex="zxx" style:country-complex="none"/>
    </style:style>
    <style:style style:name="P24" style:family="paragraph" style:parent-style-name="Heading_20_2">
      <style:paragraph-properties>
        <style:tab-stops>
          <style:tab-stop style:position="0cm"/>
        </style:tab-stops>
      </style:paragraph-properties>
      <style:text-properties fo:color="#000000" style:font-name="Arial" fo:font-size="14pt" fo:language="en" fo:country="US" fo:font-style="italic" fo:font-weight="bold" style:font-name-asian="MS Mincho" style:font-size-asian="14pt" style:font-style-asian="italic" style:font-weight-asian="bold" style:font-name-complex="Tahoma1" style:font-size-complex="14pt" style:language-complex="zxx" style:country-complex="none" style:font-style-complex="italic" style:font-weight-complex="bold"/>
    </style:style>
    <style:style style:name="P25" style:family="paragraph" style:parent-style-name="Heading_20_3" style:list-style-name="L3">
      <style:paragraph-properties fo:text-align="justify" style:justify-single-word="false" fo:orphans="0" fo:widows="0" fo:hyphenation-ladder-count="no-limit" fo:break-before="page"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text-underline-style="none" style:font-name-asian="Lucida Sans Unicode" style:font-size-asian="12pt" style:font-name-complex="Tahoma1" style:font-size-complex="12pt" style:language-complex="zxx" style:country-complex="none" fo:hyphenate="false" fo:hyphenation-remain-char-count="2" fo:hyphenation-push-char-count="2"/>
    </style:style>
    <style:style style:name="P26" style:family="paragraph" style:parent-style-name="Heading_20_2" style:list-style-name="L3">
      <style:paragraph-properties fo:margin-left="2cm" fo:margin-right="0cm" fo:margin-top="0.423cm" fo:margin-bottom="0.212cm" fo:text-align="justify" style:justify-single-word="false" fo:orphans="0" fo:widows="0" fo:hyphenation-ladder-count="no-limit" fo:text-indent="0cm" style:auto-text-indent="false" fo:keep-with-next="always" style:text-autospace="ideograph-alpha" style:punctuation-wrap="hanging" style:line-break="strict" style:writing-mode="lr-tb">
        <style:tab-stops>
          <style:tab-stop style:position="0cm"/>
        </style:tab-stops>
      </style:paragraph-properties>
      <style:text-properties fo:color="#000000" style:font-name="Arial" fo:font-size="14pt" fo:language="en" fo:country="US" style:font-name-asian="MS Mincho" style:font-size-asian="14pt" style:font-name-complex="Tahoma1" style:font-size-complex="14pt" style:language-complex="zxx" style:country-complex="none" fo:hyphenate="false" fo:hyphenation-remain-char-count="2" fo:hyphenation-push-char-count="2"/>
    </style:style>
    <style:style style:name="P27" style:family="paragraph" style:parent-style-name="WW-Default">
      <style:paragraph-properties fo:margin-left="2cm" fo:margin-right="0cm" fo:margin-top="0.423cm" fo:margin-bottom="0.212cm"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font-name-asian="Lucida Sans Unicode" style:font-size-asian="12pt" style:font-name-complex="Tahoma1" style:font-size-complex="12pt" style:language-complex="zxx" style:country-complex="none" fo:hyphenate="false" fo:hyphenation-remain-char-count="2" fo:hyphenation-push-char-count="2"/>
    </style:style>
    <style:style style:name="P28" style:family="paragraph" style:parent-style-name="WW-Default">
      <style:paragraph-properties>
        <style:tab-stops>
          <style:tab-stop style:position="0cm"/>
        </style:tab-stops>
      </style:paragraph-properties>
      <style:text-properties fo:background-color="#ffff00" style:language-complex="zxx" style:country-complex="none"/>
    </style:style>
    <style:style style:name="P29"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text-underline-style="none" fo:font-weight="normal" style:font-name-asian="Lucida Sans Unicode" style:font-size-asian="12pt" style:font-weight-asian="normal" style:font-name-complex="Tahoma1" style:font-size-complex="12pt" style:language-complex="zxx" style:country-complex="none" style:font-weight-complex="normal" fo:hyphenate="false" fo:hyphenation-remain-char-count="2" fo:hyphenation-push-char-count="2"/>
    </style:style>
    <style:style style:name="P30" style:family="paragraph" style:parent-style-name="Heading_20_3" style:list-style-name="L4">
      <style:paragraph-properties fo:margin-left="0cm" fo:margin-right="0cm" fo:margin-top="0.423cm" fo:margin-bottom="0.212cm" fo:text-align="justify" style:justify-single-word="false" fo:orphans="0" fo:widows="0" fo:hyphenation-ladder-count="no-limit" fo:text-indent="0cm" style:auto-text-indent="false" fo:keep-with-next="always" style:text-autospace="ideograph-alpha" style:punctuation-wrap="hanging" style:line-break="strict" style:writing-mode="lr-tb">
        <style:tab-stops>
          <style:tab-stop style:position="0cm"/>
        </style:tab-stops>
      </style:paragraph-properties>
      <style:text-properties fo:color="#000000" style:font-name="Arial" fo:font-size="13pt" fo:language="en" fo:country="US" fo:font-style="italic" fo:font-weight="bold" style:font-name-asian="MS Mincho" style:font-size-asian="13pt" style:font-style-asian="italic" style:font-weight-asian="bold" style:font-name-complex="Tahoma1" style:font-size-complex="14pt" style:language-complex="zxx" style:country-complex="none" style:font-style-complex="italic" style:font-weight-complex="bold" fo:hyphenate="false" fo:hyphenation-remain-char-count="2" fo:hyphenation-push-char-count="2"/>
    </style:style>
    <style:style style:name="P31" style:family="paragraph" style:parent-style-name="Heading_20_3" style:list-style-name="L5">
      <style:paragraph-properties fo:margin-left="0cm" fo:margin-right="0cm" fo:margin-top="0.423cm" fo:margin-bottom="0.212cm" fo:text-align="justify" style:justify-single-word="false" fo:orphans="0" fo:widows="0" fo:hyphenation-ladder-count="no-limit" fo:text-indent="0cm" style:auto-text-indent="false" fo:keep-with-next="always" style:text-autospace="ideograph-alpha" style:punctuation-wrap="hanging" style:line-break="strict" style:writing-mode="lr-tb">
        <style:tab-stops>
          <style:tab-stop style:position="0cm"/>
        </style:tab-stops>
      </style:paragraph-properties>
      <style:text-properties fo:color="#000000" style:font-name="Arial" fo:font-size="13pt" fo:language="en" fo:country="US" fo:font-style="italic" fo:font-weight="bold" style:font-name-asian="MS Mincho" style:font-size-asian="13pt" style:font-style-asian="italic" style:font-weight-asian="bold" style:font-name-complex="Tahoma1" style:font-size-complex="14pt" style:language-complex="zxx" style:country-complex="none" style:font-style-complex="italic" style:font-weight-complex="bold" fo:hyphenate="false" fo:hyphenation-remain-char-count="2" fo:hyphenation-push-char-count="2"/>
    </style:style>
    <style:style style:name="P32" style:family="paragraph" style:parent-style-name="File_20_Description">
      <style:paragraph-properties fo:margin-left="0cm" fo:margin-right="0cm" fo:margin-top="0.423cm" fo:margin-bottom="0.212cm"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hyphenate="false" fo:hyphenation-remain-char-count="2" fo:hyphenation-push-char-count="2"/>
    </style:style>
    <style:style style:name="P33" style:family="paragraph" style:parent-style-name="WW-Default">
      <style:paragraph-properties fo:margin-left="0cm" fo:margin-right="0cm" fo:margin-top="0.423cm" fo:margin-bottom="0.212cm"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color="#000000" style:font-name="Arial" fo:font-size="13pt" fo:language="en" fo:country="US" fo:font-style="italic" fo:font-weight="bold" style:font-name-asian="MS Mincho" style:font-size-asian="13pt" style:font-style-asian="italic" style:font-weight-asian="bold" style:font-name-complex="Tahoma1" style:font-size-complex="14pt" style:language-complex="zxx" style:country-complex="none" style:font-style-complex="italic" style:font-weight-complex="bold" fo:hyphenate="false" fo:hyphenation-remain-char-count="2" fo:hyphenation-push-char-count="2"/>
    </style:style>
    <style:style style:name="P34" style:family="paragraph" style:parent-style-name="WW-Default">
      <style:text-properties fo:color="#000000" style:font-name="Arial" fo:font-size="13pt" fo:language="en" fo:country="US" fo:font-style="italic" style:text-underline-style="none" fo:font-weight="bold" style:font-name-asian="MS Mincho" style:font-size-asian="13pt" style:font-style-asian="italic" style:font-weight-asian="bold" style:font-name-complex="Tahoma1" style:font-size-complex="14pt" style:language-complex="zxx" style:country-complex="none" style:font-style-complex="italic" style:font-weight-complex="bold"/>
    </style:style>
    <style:style style:name="P35" style:family="paragraph" style:parent-style-name="WW-Default">
      <style:paragraph-properties fo:margin-left="0cm" fo:margin-right="0cm" fo:margin-top="0.423cm" fo:margin-bottom="0.212cm"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color="#000000" style:font-name="Arial" fo:font-size="13pt" fo:language="en" fo:country="US" fo:font-style="italic" style:text-underline-style="none" fo:font-weight="bold" style:font-name-asian="MS Mincho" style:font-size-asian="13pt" style:font-style-asian="italic" style:font-weight-asian="bold" style:font-name-complex="Tahoma1" style:font-size-complex="14pt" style:language-complex="zxx" style:country-complex="none" style:font-style-complex="italic" style:font-weight-complex="bold" fo:hyphenate="false" fo:hyphenation-remain-char-count="2" fo:hyphenation-push-char-count="2"/>
    </style:style>
    <style:style style:name="P36" style:family="paragraph" style:parent-style-name="Heading" style:master-page-name="Standard">
      <style:paragraph-properties fo:margin-top="0cm" fo:margin-bottom="0.212cm" fo:text-align="center" style:justify-single-word="false"/>
      <style:text-properties fo:font-size="28pt" style:font-size-asian="28pt" style:font-size-complex="28pt" style:language-complex="zxx" style:country-complex="none"/>
    </style:style>
    <style:style style:name="P37" style:family="paragraph" style:parent-style-name="Heading">
      <style:paragraph-properties fo:text-align="center" style:justify-single-word="false"/>
    </style:style>
    <style:style style:name="P38" style:family="paragraph" style:parent-style-name="Heading">
      <style:paragraph-properties fo:margin-top="0.423cm" fo:margin-bottom="0.212cm" fo:text-align="center" style:justify-single-word="false" fo:orphans="0" fo:widows="0" fo:hyphenation-ladder-count="no-limit" fo:keep-with-next="always" style:text-autospace="ideograph-alpha" style:punctuation-wrap="hanging" style:line-break="strict" style:writing-mode="lr-tb"/>
      <style:text-properties fo:color="#000000" style:font-name="Arial" fo:font-size="28pt" fo:language="en" fo:country="US" fo:font-weight="bold" style:font-name-asian="MS Mincho" style:font-size-asian="28pt" style:font-weight-asian="bold" style:font-name-complex="Tahoma1" style:font-size-complex="28pt" style:language-complex="zxx" style:country-complex="none" style:font-weight-complex="bold" fo:hyphenate="false" fo:hyphenation-remain-char-count="2" fo:hyphenation-push-char-count="2"/>
    </style:style>
    <style:style style:name="P39" style:family="paragraph" style:parent-style-name="Contents_20_Heading">
      <style:paragraph-properties fo:break-before="page"/>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Heading_20_1" style:list-style-name="L3">
      <style:paragraph-properties>
        <style:tab-stops>
          <style:tab-stop style:position="0cm"/>
        </style:tab-stops>
      </style:paragraph-properties>
      <style:text-properties style:font-name-complex="Tahoma1" style:language-complex="zxx" style:country-complex="none"/>
    </style:style>
    <style:style style:name="P44" style:family="paragraph" style:parent-style-name="Heading_20_1" style:list-style-name="L3">
      <style:paragraph-properties fo:break-before="page">
        <style:tab-stops>
          <style:tab-stop style:position="0cm"/>
        </style:tab-stops>
      </style:paragraph-properties>
      <style:text-properties style:language-complex="zxx" style:country-complex="none"/>
    </style:style>
    <style:style style:name="P45" style:family="paragraph" style:parent-style-name="Heading_20_2" style:list-style-name="L3">
      <style:paragraph-properties fo:margin-left="2cm" fo:margin-right="0cm" fo:text-indent="0cm" style:auto-text-indent="false">
        <style:tab-stops>
          <style:tab-stop style:position="0cm"/>
        </style:tab-stops>
      </style:paragraph-properties>
      <style:text-properties style:language-complex="zxx" style:country-complex="none"/>
    </style:style>
    <style:style style:name="P46" style:family="paragraph" style:parent-style-name="Heading_20_2" style:list-style-name="L3">
      <style:paragraph-properties fo:margin-left="2cm" fo:margin-right="0cm" fo:text-indent="0cm" style:auto-text-indent="false">
        <style:tab-stops>
          <style:tab-stop style:position="0cm"/>
        </style:tab-stops>
      </style:paragraph-properties>
      <style:text-properties style:font-name-complex="Tahoma1" style:language-complex="zxx" style:country-complex="none"/>
    </style:style>
    <style:style style:name="P47" style:family="paragraph" style:parent-style-name="WW-Default">
      <style:paragraph-properties fo:margin-left="2cm" fo:margin-right="0cm" fo:text-indent="0cm" style:auto-text-indent="false">
        <style:tab-stops>
          <style:tab-stop style:position="0cm"/>
        </style:tab-stops>
      </style:paragraph-properties>
      <style:text-properties style:font-name-complex="Tahoma1" style:language-complex="zxx" style:country-complex="none"/>
    </style:style>
    <style:style style:name="P48" style:family="paragraph" style:parent-style-name="WW-Default">
      <style:paragraph-properties fo:margin-left="0cm" fo:margin-right="0cm" fo:text-indent="0cm" style:auto-text-indent="false">
        <style:tab-stops>
          <style:tab-stop style:position="0cm"/>
        </style:tab-stops>
      </style:paragraph-properties>
      <style:text-properties style:font-name-complex="Tahoma1" style:language-complex="zxx" style:country-complex="none"/>
    </style:style>
    <style:style style:name="P49" style:family="paragraph" style:parent-style-name="Heading_20_2" style:list-style-name="L3">
      <style:paragraph-properties fo:margin-left="2cm" fo:margin-right="0cm" fo:margin-top="0.423cm" fo:margin-bottom="0.212cm" fo:text-align="justify" style:justify-single-word="false" fo:orphans="0" fo:widows="0" fo:hyphenation-ladder-count="no-limit" fo:text-indent="0cm" style:auto-text-indent="false" fo:keep-with-next="always" style:text-autospace="ideograph-alpha" style:punctuation-wrap="hanging" style:line-break="strict" style:writing-mode="lr-tb">
        <style:tab-stops>
          <style:tab-stop style:position="0cm"/>
        </style:tab-stops>
      </style:paragraph-properties>
      <style:text-properties fo:color="#000000" style:font-name="Arial" fo:font-size="14pt" fo:language="en" fo:country="US" fo:font-style="italic" fo:font-weight="bold" style:font-name-asian="MS Mincho" style:font-size-asian="14pt" style:font-style-asian="italic" style:font-weight-asian="bold" style:font-name-complex="Tahoma1" style:font-size-complex="14pt" style:language-complex="zxx" style:country-complex="none" style:font-style-complex="italic" style:font-weight-complex="bold" fo:hyphenate="false" fo:hyphenation-remain-char-count="2" fo:hyphenation-push-char-count="2"/>
    </style:style>
    <style:style style:name="P50" style:family="paragraph" style:parent-style-name="Heading_20_2" style:list-style-name="L6">
      <style:paragraph-properties fo:margin-left="2cm" fo:margin-right="0cm" fo:margin-top="0.423cm" fo:margin-bottom="0.212cm" fo:text-align="justify" style:justify-single-word="false" fo:orphans="0" fo:widows="0" fo:hyphenation-ladder-count="no-limit" fo:text-indent="0cm" style:auto-text-indent="false" fo:keep-with-next="always" style:text-autospace="ideograph-alpha" style:punctuation-wrap="hanging" style:line-break="strict" style:writing-mode="lr-tb">
        <style:tab-stops>
          <style:tab-stop style:position="0cm"/>
        </style:tab-stops>
      </style:paragraph-properties>
      <style:text-properties fo:color="#000000" style:font-name="Arial" fo:font-size="14pt" fo:language="en" fo:country="US" fo:font-style="italic" fo:font-weight="bold" style:font-name-asian="MS Mincho" style:font-size-asian="14pt" style:font-style-asian="italic" style:font-weight-asian="bold" style:font-name-complex="Tahoma1" style:font-size-complex="14pt" style:language-complex="zxx" style:country-complex="none" style:font-style-complex="italic" style:font-weight-complex="bold" fo:hyphenate="false" fo:hyphenation-remain-char-count="2" fo:hyphenation-push-char-count="2"/>
    </style:style>
    <style:style style:name="P51" style:family="paragraph" style:parent-style-name="Heading_20_2" style:list-style-name="L7">
      <style:paragraph-properties fo:margin-left="2cm" fo:margin-right="0cm" fo:margin-top="0.423cm" fo:margin-bottom="0.212cm" fo:text-align="justify" style:justify-single-word="false" fo:orphans="0" fo:widows="0" fo:hyphenation-ladder-count="no-limit" fo:text-indent="0cm" style:auto-text-indent="false" fo:keep-with-next="always"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font-name-asian="Lucida Sans Unicode" style:font-size-asian="12pt" style:font-name-complex="Tahoma1" style:font-size-complex="12pt" style:language-complex="zxx" style:country-complex="none" fo:hyphenate="false" fo:hyphenation-remain-char-count="2" fo:hyphenation-push-char-count="2"/>
    </style:style>
    <style:style style:name="P52" style:family="paragraph" style:parent-style-name="WW-Default">
      <style:text-properties fo:color="#000000" style:font-name="Arial" fo:font-size="20pt" fo:language="en" fo:country="US" style:text-underline-style="none" fo:font-weight="bold" style:font-name-asian="MS Mincho" style:font-size-asian="20pt" style:font-weight-asian="bold" style:font-name-complex="Tahoma1" style:font-size-complex="16pt" style:language-complex="zxx" style:country-complex="none" style:font-weight-complex="bold"/>
    </style:style>
    <style:style style:name="P53" style:family="paragraph" style:parent-style-name="Heading_20_1" style:list-style-name="L3">
      <style:paragraph-properties fo:margin-left="0cm" fo:margin-right="0cm" fo:margin-top="0.423cm" fo:margin-bottom="0.212cm" fo:text-align="start" style:justify-single-word="false" fo:orphans="0" fo:widows="0" fo:hyphenation-ladder-count="no-limit" fo:text-indent="0cm" style:auto-text-indent="false" fo:break-before="page" fo:keep-with-next="always" style:text-autospace="ideograph-alpha" style:punctuation-wrap="hanging" style:line-break="strict" style:writing-mode="lr-tb"/>
      <style:text-properties fo:hyphenate="false" fo:hyphenation-remain-char-count="2" fo:hyphenation-push-char-count="2"/>
    </style:style>
    <style:style style:name="P54" style:family="paragraph" style:parent-style-name="WW-Default">
      <style:paragraph-properties fo:break-before="page"/>
      <style:text-properties fo:color="#000000" style:font-name="Arial" fo:font-size="20pt" fo:language="en" fo:country="US" style:text-underline-style="none" fo:font-weight="bold" style:font-name-asian="MS Mincho" style:font-size-asian="20pt" style:font-weight-asian="bold" style:font-name-complex="Tahoma1" style:font-size-complex="16pt" style:language-complex="zxx" style:country-complex="none" style:font-weight-complex="bold"/>
    </style:style>
    <style:style style:name="P55" style:family="paragraph" style:parent-style-name="WW-Default">
      <style:text-properties fo:font-style="italic" style:font-style-asian="italic" style:font-name-complex="Tahoma1" style:language-complex="zxx" style:country-complex="none" style:font-style-complex="italic"/>
    </style:style>
    <style:style style:name="P56" style:family="paragraph" style:parent-style-name="Heading_20_2" style:list-style-name="L3">
      <style:paragraph-properties>
        <style:tab-stops>
          <style:tab-stop style:position="0cm"/>
        </style:tab-stops>
      </style:paragraph-properties>
      <style:text-properties style:language-complex="zxx" style:country-complex="none"/>
    </style:style>
    <style:style style:name="P57"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fo:background-color="#ffff00" style:font-name-asian="Lucida Sans Unicode" style:font-size-asian="12pt" style:font-name-complex="Tahoma1" style:font-size-complex="12pt" style:language-complex="zxx" style:country-complex="none" fo:hyphenate="false" fo:hyphenation-remain-char-count="2" fo:hyphenation-push-char-count="2"/>
    </style:style>
    <style:style style:name="P58" style:family="paragraph" style:parent-style-name="Heading_20_3">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font-name-asian="Lucida Sans Unicode" style:font-size-asian="12pt" style:font-name-complex="Tahoma1" style:font-size-complex="12pt" style:language-complex="zxx" style:country-complex="none" fo:hyphenate="false" fo:hyphenation-remain-char-count="2" fo:hyphenation-push-char-count="2"/>
    </style:style>
    <style:style style:name="P59"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60" style:family="paragraph" style:parent-style-name="File_20_Description">
      <style:text-properties fo:background-color="#ffff00"/>
    </style:style>
    <style:style style:name="P61" style:family="paragraph" style:parent-style-name="Heading_20_3">
      <style:paragraph-properties fo:margin-left="0cm" fo:margin-right="0cm" fo:margin-top="0.423cm" fo:margin-bottom="0.212cm" fo:text-align="justify" style:justify-single-word="false" fo:orphans="0" fo:widows="0" fo:hyphenation-ladder-count="no-limit" fo:text-indent="0cm" style:auto-text-indent="false" fo:keep-with-next="always" style:text-autospace="ideograph-alpha" style:punctuation-wrap="hanging" style:line-break="strict" style:writing-mode="lr-tb"/>
      <style:text-properties fo:color="#000000" style:font-name="Arial" fo:font-size="13pt" fo:language="en" fo:country="US" fo:font-weight="bold" style:font-name-asian="MS Mincho" style:font-size-asian="13pt" style:font-weight-asian="bold" style:font-name-complex="Tahoma1" style:font-size-complex="14pt" style:language-complex="zxx" style:country-complex="none" style:font-weight-complex="bold" fo:hyphenate="false" fo:hyphenation-remain-char-count="2" fo:hyphenation-push-char-count="2"/>
    </style:style>
    <style:style style:name="P62" style:family="paragraph" style:parent-style-name="WW-Default" style:list-style-name="L8">
      <style:text-properties fo:background-color="#ffff00" style:font-name-complex="Tahoma1" style:language-complex="zxx" style:country-complex="none"/>
    </style:style>
    <style:style style:name="P63" style:family="paragraph" style:parent-style-name="Heading_20_1" style:list-style-name="L3">
      <style:paragraph-properties fo:break-before="page"/>
      <style:text-properties style:language-complex="zxx" style:country-complex="none"/>
    </style:style>
    <style:style style:name="P64" style:family="paragraph" style:parent-style-name="WW-Default">
      <style:text-properties style:language-complex="zxx" style:country-complex="none"/>
    </style:style>
    <style:style style:name="P65" style:family="paragraph" style:parent-style-name="WW-Default" style:list-style-name="L8">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fo:background-color="transparent" style:font-name-asian="Lucida Sans Unicode" style:font-size-asian="12pt" style:font-name-complex="Tahoma1" style:font-size-complex="12pt" style:language-complex="zxx" style:country-complex="none" fo:hyphenate="false" fo:hyphenation-remain-char-count="2" fo:hyphenation-push-char-count="2"/>
    </style:style>
    <style:style style:name="P66" style:family="paragraph" style:parent-style-name="WW-Default" style:list-style-name="L8">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text-underline-style="none" style:font-name-asian="Lucida Sans Unicode" style:font-size-asian="12pt" style:font-name-complex="Tahoma1" style:font-size-complex="12pt" style:language-complex="zxx" style:country-complex="none" fo:hyphenate="false" fo:hyphenation-remain-char-count="2" fo:hyphenation-push-char-count="2"/>
    </style:style>
    <style:style style:name="P67" style:family="paragraph" style:parent-style-name="WW-Default" style:list-style-name="L8">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text-underline-style="none" style:font-name-asian="Lucida Sans Unicode" style:font-size-asian="12pt" style:font-name-complex="Tahoma1" style:font-size-complex="12pt" style:language-complex="zxx" style:country-complex="none" fo:hyphenate="false" fo:hyphenation-remain-char-count="2" fo:hyphenation-push-char-count="2"/>
    </style:style>
    <style:style style:name="P68" style:family="paragraph" style:parent-style-name="WW-Default" style:list-style-name="L9">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text-underline-style="none" style:font-name-asian="Lucida Sans Unicode" style:font-size-asian="12pt" style:font-name-complex="Tahoma1" style:font-size-complex="12pt" style:language-complex="zxx" style:country-complex="none" fo:hyphenate="false" fo:hyphenation-remain-char-count="2" fo:hyphenation-push-char-count="2"/>
    </style:style>
    <style:style style:name="P69" style:family="paragraph" style:parent-style-name="Heading_20_1">
      <style:paragraph-properties fo:text-align="justify" style:justify-single-word="false" fo:orphans="0" fo:widows="0" fo:hyphenation-ladder-count="no-limit" fo:break-before="page" style:text-autospace="ideograph-alpha" style:punctuation-wrap="hanging" style:line-break="strict" style:writing-mode="lr-tb">
        <style:tab-stops>
          <style:tab-stop style:position="0cm"/>
        </style:tab-stops>
      </style:paragraph-properties>
      <style:text-properties fo:color="#000000" style:font-name="Arial" fo:font-size="20pt" fo:language="en" fo:country="US" style:text-underline-style="none" fo:font-weight="bold" style:font-name-asian="MS Mincho" style:font-size-asian="20pt" style:font-weight-asian="bold" style:font-name-complex="Tahoma1" style:font-size-complex="16pt" style:language-complex="zxx" style:country-complex="none" style:font-weight-complex="bold" fo:hyphenate="false" fo:hyphenation-remain-char-count="2" fo:hyphenation-push-char-count="2"/>
    </style:style>
    <style:style style:name="P70" style:family="paragraph" style:parent-style-name="WW-Default">
      <style:paragraph-properties>
        <style:tab-stops>
          <style:tab-stop style:position="0cm"/>
        </style:tab-stops>
      </style:paragraph-properties>
      <style:text-properties fo:color="#000000" style:font-name="Times New Roman" fo:font-size="12pt" fo:language="en" fo:country="US" fo:background-color="transparent" style:font-name-asian="Lucida Sans Unicode" style:font-size-asian="12pt" style:font-name-complex="Tahoma1" style:font-size-complex="12pt" style:language-complex="zxx" style:country-complex="none"/>
    </style:style>
    <style:style style:name="P71" style:family="paragraph" style:parent-style-name="Heading_20_1" style:list-style-name="L10">
      <style:paragraph-properties fo:break-before="page">
        <style:tab-stops>
          <style:tab-stop style:position="0cm"/>
        </style:tab-stops>
      </style:paragraph-properties>
      <style:text-properties style:language-complex="zxx" style:country-complex="none"/>
    </style:style>
    <style:style style:name="P72"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hyphenate="false" fo:hyphenation-remain-char-count="2" fo:hyphenation-push-char-count="2"/>
    </style:style>
    <style:style style:name="P73" style:family="paragraph" style:parent-style-name="Heading_20_1">
      <style:paragraph-properties fo:break-before="page">
        <style:tab-stops>
          <style:tab-stop style:position="0cm"/>
        </style:tab-stops>
      </style:paragraph-properties>
      <style:text-properties style:language-complex="zxx" style:country-complex="none"/>
    </style:style>
    <style:style style:name="P74" style:family="paragraph" style:parent-style-name="Heading_20_3" style:list-style-name="L3"/>
    <style:style style:name="P75" style:family="paragraph" style:parent-style-name="Heading_20_3" style:list-style-name="L3">
      <style:paragraph-properties fo:margin-left="0cm" fo:margin-right="0cm" fo:margin-top="0.423cm" fo:margin-bottom="0.212cm" fo:text-align="justify" style:justify-single-word="false" fo:orphans="0" fo:widows="0" fo:hyphenation-ladder-count="no-limit" fo:text-indent="0cm" style:auto-text-indent="false" fo:keep-with-next="always" style:text-autospace="ideograph-alpha" style:punctuation-wrap="hanging" style:line-break="strict" style:writing-mode="lr-tb"/>
      <style:text-properties fo:color="#000000" style:font-name="Arial" fo:font-size="13pt" fo:language="en" fo:country="US" fo:font-weight="bold" style:font-name-asian="MS Mincho" style:font-size-asian="13pt" style:font-weight-asian="bold" style:font-name-complex="Tahoma1" style:font-size-complex="14pt" style:language-complex="zxx" style:country-complex="none" style:font-weight-complex="bold" fo:hyphenate="false" fo:hyphenation-remain-char-count="2" fo:hyphenation-push-char-count="2"/>
    </style:style>
    <style:style style:name="P76" style:family="paragraph" style:parent-style-name="Heading_20_2" style:list-style-name="L11">
      <style:paragraph-properties fo:margin-left="2cm" fo:margin-right="0cm" fo:margin-top="0.423cm" fo:margin-bottom="0.212cm" fo:text-align="justify" style:justify-single-word="false" fo:orphans="0" fo:widows="0" fo:hyphenation-ladder-count="no-limit" fo:text-indent="0cm" style:auto-text-indent="false" fo:keep-with-next="always" style:text-autospace="ideograph-alpha" style:punctuation-wrap="hanging" style:line-break="strict" style:writing-mode="lr-tb">
        <style:tab-stops>
          <style:tab-stop style:position="0cm"/>
        </style:tab-stops>
      </style:paragraph-properties>
      <style:text-properties fo:color="#000000" style:font-name="Arial" fo:font-size="14pt" fo:language="en" fo:country="US" fo:font-style="italic" fo:font-weight="bold" style:font-name-asian="MS Mincho" style:font-size-asian="14pt" style:font-style-asian="italic" style:font-weight-asian="bold" style:font-name-complex="Tahoma1" style:font-size-complex="14pt" style:language-complex="zxx" style:country-complex="none" style:font-style-complex="italic" style:font-weight-complex="bold" fo:hyphenate="false" fo:hyphenation-remain-char-count="2" fo:hyphenation-push-char-count="2"/>
    </style:style>
    <style:style style:name="P77" style:family="paragraph" style:parent-style-name="Heading_20_3">
      <style:paragraph-properties fo:margin-left="0cm" fo:margin-right="0cm" fo:margin-top="0.423cm" fo:margin-bottom="0.212cm" fo:text-align="justify" style:justify-single-word="false" fo:orphans="0" fo:widows="0" fo:hyphenation-ladder-count="no-limit" fo:text-indent="0cm" style:auto-text-indent="false" fo:keep-with-next="always" style:text-autospace="ideograph-alpha" style:punctuation-wrap="hanging" style:line-break="strict" style:writing-mode="lr-tb"/>
      <style:text-properties fo:color="#000000" style:font-name="Arial" fo:font-size="13pt" fo:language="en" fo:country="US" fo:font-weight="bold" style:font-name-asian="MS Mincho" style:font-size-asian="13pt" style:font-weight-asian="bold" style:font-name-complex="Tahoma1" style:font-size-complex="14pt" style:language-complex="zxx" style:country-complex="none" style:font-weight-complex="bold" fo:hyphenate="false" fo:hyphenation-remain-char-count="2" fo:hyphenation-push-char-count="2"/>
    </style:style>
    <style:style style:name="P78" style:family="paragraph" style:parent-style-name="WW-Default" style:list-style-name="L12">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font-name-asian="Lucida Sans Unicode" style:font-size-asian="12pt" style:font-name-complex="Tahoma1" style:font-size-complex="12pt" style:language-complex="zxx" style:country-complex="none" fo:hyphenate="false" fo:hyphenation-remain-char-count="2" fo:hyphenation-push-char-count="2"/>
    </style:style>
    <style:style style:name="P79" style:family="paragraph" style:parent-style-name="Heading_20_2" style:list-style-name="L3">
      <style:paragraph-properties fo:margin-left="2cm" fo:margin-right="0cm" fo:margin-top="0.423cm" fo:margin-bottom="0.212cm" fo:text-align="justify" style:justify-single-word="false" fo:orphans="0" fo:widows="0" fo:hyphenation-ladder-count="no-limit" fo:text-indent="0cm" style:auto-text-indent="false" fo:keep-with-next="always" style:text-autospace="ideograph-alpha" style:punctuation-wrap="hanging" style:line-break="strict" style:writing-mode="lr-tb">
        <style:tab-stops>
          <style:tab-stop style:position="0cm"/>
        </style:tab-stops>
      </style:paragraph-properties>
      <style:text-properties fo:hyphenate="false" fo:hyphenation-remain-char-count="2" fo:hyphenation-push-char-count="2"/>
    </style:style>
    <style:style style:name="P80" style:family="paragraph" style:parent-style-name="Heading_20_1" style:list-style-name="L3">
      <style:paragraph-properties fo:margin-left="0cm" fo:margin-right="0cm" fo:margin-top="0.423cm" fo:margin-bottom="0.212cm" fo:text-align="start" style:justify-single-word="false" fo:orphans="0" fo:widows="0" fo:hyphenation-ladder-count="no-limit" fo:text-indent="0cm" style:auto-text-indent="false" fo:break-before="page" fo:keep-with-next="always" style:text-autospace="ideograph-alpha" style:punctuation-wrap="hanging" style:line-break="strict" style:writing-mode="lr-tb">
        <style:tab-stops>
          <style:tab-stop style:position="0cm"/>
        </style:tab-stops>
      </style:paragraph-properties>
      <style:text-properties fo:color="#000000" style:font-name="Arial" fo:font-size="20pt" fo:language="en" fo:country="US" style:text-underline-style="none" fo:font-weight="bold" style:font-name-asian="MS Mincho" style:font-size-asian="20pt" style:font-weight-asian="bold" style:font-name-complex="Tahoma1" style:font-size-complex="16pt" style:language-complex="zxx" style:country-complex="none" style:font-weight-complex="bold" fo:hyphenate="false" fo:hyphenation-remain-char-count="2" fo:hyphenation-push-char-count="2"/>
    </style:style>
    <style:style style:name="P81"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text-underline-style="solid" style:text-underline-width="auto" style:text-underline-color="font-color" style:font-name-asian="Lucida Sans Unicode" style:font-size-asian="12pt" style:font-name-complex="Tahoma1" style:font-size-complex="12pt" style:language-complex="zxx" style:country-complex="none" fo:hyphenate="false" fo:hyphenation-remain-char-count="2" fo:hyphenation-push-char-count="2"/>
    </style:style>
    <style:style style:name="P82" style:family="paragraph" style:parent-style-name="WW-Default" style:list-style-name="L13">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text-underline-style="none" style:font-name-asian="Lucida Sans Unicode" style:font-size-asian="12pt" style:font-name-complex="Tahoma1" style:font-size-complex="12pt" style:language-complex="zxx" style:country-complex="none" fo:hyphenate="false" fo:hyphenation-remain-char-count="2" fo:hyphenation-push-char-count="2"/>
    </style:style>
    <style:style style:name="P83" style:family="paragraph" style:parent-style-name="WW-Default" style:list-style-name="L13">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hyphenate="false" fo:hyphenation-remain-char-count="2" fo:hyphenation-push-char-count="2"/>
    </style:style>
    <style:style style:name="P84" style:family="paragraph" style:parent-style-name="Heading_20_3" style:list-style-name="L4">
      <style:paragraph-properties fo:margin-left="0cm" fo:margin-right="0cm" fo:margin-top="0.423cm" fo:margin-bottom="0.212cm" fo:text-align="justify" style:justify-single-word="false" fo:orphans="0" fo:widows="0" fo:hyphenation-ladder-count="no-limit" fo:text-indent="0cm" style:auto-text-indent="false" fo:keep-with-next="always" style:text-autospace="ideograph-alpha" style:punctuation-wrap="hanging" style:line-break="strict" style:writing-mode="lr-tb">
        <style:tab-stops>
          <style:tab-stop style:position="0cm"/>
        </style:tab-stops>
      </style:paragraph-properties>
      <style:text-properties fo:hyphenate="false" fo:hyphenation-remain-char-count="2" fo:hyphenation-push-char-count="2"/>
    </style:style>
    <style:style style:name="P85" style:family="paragraph" style:parent-style-name="Heading_20_3" style:list-style-name="L14">
      <style:paragraph-properties fo:margin-left="0cm" fo:margin-right="0cm" fo:margin-top="0.423cm" fo:margin-bottom="0.212cm" fo:text-align="justify" style:justify-single-word="false" fo:orphans="0" fo:widows="0" fo:hyphenation-ladder-count="no-limit" fo:text-indent="0cm" style:auto-text-indent="false" fo:keep-with-next="always" style:text-autospace="ideograph-alpha" style:punctuation-wrap="hanging" style:line-break="strict" style:writing-mode="lr-tb">
        <style:tab-stops>
          <style:tab-stop style:position="0cm"/>
        </style:tab-stops>
      </style:paragraph-properties>
      <style:text-properties fo:color="#000000" style:font-name="Arial" fo:font-size="13pt" fo:language="en" fo:country="US" fo:font-style="italic" fo:font-weight="bold" style:font-name-asian="MS Mincho" style:font-size-asian="13pt" style:font-style-asian="italic" style:font-weight-asian="bold" style:font-name-complex="Tahoma1" style:font-size-complex="14pt" style:language-complex="zxx" style:country-complex="none" style:font-style-complex="italic" style:font-weight-complex="bold" fo:hyphenate="false" fo:hyphenation-remain-char-count="2" fo:hyphenation-push-char-count="2"/>
    </style:style>
    <style:style style:name="P86" style:family="paragraph" style:parent-style-name="Heading_20_2">
      <style:paragraph-properties fo:margin-left="2cm" fo:margin-right="0cm" fo:margin-top="0.423cm" fo:margin-bottom="0.212cm"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color="#000000" style:font-name="Arial" fo:font-size="14pt" fo:language="en" fo:country="US" fo:font-style="italic" fo:font-weight="bold" style:font-name-asian="MS Mincho" style:font-size-asian="14pt" style:font-style-asian="italic" style:font-weight-asian="bold" style:font-name-complex="Tahoma1" style:font-size-complex="14pt" style:language-complex="zxx" style:country-complex="none" style:font-style-complex="italic" style:font-weight-complex="bold" fo:hyphenate="false" fo:hyphenation-remain-char-count="2" fo:hyphenation-push-char-count="2"/>
    </style:style>
    <style:style style:name="P87" style:family="paragraph" style:parent-style-name="WW-Default" style:list-style-name="L15">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text-underline-style="none" style:font-name-asian="Lucida Sans Unicode" style:font-size-asian="12pt" style:font-name-complex="Tahoma1" style:font-size-complex="12pt" style:language-complex="zxx" style:country-complex="none" fo:hyphenate="false" fo:hyphenation-remain-char-count="2" fo:hyphenation-push-char-count="2"/>
    </style:style>
    <style:style style:name="T1" style:family="text">
      <style:text-properties fo:color="#000000" style:font-name="Times New Roman" fo:font-size="12pt" fo:language="en" fo:country="US" style:font-name-asian="Lucida Sans Unicode" style:font-size-asian="12pt" style:font-name-complex="Tahoma1" style:font-size-complex="12pt"/>
    </style:style>
    <style:style style:name="T2" style:family="text">
      <style:text-properties fo:color="#000000" style:font-name="Times New Roman" fo:font-size="12pt" fo:language="en" fo:country="US" style:font-name-asian="Lucida Sans Unicode" style:font-size-asian="12pt" style:font-size-complex="12pt"/>
    </style:style>
    <style:style style:name="T3" style:family="text">
      <style:text-properties fo:font-weight="normal" style:font-weight-asian="normal" style:font-weight-complex="normal"/>
    </style:style>
    <style:style style:name="T4" style:family="text">
      <style:text-properties fo:color="#000000" style:font-name="Times New Roman" fo:font-size="12pt" fo:language="en" fo:country="US" style:text-underline-style="none" style:font-name-asian="Lucida Sans Unicode" style:font-size-asian="12pt" style:font-name-complex="Tahoma1" style:font-size-complex="12pt" style:language-complex="zxx" style:country-complex="none"/>
    </style:style>
    <style:style style:name="T5" style:family="text">
      <style:text-properties style:text-underline-style="none"/>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ize="40pt" style:font-size-asian="40pt" style:font-size-complex="40pt" style:language-complex="zxx" style:country-complex="none"/>
    </style:style>
    <style:style style:name="T8" style:family="text">
      <style:text-properties fo:font-size="40pt" fo:font-weight="bold" style:font-size-asian="40pt" style:font-weight-asian="bold" style:font-size-complex="40pt" style:language-complex="zxx" style:country-complex="none" style:font-weight-complex="bold"/>
    </style:style>
    <style:style style:name="T9" style:family="text">
      <style:text-properties style:text-position="super 58%"/>
    </style:style>
    <style:style style:name="T10" style:family="text">
      <style:text-properties fo:color="#000000" style:font-name="Arial" fo:font-size="20pt" fo:language="en" fo:country="US" style:text-underline-style="none" fo:font-weight="bold" style:font-name-asian="MS Mincho" style:font-size-asian="20pt" style:font-weight-asian="bold" style:font-name-complex="Tahoma1" style:font-size-complex="16pt" style:language-complex="zxx" style:country-complex="none" style:font-weight-complex="bold"/>
    </style:style>
    <style:style style:name="T11" style:family="text">
      <style:text-properties style:text-underline-style="solid" style:text-underline-width="auto" style:text-underline-color="font-color"/>
    </style:style>
    <style:style style:name="T12" style:family="text">
      <style:text-properties fo:color="#000000" style:font-name="Times New Roman" fo:font-size="12pt" fo:language="en" fo:country="US" style:font-name-asian="Lucida Sans Unicode" style:font-size-asian="12pt" style:font-name-complex="Tahoma1" style:font-size-complex="12pt" style:language-complex="zxx" style:country-complex="none"/>
    </style:style>
    <style:style style:name="T13" style:family="text">
      <style:text-properties fo:background-color="#ffff00"/>
    </style:style>
    <style:style style:name="T14" style:family="text">
      <style:text-properties fo:background-color="transparent"/>
    </style:style>
    <style:style style:name="T15" style:family="text">
      <style:text-properties fo:color="#000000" style:font-name="Times New Roman" fo:font-size="12pt" fo:language="en" fo:country="US" fo:background-color="transparent" style:font-name-asian="Lucida Sans Unicode" style:font-size-asian="12pt" style:font-size-complex="12pt"/>
    </style:style>
    <style:style style:name="T16" style:family="text" style:parent-style-name="Definition">
      <style:text-properties style:text-underline-style="solid" style:text-underline-width="auto" style:text-underline-color="font-color"/>
    </style:style>
    <style:style style:name="T17" style:family="text">
      <style:text-properties fo:color="#000000" style:font-name="Times New Roman" fo:font-size="12pt" fo:language="en" fo:country="US" style:text-underline-style="none" style:font-name-asian="Lucida Sans Unicode" style:font-size-asian="12pt" style:font-name-complex="Tahoma1" style:font-size-complex="12pt"/>
    </style:style>
    <style:style style:name="T18" style:family="text">
      <style:text-properties fo:color="#000000" style:font-name="Times New Roman" fo:font-size="12pt" fo:language="en" fo:country="US" style:text-underline-style="none" fo:background-color="#ffff00" style:font-name-asian="Lucida Sans Unicode" style:font-size-asian="12pt" style:font-name-complex="Tahoma1" style:font-size-complex="12pt" style:language-complex="zxx" style:country-complex="none"/>
    </style:style>
    <style:style style:name="T19" style:family="text">
      <style:text-properties style:text-underline-style="none" fo:background-color="#ffff00"/>
    </style:style>
    <style:style style:name="T20" style:family="text">
      <style:text-properties style:font-name="Arial" fo:font-size="14pt" fo:font-style="italic" fo:font-weight="bold" style:font-name-asian="MS Mincho" style:font-size-asian="14pt" style:font-style-asian="italic" style:font-weight-asian="bold" style:font-size-complex="14pt" style:font-style-complex="italic" style:font-weight-complex="bold"/>
    </style:style>
    <style:style style:name="T21" style:family="text">
      <style:text-properties style:font-name="Times New Roman" fo:font-size="12pt" style:font-name-asian="Lucida Sans Unicode" style:font-size-asian="12pt" style:font-size-complex="12pt"/>
    </style:style>
    <style:style style:name="T22" style:family="text">
      <style:text-properties fo:color="#000000" style:font-name="Times New Roman" fo:font-size="12pt" fo:language="en" fo:country="US" fo:background-color="#ffff00" style:font-name-asian="Lucida Sans Unicode" style:font-size-asian="12pt" style:font-name-complex="Tahoma1" style:font-size-complex="12pt"/>
    </style:style>
    <style:style style:name="T23" style:family="text">
      <style:text-properties fo:color="#000000" style:font-name="Arial" fo:font-size="14pt" fo:language="en" fo:country="US" fo:font-style="italic" fo:font-weight="bold" style:font-name-asian="MS Mincho" style:font-size-asian="14pt" style:font-style-asian="italic" style:font-weight-asian="bold" style:font-name-complex="Tahoma1" style:font-size-complex="14pt" style:language-complex="zxx" style:country-complex="none" style:font-style-complex="italic" style:font-weight-complex="bold"/>
    </style:style>
    <style:style style:name="T24" style:family="text">
      <style:text-properties fo:font-style="normal" style:text-underline-style="none" fo:font-weight="normal" style:font-style-asian="normal" style:font-weight-asian="normal" style:font-style-complex="normal" style:font-weight-complex="normal"/>
    </style:style>
    <style:style style:name="T25" style:family="text">
      <style:text-properties fo:color="#000000" style:font-name="Arial" fo:font-size="13pt" fo:language="en" fo:country="US" fo:font-style="italic" style:text-underline-style="none" fo:font-weight="bold" style:font-name-asian="MS Mincho" style:font-size-asian="13pt" style:font-style-asian="italic" style:font-weight-asian="bold" style:font-name-complex="Tahoma1" style:font-size-complex="14pt" style:language-complex="zxx" style:country-complex="none" style:font-style-complex="italic" style:font-weight-complex="bold"/>
    </style:style>
    <style:style style:name="Sect1" style:family="section">
      <style:section-properties style:editable="false">
        <style:columns fo:column-count="0" fo:column-gap="0cm"/>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5">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6">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7">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1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tracked-changes>
        <text:changed-region text:id="ct67693800">
          <text:insertion>
            <office:change-info>
              <dc:creator>G V</dc:creator>
              <dc:date>2007-04-23T11:42:00</dc:date>
            </office:change-info>
          </text:insertion>
        </text:changed-region>
        <text:changed-region text:id="ct67693528">
          <text:deletion>
            <office:change-info>
              <dc:creator>G V</dc:creator>
              <dc:date>2007-04-23T11:42:00</dc:date>
            </office:change-info>
            <text:p text:style-name="P1">32*32</text:p>
          </text:deletion>
        </text:changed-region>
        <text:changed-region text:id="ct67693424">
          <text:insertion>
            <office:change-info>
              <dc:creator>G V</dc:creator>
              <dc:date>2007-04-23T11:42:00</dc:date>
            </office:change-info>
          </text:insertion>
        </text:changed-region>
        <text:changed-region text:id="ct67689312">
          <text:insertion>
            <office:change-info>
              <dc:creator>G V</dc:creator>
              <dc:date>2007-04-23T11:42:00</dc:date>
            </office:change-info>
          </text:insertion>
        </text:changed-region>
        <text:changed-region text:id="ct67692248">
          <text:deletion>
            <office:change-info>
              <dc:creator>G V</dc:creator>
              <dc:date>2007-04-23T11:42:00</dc:date>
            </office:change-info>
            <text:p text:style-name="P2">This version is designed to help creators of the game "Project0".</text:p>
            <text:p text:style-name="P2"/>
            <text:p text:style-name="P2"/>
            <text:p text:style-name="P2">The game will take place in a 2D universe with no network management, no physical engine (only simple collisions) and no advanced IA.</text:p>
          </text:deletion>
        </text:changed-region>
        <text:changed-region text:id="ct67692144">
          <text:deletion>
            <office:change-info>
              <dc:creator>G V</dc:creator>
              <dc:date>2007-04-23T11:42:00</dc:date>
            </office:change-info>
            <text:p text:style-name="P2">now </text:p>
          </text:deletion>
        </text:changed-region>
        <text:changed-region text:id="ct67692040">
          <text:deletion>
            <office:change-info>
              <dc:creator>G V</dc:creator>
              <dc:date>2007-04-23T11:43:00</dc:date>
            </office:change-info>
            <text:p text:style-name="P2">per pixel </text:p>
          </text:deletion>
        </text:changed-region>
        <text:changed-region text:id="ct67691936">
          <text:insertion>
            <office:change-info>
              <dc:creator>G V</dc:creator>
              <dc:date>2007-04-23T11:43:00</dc:date>
            </office:change-info>
          </text:insertion>
        </text:changed-region>
        <text:changed-region text:id="ct67691832">
          <text:deletion>
            <office:change-info>
              <dc:creator>G V</dc:creator>
              <dc:date>2007-04-23T11:43:00</dc:date>
            </office:change-info>
            <text:p text:style-name="P2"><text:s/>and only simple fights will be implemented.</text:p>
          </text:deletion>
        </text:changed-region>
        <text:changed-region text:id="ct67688696">
          <text:insertion>
            <office:change-info>
              <dc:creator>G V</dc:creator>
              <dc:date>2007-04-23T11:43:00</dc:date>
            </office:change-info>
          </text:insertion>
        </text:changed-region>
        <text:changed-region text:id="ct67689176">
          <text:deletion>
            <office:change-info>
              <dc:creator>G V</dc:creator>
              <dc:date>2007-04-23T11:43:00</dc:date>
            </office:change-info>
            <text:p text:style-name="P2">Attacks will now do different damage depending, type, distance.</text:p>
          </text:deletion>
        </text:changed-region>
        <text:changed-region text:id="ct67689040">
          <text:deletion>
            <office:change-info>
              <dc:creator>G V</dc:creator>
              <dc:date>2007-04-23T11:43:00</dc:date>
            </office:change-info>
            <text:p text:style-name="P2">Monsters will now have one characteristics: max life, current life and armor.</text:p>
          </text:deletion>
        </text:changed-region>
        <text:changed-region text:id="ct67688904">
          <text:insertion>
            <office:change-info>
              <dc:creator>G V</dc:creator>
              <dc:date>2007-04-23T11:43:00</dc:date>
            </office:change-info>
          </text:insertion>
        </text:changed-region>
        <text:changed-region text:id="ct67688800">
          <text:deletion>
            <office:change-info>
              <dc:creator>G V</dc:creator>
              <dc:date>2007-04-23T11:43:00</dc:date>
            </office:change-info>
            <text:p text:style-name="P3"/>
            <text:p text:style-name="P3"/>
          </text:deletion>
        </text:changed-region>
        <text:changed-region text:id="ct67688560">
          <text:insertion>
            <office:change-info>
              <dc:creator>G V</dc:creator>
              <dc:date>2007-04-23T11:44:00</dc:date>
            </office:change-info>
          </text:insertion>
        </text:changed-region>
        <text:changed-region text:id="ct67688456">
          <text:insertion>
            <office:change-info>
              <dc:creator>G V</dc:creator>
              <dc:date>2007-04-23T11:44:00</dc:date>
            </office:change-info>
          </text:insertion>
        </text:changed-region>
        <text:changed-region text:id="ct67688352">
          <text:deletion>
            <office:change-info>
              <dc:creator>G V</dc:creator>
              <dc:date>2007-04-23T11:44:00</dc:date>
            </office:change-info>
            <text:p text:style-name="P2">The game take place on a small fixed battlefield of 1280*1280px where characters occupy a place of 32*32px.</text:p>
            <text:p text:style-name="P2"/>
            <text:p text:style-name="P2">The screen will have an initial fix resolution of 800*600 but going to full screen or resize the windows is <text:s/>possible.</text:p>
          </text:deletion>
        </text:changed-region>
        <text:changed-region text:id="ct67688248">
          <text:insertion>
            <office:change-info>
              <dc:creator>G V</dc:creator>
              <dc:date>2007-04-23T11:44:00</dc:date>
            </office:change-info>
          </text:insertion>
        </text:changed-region>
        <text:changed-region text:id="ct67688144">
          <text:deletion>
            <office:change-info>
              <dc:creator>G V</dc:creator>
              <dc:date>2007-04-23T11:44:00</dc:date>
            </office:change-info>
            <text:p text:style-name="P4">n</text:p>
          </text:deletion>
        </text:changed-region>
        <text:changed-region text:id="ct67687456">
          <text:deletion>
            <office:change-info>
              <dc:creator>G V</dc:creator>
              <dc:date>2007-04-24T18:39:00</dc:date>
            </office:change-info>
            <text:p text:style-name="P4">s</text:p>
          </text:deletion>
        </text:changed-region>
        <text:changed-region text:id="ct67685824">
          <text:deletion>
            <office:change-info>
              <dc:creator>G V</dc:creator>
              <dc:date>2007-04-23T11:44:00</dc:date>
            </office:change-info>
            <text:p text:style-name="P4">No<text:span text:style-name="T1"> </text:span>sfx management however sfx will be present inside the escape menu. There will also be a music during play.</text:p>
            <text:p text:style-name="P4"/>
            <text:p text:style-name="P4">Frame per second management is present at 60 fps.</text:p>
            <text:p text:style-name="P4">Character's Attack animation are present and monster creation and moves are managed via daemon processes.</text:p>
          </text:deletion>
        </text:changed-region>
        <text:changed-region text:id="ct67685280">
          <text:insertion>
            <office:change-info>
              <dc:creator>G V</dc:creator>
              <dc:date>2007-04-23T11:44:00</dc:date>
            </office:change-info>
          </text:insertion>
        </text:changed-region>
        <text:changed-region text:id="ct67443184">
          <text:insertion>
            <office:change-info>
              <dc:creator>G V</dc:creator>
              <dc:date>2007-04-23T11:45:00</dc:date>
            </office:change-info>
          </text:insertion>
        </text:changed-region>
        <text:changed-region text:id="ct67685552">
          <text:deletion>
            <office:change-info>
              <dc:creator>G V</dc:creator>
              <dc:date>2007-04-23T11:45:00</dc:date>
            </office:change-info>
            <text:p text:style-name="P4"><text:span text:style-name="T1">Options, characteristics, best times, ... will be managed using external files.</text:span></text:p>
          </text:deletion>
        </text:changed-region>
        <text:changed-region text:id="ct67586376">
          <text:deletion>
            <office:change-info>
              <dc:creator>G V</dc:creator>
              <dc:date>2007-04-23T11:45:00</dc:date>
            </office:change-info>
            <text:p text:style-name="P5">1280*1280</text:p>
          </text:deletion>
        </text:changed-region>
        <text:changed-region text:id="ct67589752">
          <text:insertion>
            <office:change-info>
              <dc:creator>G V</dc:creator>
              <dc:date>2007-04-23T11:45:00</dc:date>
            </office:change-info>
          </text:insertion>
        </text:changed-region>
        <text:changed-region text:id="ct67589856">
          <text:insertion>
            <office:change-info>
              <dc:creator>G V</dc:creator>
              <dc:date>2007-04-23T11:45:00</dc:date>
            </office:change-info>
          </text:insertion>
        </text:changed-region>
        <text:changed-region text:id="ct67589992">
          <text:deletion>
            <office:change-info>
              <dc:creator>G V</dc:creator>
              <dc:date>2007-04-23T11:45:00</dc:date>
            </office:change-info>
            <text:p text:style-name="P5">32*32</text:p>
          </text:deletion>
        </text:changed-region>
        <text:changed-region text:id="ct67590128">
          <text:insertion>
            <office:change-info>
              <dc:creator>G V</dc:creator>
              <dc:date>2007-04-23T11:45:00</dc:date>
            </office:change-info>
          </text:insertion>
        </text:changed-region>
        <text:changed-region text:id="ct67590264">
          <text:deletion>
            <office:change-info>
              <dc:creator>G V</dc:creator>
              <dc:date>2007-04-23T11:46:00</dc:date>
            </office:change-info>
            <text:p text:style-name="P5">Rect</text:p>
          </text:deletion>
        </text:changed-region>
        <text:changed-region text:id="ct67590400">
          <text:insertion>
            <office:change-info>
              <dc:creator>G V</dc:creator>
              <dc:date>2007-04-23T11:46:00</dc:date>
            </office:change-info>
          </text:insertion>
        </text:changed-region>
        <text:changed-region text:id="ct67590536">
          <text:insertion>
            <office:change-info>
              <dc:creator>G V</dc:creator>
              <dc:date>2007-04-23T11:46:00</dc:date>
            </office:change-info>
          </text:insertion>
        </text:changed-region>
        <text:changed-region text:id="ct116581504">
          <text:insertion>
            <office:change-info>
              <dc:creator>G V</dc:creator>
              <dc:date>2007-04-25T23:47:00</dc:date>
            </office:change-info>
          </text:insertion>
        </text:changed-region>
        <text:changed-region text:id="ct67590672">
          <text:format-change>
            <office:change-info>
              <dc:creator>G V</dc:creator>
              <dc:date>2007-04-24T18:42:00</dc:date>
            </office:change-info>
          </text:format-change>
        </text:changed-region>
        <text:changed-region text:id="ct111306512">
          <text:format-change>
            <office:change-info>
              <dc:creator>G V</dc:creator>
              <dc:date>2007-04-24T18:42:00</dc:date>
            </office:change-info>
          </text:format-change>
        </text:changed-region>
        <text:changed-region text:id="ct111306376">
          <text:insertion>
            <office:change-info>
              <dc:creator>G V</dc:creator>
              <dc:date>2007-04-24T18:44:00</dc:date>
            </office:change-info>
          </text:insertion>
        </text:changed-region>
        <text:changed-region text:id="ct111318824">
          <text:insertion>
            <office:change-info>
              <dc:creator>G V</dc:creator>
              <dc:date>2007-04-23T16:56:00</dc:date>
            </office:change-info>
          </text:insertion>
        </text:changed-region>
        <text:changed-region text:id="ct111312752">
          <text:deletion>
            <office:change-info>
              <dc:creator>G V</dc:creator>
              <dc:date>2007-04-23T16:56:00</dc:date>
            </office:change-info>
            <text:p text:style-name="P6">4</text:p>
          </text:deletion>
        </text:changed-region>
        <text:changed-region text:id="ct67590808">
          <text:deletion>
            <office:change-info>
              <dc:creator>G V</dc:creator>
              <dc:date>2007-04-23T16:56:00</dc:date>
            </office:change-info>
            <text:p text:style-name="P6"><text:s/>no win</text:p>
          </text:deletion>
        </text:changed-region>
        <text:changed-region text:id="ct67590944">
          <text:insertion>
            <office:change-info>
              <dc:creator>G V</dc:creator>
              <dc:date>2007-04-23T16:56:00</dc:date>
            </office:change-info>
          </text:insertion>
        </text:changed-region>
        <text:changed-region text:id="ct111305560">
          <text:insertion>
            <office:change-info>
              <dc:creator>G V</dc:creator>
              <dc:date>2007-04-23T16:56:00</dc:date>
            </office:change-info>
          </text:insertion>
        </text:changed-region>
        <text:changed-region text:id="ct111305696">
          <text:deletion>
            <office:change-info>
              <dc:creator>G V</dc:creator>
              <dc:date>2007-04-25T01:09:00</dc:date>
            </office:change-info>
            <text:p text:style-name="P2">Characters</text:p>
          </text:deletion>
        </text:changed-region>
        <text:changed-region text:id="ct111305832">
          <text:insertion>
            <office:change-info>
              <dc:creator>G V</dc:creator>
              <dc:date>2007-04-25T01:09:00</dc:date>
            </office:change-info>
          </text:insertion>
        </text:changed-region>
        <text:changed-region text:id="ct111305968">
          <text:deletion>
            <office:change-info>
              <dc:creator>G V</dc:creator>
              <dc:date>2007-04-23T11:46:00</dc:date>
            </office:change-info>
            <text:p text:style-name="P2"><text:s/>a 32*32 pixel surface.</text:p>
          </text:deletion>
        </text:changed-region>
        <text:changed-region text:id="ct111306104">
          <text:insertion>
            <office:change-info>
              <dc:creator>G V</dc:creator>
              <dc:date>2007-04-23T11:46:00</dc:date>
            </office:change-info>
          </text:insertion>
        </text:changed-region>
        <text:changed-region text:id="ct111306240">
          <text:insertion>
            <office:change-info>
              <dc:creator>G V</dc:creator>
              <dc:date>2007-04-25T01:09:00</dc:date>
            </office:change-info>
          </text:insertion>
        </text:changed-region>
        <text:changed-region text:id="ct111326664">
          <text:insertion>
            <office:change-info>
              <dc:creator>G V</dc:creator>
              <dc:date>2007-04-25T01:10:00</dc:date>
            </office:change-info>
          </text:insertion>
        </text:changed-region>
        <text:changed-region text:id="ct111327704">
          <text:insertion>
            <office:change-info>
              <dc:creator>G V</dc:creator>
              <dc:date>2007-04-25T01:14:00</dc:date>
            </office:change-info>
          </text:insertion>
        </text:changed-region>
        <text:changed-region text:id="ct111330400">
          <text:insertion>
            <office:change-info>
              <dc:creator>G V</dc:creator>
              <dc:date>2007-04-25T01:15:00</dc:date>
            </office:change-info>
          </text:insertion>
        </text:changed-region>
        <text:changed-region text:id="ct111330544">
          <text:insertion>
            <office:change-info>
              <dc:creator>G V</dc:creator>
              <dc:date>2007-04-25T21:03:00</dc:date>
            </office:change-info>
          </text:insertion>
        </text:changed-region>
        <text:changed-region text:id="ct111330688">
          <text:deletion>
            <office:change-info>
              <dc:creator>G V</dc:creator>
              <dc:date>2007-04-25T01:10:00</dc:date>
            </office:change-info>
            <text:list text:style-name="L1">
              <text:list-item>
                <text:p text:style-name="P7"/>
              </text:list-item>
              <text:list-item>
                <text:p text:style-name="P7"/>
              </text:list-item>
            </text:list>
          </text:deletion>
        </text:changed-region>
        <text:changed-region text:id="ct111331368">
          <text:insertion>
            <office:change-info>
              <dc:creator>G V</dc:creator>
              <dc:date>2007-04-25T01:16:00</dc:date>
            </office:change-info>
          </text:insertion>
        </text:changed-region>
        <text:changed-region text:id="ct111331536">
          <text:insertion>
            <office:change-info>
              <dc:creator>G V</dc:creator>
              <dc:date>2007-04-25T01:19:00</dc:date>
            </office:change-info>
          </text:insertion>
        </text:changed-region>
        <text:changed-region text:id="ct111333288">
          <text:insertion>
            <office:change-info>
              <dc:creator>G V</dc:creator>
              <dc:date>2007-04-25T01:14:00</dc:date>
            </office:change-info>
          </text:insertion>
        </text:changed-region>
        <text:changed-region text:id="ct111333392">
          <text:deletion>
            <office:change-info>
              <dc:creator>G V</dc:creator>
              <dc:date>2007-04-25T01:16:00</dc:date>
            </office:change-info>
            <text:p text:style-name="P2"/>
            <text:p text:style-name="P2"/>
          </text:deletion>
        </text:changed-region>
        <text:changed-region text:id="ct111333496">
          <text:insertion>
            <office:change-info>
              <dc:creator>G V</dc:creator>
              <dc:date>2007-04-25T21:02:00</dc:date>
            </office:change-info>
          </text:insertion>
        </text:changed-region>
        <text:changed-region text:id="ct111333600">
          <text:deletion>
            <office:change-info>
              <dc:creator>G V</dc:creator>
              <dc:date>2007-04-25T21:02:00</dc:date>
            </office:change-info>
            <text:p text:style-name="P2">s</text:p>
          </text:deletion>
        </text:changed-region>
        <text:changed-region text:id="ct111334320">
          <text:deletion>
            <office:change-info>
              <dc:creator>G V</dc:creator>
              <dc:date>2007-04-25T21:03:00</dc:date>
            </office:change-info>
            <text:p text:style-name="P2">) </text:p>
          </text:deletion>
        </text:changed-region>
        <text:changed-region text:id="ct111334176">
          <text:deletion>
            <office:change-info>
              <dc:creator>G V</dc:creator>
              <dc:date>2007-04-25T01:16:00</dc:date>
            </office:change-info>
            <text:p text:style-name="P2">1</text:p>
          </text:deletion>
        </text:changed-region>
        <text:changed-region text:id="ct111334032">
          <text:deletion>
            <office:change-info>
              <dc:creator>G V</dc:creator>
              <dc:date>2007-04-25T21:03:00</dc:date>
            </office:change-info>
            <text:p text:style-name="P2">ype </text:p>
          </text:deletion>
        </text:changed-region>
        <text:changed-region text:id="ct111333888">
          <text:deletion>
            <office:change-info>
              <dc:creator>G V</dc:creator>
              <dc:date>2007-04-25T21:02:00</dc:date>
            </office:change-info>
            <text:p text:style-name="P2">t</text:p>
          </text:deletion>
        </text:changed-region>
        <text:changed-region text:id="ct111333744">
          <text:deletion>
            <office:change-info>
              <dc:creator>G V</dc:creator>
              <dc:date>2007-04-25T21:03:00</dc:date>
            </office:change-info>
            <text:p text:style-name="P2"><text:s/>(</text:p>
          </text:deletion>
        </text:changed-region>
        <text:changed-region text:id="ct111334464">
          <text:insertion>
            <office:change-info>
              <dc:creator>G V</dc:creator>
              <dc:date>2007-04-25T21:03:00</dc:date>
            </office:change-info>
          </text:insertion>
        </text:changed-region>
        <text:changed-region text:id="ct111334608">
          <text:insertion>
            <office:change-info>
              <dc:creator>G V</dc:creator>
              <dc:date>2007-04-25T21:02:00</dc:date>
            </office:change-info>
          </text:insertion>
        </text:changed-region>
        <text:changed-region text:id="ct111334752">
          <text:deletion>
            <office:change-info>
              <dc:creator>G V</dc:creator>
              <dc:date>2007-04-25T21:02:00</dc:date>
            </office:change-info>
            <text:p text:style-name="P2">w</text:p>
          </text:deletion>
        </text:changed-region>
        <text:changed-region text:id="ct111335184">
          <text:deletion>
            <office:change-info>
              <dc:creator>G V</dc:creator>
              <dc:date>2007-04-25T21:03:00</dc:date>
            </office:change-info>
            <text:p text:style-name="P2">ype 2)</text:p>
          </text:deletion>
        </text:changed-region>
        <text:changed-region text:id="ct111335040">
          <text:deletion>
            <office:change-info>
              <dc:creator>G V</dc:creator>
              <dc:date>2007-04-25T21:02:00</dc:date>
            </office:change-info>
            <text:p text:style-name="P2">t</text:p>
          </text:deletion>
        </text:changed-region>
        <text:changed-region text:id="ct111334896">
          <text:deletion>
            <office:change-info>
              <dc:creator>G V</dc:creator>
              <dc:date>2007-04-25T21:03:00</dc:date>
            </office:change-info>
            <text:p text:style-name="P2"><text:s/>(</text:p>
          </text:deletion>
        </text:changed-region>
        <text:changed-region text:id="ct111336216">
          <text:deletion>
            <office:change-info>
              <dc:creator>G V</dc:creator>
              <dc:date>2007-04-25T01:19:00</dc:date>
            </office:change-info>
            <text:p text:style-name="P2">will </text:p>
          </text:deletion>
        </text:changed-region>
        <text:changed-region text:id="ct111337288">
          <text:insertion>
            <office:change-info>
              <dc:creator>G V</dc:creator>
              <dc:date>2007-04-25T01:19:00</dc:date>
            </office:change-info>
          </text:insertion>
        </text:changed-region>
        <text:changed-region text:id="ct111337720">
          <text:insertion>
            <office:change-info>
              <dc:creator>G V</dc:creator>
              <dc:date>2007-04-25T01:19:00</dc:date>
            </office:change-info>
          </text:insertion>
        </text:changed-region>
        <text:changed-region text:id="ct111338472">
          <text:insertion>
            <office:change-info>
              <dc:creator>G V</dc:creator>
              <dc:date>2007-04-25T01:09:00</dc:date>
            </office:change-info>
          </text:insertion>
        </text:changed-region>
        <text:changed-region text:id="ct111338616">
          <text:deletion>
            <office:change-info>
              <dc:creator>G V</dc:creator>
              <dc:date>2007-04-25T01:09:00</dc:date>
            </office:change-info>
            <text:p text:style-name="P8"><text:span text:style-name="T2">will be</text:span></text:p>
          </text:deletion>
        </text:changed-region>
        <text:changed-region text:id="ct111339064">
          <text:deletion>
            <office:change-info>
              <dc:creator>G V</dc:creator>
              <dc:date>2007-04-25T01:10:00</dc:date>
            </office:change-info>
            <text:p text:style-name="P8"/>
            <text:p text:style-name="P9"/>
          </text:deletion>
        </text:changed-region>
        <text:changed-region text:id="ct111340040">
          <text:deletion>
            <office:change-info>
              <dc:creator>G V</dc:creator>
              <dc:date>2007-04-25T01:20:00</dc:date>
            </office:change-info>
            <text:p text:style-name="P8"/>
            <text:p text:style-name="P8">Every Character </text:p>
          </text:deletion>
        </text:changed-region>
        <text:changed-region text:id="ct111339936">
          <text:deletion>
            <office:change-info>
              <dc:creator>G V</dc:creator>
              <dc:date>2007-04-25T01:10:00</dc:date>
            </office:change-info>
            <text:p text:style-name="P8">will </text:p>
          </text:deletion>
        </text:changed-region>
        <text:changed-region text:id="ct111339832">
          <text:deletion>
            <office:change-info>
              <dc:creator>G V</dc:creator>
              <dc:date>2007-04-25T01:20:00</dc:date>
            </office:change-info>
            <text:p text:style-name="P8">have movements pixel based.</text:p>
          </text:deletion>
        </text:changed-region>
        <text:changed-region text:id="ct111340576">
          <text:deletion>
            <office:change-info>
              <dc:creator>G V</dc:creator>
              <dc:date>2007-04-25T01:20:00</dc:date>
            </office:change-info>
            <text:p text:style-name="P8"/>
            <text:p text:style-name="P8"/>
          </text:deletion>
        </text:changed-region>
        <text:changed-region text:id="ct111340680">
          <text:insertion>
            <office:change-info>
              <dc:creator>G V</dc:creator>
              <dc:date>2007-04-25T21:01:00</dc:date>
            </office:change-info>
          </text:insertion>
        </text:changed-region>
        <text:changed-region text:id="ct111340784">
          <text:deletion>
            <office:change-info>
              <dc:creator>G V</dc:creator>
              <dc:date>2007-04-25T21:01:00</dc:date>
            </office:change-info>
            <text:p text:style-name="P8">will be</text:p>
          </text:deletion>
        </text:changed-region>
        <text:changed-region text:id="ct111340888">
          <text:insertion>
            <office:change-info>
              <dc:creator>G V</dc:creator>
              <dc:date>2007-04-25T21:01:00</dc:date>
            </office:change-info>
          </text:insertion>
        </text:changed-region>
        <text:changed-region text:id="ct111340992">
          <text:deletion>
            <office:change-info>
              <dc:creator>G V</dc:creator>
              <dc:date>2007-04-25T21:01:00</dc:date>
            </office:change-info>
            <text:p text:style-name="P8"><text:s/>inside config files.</text:p>
          </text:deletion>
        </text:changed-region>
        <text:changed-region text:id="ct111341096">
          <text:insertion>
            <office:change-info>
              <dc:creator>G V</dc:creator>
              <dc:date>2007-04-25T21:01:00</dc:date>
            </office:change-info>
          </text:insertion>
        </text:changed-region>
        <text:changed-region text:id="ct111342064">
          <text:insertion>
            <office:change-info>
              <dc:creator>G V</dc:creator>
              <dc:date>2007-04-25T01:10:00</dc:date>
            </office:change-info>
          </text:insertion>
        </text:changed-region>
        <text:changed-region text:id="ct111342208">
          <text:insertion>
            <office:change-info>
              <dc:creator>G V</dc:creator>
              <dc:date>2007-04-25T01:11:00</dc:date>
            </office:change-info>
          </text:insertion>
        </text:changed-region>
        <text:changed-region text:id="ct111342784">
          <text:insertion>
            <office:change-info>
              <dc:creator>G V</dc:creator>
              <dc:date>2007-04-25T01:13:00</dc:date>
            </office:change-info>
          </text:insertion>
        </text:changed-region>
        <text:changed-region text:id="ct111343440">
          <text:format-change>
            <office:change-info>
              <dc:creator>G V</dc:creator>
              <dc:date>2007-04-24T18:42:00</dc:date>
            </office:change-info>
          </text:format-change>
        </text:changed-region>
        <text:changed-region text:id="ct111344816">
          <text:insertion>
            <office:change-info>
              <dc:creator>G V</dc:creator>
              <dc:date>2007-04-23T11:47:00</dc:date>
            </office:change-info>
          </text:insertion>
        </text:changed-region>
        <text:changed-region text:id="ct111344680">
          <text:deletion>
            <office:change-info>
              <dc:creator>G V</dc:creator>
              <dc:date>2007-04-23T11:47:00</dc:date>
            </office:change-info>
            <text:p text:style-name="P10">There are no character creation. Player's have no life management and so no recovery management. Nor magic neither death exist for PC. Experience is not present.</text:p>
          </text:deletion>
        </text:changed-region>
        <text:changed-region text:id="ct111344544">
          <text:deletion>
            <office:change-info>
              <dc:creator>G V</dc:creator>
              <dc:date>2007-04-23T11:47:00</dc:date>
            </office:change-info>
            <text:p text:style-name="P6"><text:s/>and armor</text:p>
          </text:deletion>
        </text:changed-region>
        <text:changed-region text:id="ct111344408">
          <text:insertion>
            <office:change-info>
              <dc:creator>G V</dc:creator>
              <dc:date>2007-04-23T11:48:00</dc:date>
            </office:change-info>
          </text:insertion>
        </text:changed-region>
        <text:changed-region text:id="ct111344272">
          <text:insertion>
            <office:change-info>
              <dc:creator>G V</dc:creator>
              <dc:date>2007-04-25T00:24:00</dc:date>
            </office:change-info>
          </text:insertion>
        </text:changed-region>
        <text:changed-region text:id="ct111344136">
          <text:insertion>
            <office:change-info>
              <dc:creator>G V</dc:creator>
              <dc:date>2007-04-25T00:24:00</dc:date>
            </office:change-info>
          </text:insertion>
        </text:changed-region>
        <text:changed-region text:id="ct111344000">
          <text:deletion>
            <office:change-info>
              <dc:creator>G V</dc:creator>
              <dc:date>2007-04-25T00:24:00</dc:date>
            </office:change-info>
            <text:p text:style-name="P6">will be</text:p>
          </text:deletion>
        </text:changed-region>
        <text:changed-region text:id="ct111343864">
          <text:deletion>
            <office:change-info>
              <dc:creator>G V</dc:creator>
              <dc:date>2007-04-23T11:48:00</dc:date>
            </office:change-info>
            <text:p text:style-name="P6">will now be</text:p>
          </text:deletion>
        </text:changed-region>
        <text:changed-region text:id="ct111343728">
          <text:insertion>
            <office:change-info>
              <dc:creator>G V</dc:creator>
              <dc:date>2007-04-23T11:48:00</dc:date>
            </office:change-info>
          </text:insertion>
        </text:changed-region>
        <text:changed-region text:id="ct111343624">
          <text:insertion>
            <office:change-info>
              <dc:creator>G V</dc:creator>
              <dc:date>2007-04-25T21:19:00</dc:date>
            </office:change-info>
          </text:insertion>
        </text:changed-region>
        <text:changed-region text:id="ct111351392">
          <text:insertion>
            <office:change-info>
              <dc:creator>G V</dc:creator>
              <dc:date>2007-04-25T22:04:00</dc:date>
            </office:change-info>
          </text:insertion>
        </text:changed-region>
        <text:changed-region text:id="ct111351536">
          <text:insertion>
            <office:change-info>
              <dc:creator>G V</dc:creator>
              <dc:date>2007-04-25T22:07:00</dc:date>
            </office:change-info>
          </text:insertion>
        </text:changed-region>
        <text:changed-region text:id="ct111351760">
          <text:insertion>
            <office:change-info>
              <dc:creator>G V</dc:creator>
              <dc:date>2007-04-25T22:27:00</dc:date>
            </office:change-info>
          </text:insertion>
        </text:changed-region>
        <text:changed-region text:id="ct111352680">
          <text:insertion>
            <office:change-info>
              <dc:creator>G V</dc:creator>
              <dc:date>2007-04-25T01:21:00</dc:date>
            </office:change-info>
          </text:insertion>
        </text:changed-region>
        <text:changed-region text:id="ct111352784">
          <text:deletion>
            <office:change-info>
              <dc:creator>G V</dc:creator>
              <dc:date>2007-04-25T01:21:00</dc:date>
            </office:change-info>
            <text:p text:style-name="P11">wo</text:p>
          </text:deletion>
        </text:changed-region>
        <text:changed-region text:id="ct111352888">
          <text:insertion>
            <office:change-info>
              <dc:creator>G V</dc:creator>
              <dc:date>2007-04-25T01:21:00</dc:date>
            </office:change-info>
          </text:insertion>
        </text:changed-region>
        <text:changed-region text:id="ct111352992">
          <text:insertion>
            <office:change-info>
              <dc:creator>G V</dc:creator>
              <dc:date>2007-04-25T01:22:00</dc:date>
            </office:change-info>
          </text:insertion>
        </text:changed-region>
        <text:changed-region text:id="ct111353096">
          <text:insertion>
            <office:change-info>
              <dc:creator>G V</dc:creator>
              <dc:date>2007-04-25T00:39:00</dc:date>
            </office:change-info>
          </text:insertion>
        </text:changed-region>
        <text:changed-region text:id="ct67798088">
          <text:insertion>
            <office:change-info>
              <dc:creator>G V</dc:creator>
              <dc:date>2007-04-25T00:39:00</dc:date>
            </office:change-info>
          </text:insertion>
        </text:changed-region>
        <text:changed-region text:id="ct111353200">
          <text:insertion>
            <office:change-info>
              <dc:creator>G V</dc:creator>
              <dc:date>2007-04-25T00:39:00</dc:date>
            </office:change-info>
          </text:insertion>
        </text:changed-region>
        <text:changed-region text:id="ct111356592">
          <text:insertion>
            <office:change-info>
              <dc:creator>G V</dc:creator>
              <dc:date>2007-04-25T01:22:00</dc:date>
            </office:change-info>
          </text:insertion>
        </text:changed-region>
        <text:changed-region text:id="ct111357160">
          <text:insertion>
            <office:change-info>
              <dc:creator>G V</dc:creator>
              <dc:date>2007-04-25T01:24:00</dc:date>
            </office:change-info>
          </text:insertion>
        </text:changed-region>
        <text:changed-region text:id="ct111357264">
          <text:insertion>
            <office:change-info>
              <dc:creator>G V</dc:creator>
              <dc:date>2007-04-25T01:25:00</dc:date>
            </office:change-info>
          </text:insertion>
        </text:changed-region>
        <text:changed-region text:id="ct111357368">
          <text:insertion>
            <office:change-info>
              <dc:creator>G V</dc:creator>
              <dc:date>2007-04-25T01:26:00</dc:date>
            </office:change-info>
          </text:insertion>
        </text:changed-region>
        <text:changed-region text:id="ct67798456">
          <text:deletion>
            <office:change-info>
              <dc:creator>G V</dc:creator>
              <dc:date>2007-04-25T00:40:00</dc:date>
            </office:change-info>
            <text:p text:style-name="P12">The melee weapon does instant kill (if monster armor = 0) at contact.</text:p>
            <text:p text:style-name="P11">The distant weapon does instant kill at contact and damage reduce by 1/192 for each pixel separating contact. That means that attack does 0 damage after 192 px (ie6 32*32 square).</text:p>
            <text:p text:style-name="P11">The distant weapon is a bow and so there will be the arrow management. The velocity of the arrow is 8px every 17ms</text:p>
            <text:p text:style-name="P13"/>
            <text:p text:style-name="P13">Hit/Miss will be possible in the height directions up, down, right, left and diagonals.</text:p>
            <text:p text:style-name="P13">If miss at distance, the arrow will disappears.</text:p>
            <text:p text:style-name="P14">Attack direction will be managed.</text:p>
          </text:deletion>
        </text:changed-region>
        <text:changed-region text:id="ct111358728">
          <text:insertion>
            <office:change-info>
              <dc:creator>G V</dc:creator>
              <dc:date>2007-04-25T21:37:00</dc:date>
            </office:change-info>
          </text:insertion>
        </text:changed-region>
        <text:changed-region text:id="ct111359824">
          <text:format-change>
            <office:change-info>
              <dc:creator>G V</dc:creator>
              <dc:date>2007-04-24T18:42:00</dc:date>
            </office:change-info>
          </text:format-change>
        </text:changed-region>
        <text:changed-region text:id="ct111359968">
          <text:insertion>
            <office:change-info>
              <dc:creator>G V</dc:creator>
              <dc:date>2007-04-23T17:40:00</dc:date>
            </office:change-info>
          </text:insertion>
        </text:changed-region>
        <text:changed-region text:id="ct111360112">
          <text:deletion>
            <office:change-info>
              <dc:creator>G V</dc:creator>
              <dc:date>2007-04-23T17:40:00</dc:date>
            </office:change-info>
            <text:h text:style-name="P15" text:outline-level="2">c</text:h>
          </text:deletion>
        </text:changed-region>
        <text:changed-region text:id="ct111360256">
          <text:format-change>
            <office:change-info>
              <dc:creator>G V</dc:creator>
              <dc:date>2007-04-24T18:42:00</dc:date>
            </office:change-info>
          </text:format-change>
        </text:changed-region>
        <text:changed-region text:id="ct111361520">
          <text:deletion>
            <office:change-info>
              <dc:creator>G V</dc:creator>
              <dc:date>2007-04-25T20:20:00</dc:date>
            </office:change-info>
            <text:p text:style-name="P2">Only one NPC will be represented. It's will be here for testing purpose only and won't have any sensible impact on game play for now.</text:p>
          </text:deletion>
        </text:changed-region>
        <text:changed-region text:id="ct111361384">
          <text:insertion>
            <office:change-info>
              <dc:creator>G V</dc:creator>
              <dc:date>2007-04-25T20:20:00</dc:date>
            </office:change-info>
          </text:insertion>
        </text:changed-region>
        <text:changed-region text:id="ct111361248">
          <text:insertion>
            <office:change-info>
              <dc:creator>G V</dc:creator>
              <dc:date>2007-04-25T20:23:00</dc:date>
            </office:change-info>
          </text:insertion>
        </text:changed-region>
        <text:changed-region text:id="ct111361112">
          <text:insertion>
            <office:change-info>
              <dc:creator>G V</dc:creator>
              <dc:date>2007-04-25T21:16:00</dc:date>
            </office:change-info>
          </text:insertion>
        </text:changed-region>
        <text:changed-region text:id="ct111360976">
          <text:insertion>
            <office:change-info>
              <dc:creator>G V</dc:creator>
              <dc:date>2007-04-25T21:20:00</dc:date>
            </office:change-info>
          </text:insertion>
        </text:changed-region>
        <text:changed-region text:id="ct111360840">
          <text:insertion>
            <office:change-info>
              <dc:creator>G V</dc:creator>
              <dc:date>2007-04-25T20:21:00</dc:date>
            </office:change-info>
          </text:insertion>
        </text:changed-region>
        <text:changed-region text:id="ct111360704">
          <text:insertion>
            <office:change-info>
              <dc:creator>G V</dc:creator>
              <dc:date>2007-04-25T20:22:00</dc:date>
            </office:change-info>
          </text:insertion>
        </text:changed-region>
        <text:changed-region text:id="ct111360568">
          <text:deletion>
            <office:change-info>
              <dc:creator>G V</dc:creator>
              <dc:date>2007-04-25T20:21:00</dc:date>
            </office:change-info>
            <text:p text:style-name="P2"/>
            <text:p text:style-name="P2"/>
          </text:deletion>
        </text:changed-region>
        <text:changed-region text:id="ct111360464">
          <text:insertion>
            <office:change-info>
              <dc:creator>G V</dc:creator>
              <dc:date>2007-04-25T22:23:00</dc:date>
            </office:change-info>
          </text:insertion>
        </text:changed-region>
        <text:changed-region text:id="ct111360360">
          <text:deletion>
            <office:change-info>
              <dc:creator>G V</dc:creator>
              <dc:date>2007-04-25T20:52:00</dc:date>
            </office:change-info>
            <text:p text:style-name="P2">It'll be created at {1088; 352}. His sprite will have 32*32 dimensions.</text:p>
          </text:deletion>
        </text:changed-region>
        <text:changed-region text:id="ct111364760">
          <text:deletion>
            <office:change-info>
              <dc:creator>G V</dc:creator>
              <dc:date>2007-04-25T21:38:00</dc:date>
            </office:change-info>
            <text:p text:style-name="P2"/>
            <text:p text:style-name="P2"/>
          </text:deletion>
        </text:changed-region>
        <text:changed-region text:id="ct67797104">
          <text:deletion>
            <office:change-info>
              <dc:creator>G V</dc:creator>
              <dc:date>2007-04-25T20:55:00</dc:date>
            </office:change-info>
            <text:p text:style-name="P2">t will be able to move inside the city walls only. That means inside the Rect x=9*32, y=31*32, w=6*32, h=10*32) (editable via dev config file).</text:p>
          </text:deletion>
        </text:changed-region>
        <text:changed-region text:id="ct67805552">
          <text:deletion>
            <office:change-info>
              <dc:creator>G V</dc:creator>
              <dc:date>2007-04-25T21:38:00</dc:date>
            </office:change-info>
            <text:p text:style-name="P16"><text:s/>velocity will be 2px <text:s/>every 1000ms.</text:p>
          </text:deletion>
        </text:changed-region>
        <text:changed-region text:id="ct111365072">
          <text:deletion>
            <office:change-info>
              <dc:creator>G V</dc:creator>
              <dc:date>2007-04-25T20:57:00</dc:date>
            </office:change-info>
            <text:p text:style-name="P16">e</text:p>
          </text:deletion>
        </text:changed-region>
        <text:changed-region text:id="ct111364968">
          <text:deletion>
            <office:change-info>
              <dc:creator>G V</dc:creator>
              <dc:date>2007-04-25T21:38:00</dc:date>
            </office:change-info>
            <text:p text:style-name="P16">Ther</text:p>
          </text:deletion>
        </text:changed-region>
        <text:changed-region text:id="ct111364864">
          <text:deletion>
            <office:change-info>
              <dc:creator>G V</dc:creator>
              <dc:date>2007-04-25T21:17:00</dc:date>
            </office:change-info>
            <text:p text:style-name="P16">NPC, don't attack, move in all 8 directions, have no characteristics. </text:p>
          </text:deletion>
        </text:changed-region>
        <text:changed-region text:id="ct111377016">
          <text:insertion>
            <office:change-info>
              <dc:creator>G V</dc:creator>
              <dc:date>2007-04-25T21:37:00</dc:date>
            </office:change-info>
          </text:insertion>
        </text:changed-region>
        <text:changed-region text:id="ct111377568">
          <text:format-change>
            <office:change-info>
              <dc:creator>G V</dc:creator>
              <dc:date>2007-04-24T18:42:00</dc:date>
            </office:change-info>
          </text:format-change>
        </text:changed-region>
        <text:changed-region text:id="ct111378888">
          <text:insertion>
            <office:change-info>
              <dc:creator>G V</dc:creator>
              <dc:date>2007-04-23T17:08:00</dc:date>
            </office:change-info>
          </text:insertion>
        </text:changed-region>
        <text:changed-region text:id="ct111378752">
          <text:insertion>
            <office:change-info>
              <dc:creator>G V</dc:creator>
              <dc:date>2007-04-25T21:20:00</dc:date>
            </office:change-info>
          </text:insertion>
        </text:changed-region>
        <text:changed-region text:id="ct111378616">
          <text:deletion>
            <office:change-info>
              <dc:creator>G V</dc:creator>
              <dc:date>2007-04-25T21:38:00</dc:date>
            </office:change-info>
            <text:p text:style-name="P17">Monsters<text:span text:style-name="T2"> </text:span>move in all 8 directions randomly every 1000ms and have pixel based movements. The velocity of monsters are 2px per move daemon.</text:p>
            <text:p text:style-name="P17">Moves frequency will be managed via the 'dev config file and are handle via a daemon process.</text:p>
          </text:deletion>
        </text:changed-region>
        <text:changed-region text:id="ct111378480">
          <text:deletion>
            <office:change-info>
              <dc:creator>G V</dc:creator>
              <dc:date>2007-04-23T17:02:00</dc:date>
            </office:change-info>
            <text:p text:style-name="P8">are 32*32</text:p>
          </text:deletion>
        </text:changed-region>
        <text:changed-region text:id="ct111378344">
          <text:insertion>
            <office:change-info>
              <dc:creator>G V</dc:creator>
              <dc:date>2007-04-23T17:02:00</dc:date>
            </office:change-info>
          </text:insertion>
        </text:changed-region>
        <text:changed-region text:id="ct111378208">
          <text:insertion>
            <office:change-info>
              <dc:creator>G V</dc:creator>
              <dc:date>2007-04-23T17:03:00</dc:date>
            </office:change-info>
          </text:insertion>
        </text:changed-region>
        <text:changed-region text:id="ct111378072">
          <text:insertion>
            <office:change-info>
              <dc:creator>G V</dc:creator>
              <dc:date>2007-04-23T17:03:00</dc:date>
            </office:change-info>
          </text:insertion>
        </text:changed-region>
        <text:changed-region text:id="ct111377936">
          <text:deletion>
            <office:change-info>
              <dc:creator>G V</dc:creator>
              <dc:date>2007-04-23T17:03:00</dc:date>
            </office:change-info>
            <text:p text:style-name="P8">don't</text:p>
          </text:deletion>
        </text:changed-region>
        <text:changed-region text:id="ct111377832">
          <text:deletion>
            <office:change-info>
              <dc:creator>G V</dc:creator>
              <dc:date>2007-04-23T17:03:00</dc:date>
            </office:change-info>
            <text:p text:style-name="P8">ed</text:p>
          </text:deletion>
        </text:changed-region>
        <text:changed-region text:id="ct111377728">
          <text:insertion>
            <office:change-info>
              <dc:creator>G V</dc:creator>
              <dc:date>2007-04-23T17:03:00</dc:date>
            </office:change-info>
          </text:insertion>
        </text:changed-region>
        <text:changed-region text:id="ct111384736">
          <text:insertion>
            <office:change-info>
              <dc:creator>G V</dc:creator>
              <dc:date>2007-04-25T20:40:00</dc:date>
            </office:change-info>
          </text:insertion>
        </text:changed-region>
        <text:changed-region text:id="ct111384840">
          <text:deletion>
            <office:change-info>
              <dc:creator>G V</dc:creator>
              <dc:date>2007-04-25T20:38:00</dc:date>
            </office:change-info>
            <text:p text:style-name="P8"><text:span text:style-name="T2">.</text:span></text:p>
          </text:deletion>
        </text:changed-region>
        <text:changed-region text:id="ct111385904">
          <text:insertion>
            <office:change-info>
              <dc:creator>G V</dc:creator>
              <dc:date>2007-04-23T17:03:00</dc:date>
            </office:change-info>
          </text:insertion>
        </text:changed-region>
        <text:changed-region text:id="ct111386008">
          <text:deletion>
            <office:change-info>
              <dc:creator>G V</dc:creator>
              <dc:date>2007-04-23T17:03:00</dc:date>
            </office:change-info>
            <text:p text:style-name="P8">3</text:p>
          </text:deletion>
        </text:changed-region>
        <text:changed-region text:id="ct111386112">
          <text:insertion>
            <office:change-info>
              <dc:creator>G V</dc:creator>
              <dc:date>2007-04-25T13:10:00</dc:date>
            </office:change-info>
          </text:insertion>
        </text:changed-region>
        <text:changed-region text:id="ct111387040">
          <text:deletion>
            <office:change-info>
              <dc:creator>G V</dc:creator>
              <dc:date>2007-04-23T17:08:00</dc:date>
            </office:change-info>
            <text:p text:style-name="P8">There will be 2 monsters type with their own general sprite: skeletons and worms</text:p>
          </text:deletion>
        </text:changed-region>
        <text:changed-region text:id="ct111387960">
          <text:deletion>
            <office:change-info>
              <dc:creator>G V</dc:creator>
              <dc:date>2007-04-25T13:10:00</dc:date>
            </office:change-info>
            <text:p text:style-name="P8">Each type will have their own life and and armor characteristic in <text:span text:style-name="T2">dev config file</text:span>. Armor value will be set to 0 for now and life to 100.</text:p>
          </text:deletion>
        </text:changed-region>
        <text:changed-region text:id="ct111388920">
          <text:insertion>
            <office:change-info>
              <dc:creator>G V</dc:creator>
              <dc:date>2007-04-25T13:11:00</dc:date>
            </office:change-info>
          </text:insertion>
        </text:changed-region>
        <text:changed-region text:id="ct111389064">
          <text:deletion>
            <office:change-info>
              <dc:creator>G V</dc:creator>
              <dc:date>2007-04-25T13:11:00</dc:date>
            </office:change-info>
            <text:p text:style-name="P8">Their</text:p>
          </text:deletion>
        </text:changed-region>
        <text:changed-region text:id="ct111390192">
          <text:deletion>
            <office:change-info>
              <dc:creator>G V</dc:creator>
              <dc:date>2007-04-25T13:11:00</dc:date>
            </office:change-info>
            <text:p text:style-name="P8">that can be change inside dev config file. It's value is</text:p>
          </text:deletion>
        </text:changed-region>
        <text:changed-region text:id="ct111390336">
          <text:insertion>
            <office:change-info>
              <dc:creator>G V</dc:creator>
              <dc:date>2007-04-25T13:11:00</dc:date>
            </office:change-info>
          </text:insertion>
        </text:changed-region>
        <text:changed-region text:id="ct111390440">
          <text:insertion>
            <office:change-info>
              <dc:creator>G V</dc:creator>
              <dc:date>2007-04-25T12:54:00</dc:date>
            </office:change-info>
          </text:insertion>
        </text:changed-region>
        <text:changed-region text:id="ct67817184">
          <text:deletion>
            <office:change-info>
              <dc:creator>G V</dc:creator>
              <dc:date>2007-04-25T12:54:00</dc:date>
            </office:change-info>
            <text:p text:style-name="P8">0000</text:p>
          </text:deletion>
        </text:changed-region>
        <text:changed-region text:id="ct111390544">
          <text:deletion>
            <office:change-info>
              <dc:creator>G V</dc:creator>
              <dc:date>2007-04-25T12:51:00</dc:date>
            </office:change-info>
            <text:p text:style-name="P8">1</text:p>
          </text:deletion>
        </text:changed-region>
        <text:changed-region text:id="ct111393952">
          <text:insertion>
            <office:change-info>
              <dc:creator>G V</dc:creator>
              <dc:date>2007-04-25T12:51:00</dc:date>
            </office:change-info>
          </text:insertion>
        </text:changed-region>
        <text:changed-region text:id="ct111395200">
          <text:insertion>
            <office:change-info>
              <dc:creator>G V</dc:creator>
              <dc:date>2007-04-25T12:52:00</dc:date>
            </office:change-info>
          </text:insertion>
        </text:changed-region>
        <text:changed-region text:id="ct111395856">
          <text:insertion>
            <office:change-info>
              <dc:creator>G V</dc:creator>
              <dc:date>2007-04-25T12:54:00</dc:date>
            </office:change-info>
          </text:insertion>
        </text:changed-region>
        <text:changed-region text:id="ct111396488">
          <text:insertion>
            <office:change-info>
              <dc:creator>G V</dc:creator>
              <dc:date>2007-04-25T20:46:00</dc:date>
            </office:change-info>
          </text:insertion>
        </text:changed-region>
        <text:changed-region text:id="ct111396592">
          <text:deletion>
            <office:change-info>
              <dc:creator>G V</dc:creator>
              <dc:date>2007-04-25T20:46:00</dc:date>
            </office:change-info>
            <text:p text:style-name="P8">will be</text:p>
          </text:deletion>
        </text:changed-region>
        <text:changed-region text:id="ct111398808">
          <text:format-change>
            <office:change-info>
              <dc:creator>G V</dc:creator>
              <dc:date>2007-04-25T12:50:00</dc:date>
            </office:change-info>
          </text:format-change>
        </text:changed-region>
        <text:changed-region text:id="ct111398960">
          <text:insertion>
            <office:change-info>
              <dc:creator>G V</dc:creator>
              <dc:date>2007-04-25T20:42:00</dc:date>
            </office:change-info>
          </text:insertion>
        </text:changed-region>
        <text:changed-region text:id="ct111399104">
          <text:format-change>
            <office:change-info>
              <dc:creator>G V</dc:creator>
              <dc:date>2007-04-25T12:50:00</dc:date>
            </office:change-info>
          </text:format-change>
        </text:changed-region>
        <text:changed-region text:id="ct111399208">
          <text:insertion>
            <office:change-info>
              <dc:creator>G V</dc:creator>
              <dc:date>2007-04-25T20:42:00</dc:date>
            </office:change-info>
          </text:insertion>
        </text:changed-region>
        <text:changed-region text:id="ct111399312">
          <text:deletion>
            <office:change-info>
              <dc:creator>G V</dc:creator>
              <dc:date>2007-04-25T20:42:00</dc:date>
            </office:change-info>
            <text:p text:style-name="P17">(</text:p>
          </text:deletion>
        </text:changed-region>
        <text:changed-region text:id="ct111399416">
          <text:format-change>
            <office:change-info>
              <dc:creator>G V</dc:creator>
              <dc:date>2007-04-25T12:50:00</dc:date>
            </office:change-info>
          </text:format-change>
        </text:changed-region>
        <text:changed-region text:id="ct111399520">
          <text:insertion>
            <office:change-info>
              <dc:creator>G V</dc:creator>
              <dc:date>2007-04-25T20:42:00</dc:date>
            </office:change-info>
          </text:insertion>
        </text:changed-region>
        <text:changed-region text:id="ct111399624">
          <text:deletion>
            <office:change-info>
              <dc:creator>G V</dc:creator>
              <dc:date>2007-04-25T20:42:00</dc:date>
            </office:change-info>
            <text:p text:style-name="P17">): monsters type 1 can be generated inside this area but monster type 2 can't</text:p>
          </text:deletion>
        </text:changed-region>
        <text:changed-region text:id="ct111401040">
          <text:format-change>
            <office:change-info>
              <dc:creator>G V</dc:creator>
              <dc:date>2007-04-25T12:50:00</dc:date>
            </office:change-info>
          </text:format-change>
        </text:changed-region>
        <text:changed-region text:id="ct111401184">
          <text:insertion>
            <office:change-info>
              <dc:creator>G V</dc:creator>
              <dc:date>2007-04-25T20:42:00</dc:date>
            </office:change-info>
          </text:insertion>
        </text:changed-region>
        <text:changed-region text:id="ct111401288">
          <text:format-change>
            <office:change-info>
              <dc:creator>G V</dc:creator>
              <dc:date>2007-04-25T12:50:00</dc:date>
            </office:change-info>
          </text:format-change>
        </text:changed-region>
        <text:changed-region text:id="ct111401392">
          <text:insertion>
            <office:change-info>
              <dc:creator>G V</dc:creator>
              <dc:date>2007-04-25T20:42:00</dc:date>
            </office:change-info>
          </text:insertion>
        </text:changed-region>
        <text:changed-region text:id="ct111401496">
          <text:deletion>
            <office:change-info>
              <dc:creator>G V</dc:creator>
              <dc:date>2007-04-25T20:42:00</dc:date>
            </office:change-info>
            <text:p text:style-name="P17">(</text:p>
          </text:deletion>
        </text:changed-region>
        <text:changed-region text:id="ct111401600">
          <text:format-change>
            <office:change-info>
              <dc:creator>G V</dc:creator>
              <dc:date>2007-04-25T12:50:00</dc:date>
            </office:change-info>
          </text:format-change>
        </text:changed-region>
        <text:changed-region text:id="ct111401704">
          <text:insertion>
            <office:change-info>
              <dc:creator>G V</dc:creator>
              <dc:date>2007-04-25T20:42:00</dc:date>
            </office:change-info>
          </text:insertion>
        </text:changed-region>
        <text:changed-region text:id="ct111401808">
          <text:deletion>
            <office:change-info>
              <dc:creator>G V</dc:creator>
              <dc:date>2007-04-25T20:42:00</dc:date>
            </office:change-info>
            <text:p text:style-name="P17">): no monsters type can be generated here</text:p>
          </text:deletion>
        </text:changed-region>
        <text:changed-region text:id="ct111402376">
          <text:format-change>
            <office:change-info>
              <dc:creator>G V</dc:creator>
              <dc:date>2007-04-25T12:50:00</dc:date>
            </office:change-info>
          </text:format-change>
        </text:changed-region>
        <text:changed-region text:id="ct111402520">
          <text:insertion>
            <office:change-info>
              <dc:creator>G V</dc:creator>
              <dc:date>2007-04-25T20:42:00</dc:date>
            </office:change-info>
          </text:insertion>
        </text:changed-region>
        <text:changed-region text:id="ct111402624">
          <text:insertion>
            <office:change-info>
              <dc:creator>G V</dc:creator>
              <dc:date>2007-04-25T20:43:00</dc:date>
            </office:change-info>
          </text:insertion>
        </text:changed-region>
        <text:changed-region text:id="ct111402728">
          <text:deletion>
            <office:change-info>
              <dc:creator>G V</dc:creator>
              <dc:date>2007-04-25T20:42:00</dc:date>
            </office:change-info>
            <text:p text:style-name="P17"><text:s/>(</text:p>
          </text:deletion>
        </text:changed-region>
        <text:changed-region text:id="ct111402832">
          <text:format-change>
            <office:change-info>
              <dc:creator>G V</dc:creator>
              <dc:date>2007-04-25T12:50:00</dc:date>
            </office:change-info>
          </text:format-change>
        </text:changed-region>
        <text:changed-region text:id="ct111402936">
          <text:insertion>
            <office:change-info>
              <dc:creator>G V</dc:creator>
              <dc:date>2007-04-25T20:43:00</dc:date>
            </office:change-info>
          </text:insertion>
        </text:changed-region>
        <text:changed-region text:id="ct111403040">
          <text:deletion>
            <office:change-info>
              <dc:creator>G V</dc:creator>
              <dc:date>2007-04-25T20:43:00</dc:date>
            </office:change-info>
            <text:p text:style-name="P17">): all monsters type can be generated here</text:p>
          </text:deletion>
        </text:changed-region>
        <text:changed-region text:id="ct111403552">
          <text:format-change>
            <office:change-info>
              <dc:creator>G V</dc:creator>
              <dc:date>2007-04-25T12:50:00</dc:date>
            </office:change-info>
          </text:format-change>
        </text:changed-region>
        <text:changed-region text:id="ct111403656">
          <text:insertion>
            <office:change-info>
              <dc:creator>G V</dc:creator>
              <dc:date>2007-04-25T20:42:00</dc:date>
            </office:change-info>
          </text:insertion>
        </text:changed-region>
        <text:changed-region text:id="ct111403760">
          <text:insertion>
            <office:change-info>
              <dc:creator>G V</dc:creator>
              <dc:date>2007-04-25T20:43:00</dc:date>
            </office:change-info>
          </text:insertion>
        </text:changed-region>
        <text:changed-region text:id="ct111403864">
          <text:deletion>
            <office:change-info>
              <dc:creator>G V</dc:creator>
              <dc:date>2007-04-25T20:42:00</dc:date>
            </office:change-info>
            <text:p text:style-name="P17">7</text:p>
          </text:deletion>
        </text:changed-region>
        <text:changed-region text:id="ct67823696">
          <text:format-change>
            <office:change-info>
              <dc:creator>G V</dc:creator>
              <dc:date>2007-04-25T12:50:00</dc:date>
            </office:change-info>
          </text:format-change>
        </text:changed-region>
        <text:changed-region text:id="ct111403968">
          <text:insertion>
            <office:change-info>
              <dc:creator>G V</dc:creator>
              <dc:date>2007-04-25T20:43:00</dc:date>
            </office:change-info>
          </text:insertion>
        </text:changed-region>
        <text:changed-region text:id="ct111404072">
          <text:deletion>
            <office:change-info>
              <dc:creator>G V</dc:creator>
              <dc:date>2007-04-25T20:43:00</dc:date>
            </office:change-info>
            <text:p text:style-name="P17">(</text:p>
          </text:deletion>
        </text:changed-region>
        <text:changed-region text:id="ct111404176">
          <text:format-change>
            <office:change-info>
              <dc:creator>G V</dc:creator>
              <dc:date>2007-04-25T12:50:00</dc:date>
            </office:change-info>
          </text:format-change>
        </text:changed-region>
        <text:changed-region text:id="ct111404280">
          <text:deletion>
            <office:change-info>
              <dc:creator>G V</dc:creator>
              <dc:date>2007-04-25T20:43:00</dc:date>
            </office:change-info>
            <text:p text:style-name="P17">)</text:p>
          </text:deletion>
        </text:changed-region>
        <text:changed-region text:id="ct111404384">
          <text:insertion>
            <office:change-info>
              <dc:creator>G V</dc:creator>
              <dc:date>2007-04-25T20:43:00</dc:date>
            </office:change-info>
          </text:insertion>
        </text:changed-region>
        <text:changed-region text:id="ct111404488">
          <text:deletion>
            <office:change-info>
              <dc:creator>G V</dc:creator>
              <dc:date>2007-04-25T20:43:00</dc:date>
            </office:change-info>
            <text:p text:style-name="P17">: monsters type 2 can be generated inside this area but monster type 1 can't</text:p>
          </text:deletion>
        </text:changed-region>
        <text:changed-region text:id="ct111405000">
          <text:insertion>
            <office:change-info>
              <dc:creator>G V</dc:creator>
              <dc:date>2007-04-23T19:45:00</dc:date>
            </office:change-info>
          </text:insertion>
        </text:changed-region>
        <text:changed-region text:id="ct111407896">
          <text:insertion>
            <office:change-info>
              <dc:creator>G V</dc:creator>
              <dc:date>2007-04-25T20:37:00</dc:date>
            </office:change-info>
          </text:insertion>
        </text:changed-region>
        <text:changed-region text:id="ct111413928">
          <text:insertion>
            <office:change-info>
              <dc:creator>G V</dc:creator>
              <dc:date>2007-04-25T21:03:00</dc:date>
            </office:change-info>
          </text:insertion>
        </text:changed-region>
        <text:changed-region text:id="ct111406736">
          <text:insertion>
            <office:change-info>
              <dc:creator>G V</dc:creator>
              <dc:date>2007-04-25T20:40:00</dc:date>
            </office:change-info>
          </text:insertion>
        </text:changed-region>
        <text:changed-region text:id="ct111406840">
          <text:insertion>
            <office:change-info>
              <dc:creator>G V</dc:creator>
              <dc:date>2007-04-25T20:42:00</dc:date>
            </office:change-info>
          </text:insertion>
        </text:changed-region>
        <text:changed-region text:id="ct111406944">
          <text:insertion>
            <office:change-info>
              <dc:creator>G V</dc:creator>
              <dc:date>2007-04-25T22:22:00</dc:date>
            </office:change-info>
          </text:insertion>
        </text:changed-region>
        <text:changed-region text:id="ct111407080">
          <text:insertion>
            <office:change-info>
              <dc:creator>G V</dc:creator>
              <dc:date>2007-04-25T21:15:00</dc:date>
            </office:change-info>
          </text:insertion>
        </text:changed-region>
        <text:changed-region text:id="ct111422952">
          <text:insertion>
            <office:change-info>
              <dc:creator>G V</dc:creator>
              <dc:date>2007-04-25T21:21:00</dc:date>
            </office:change-info>
          </text:insertion>
        </text:changed-region>
        <text:changed-region text:id="ct111422816">
          <text:insertion>
            <office:change-info>
              <dc:creator>G V</dc:creator>
              <dc:date>2007-04-25T21:22:00</dc:date>
            </office:change-info>
          </text:insertion>
        </text:changed-region>
        <text:changed-region text:id="ct111422680">
          <text:insertion>
            <office:change-info>
              <dc:creator>G V</dc:creator>
              <dc:date>2007-04-25T21:46:00</dc:date>
            </office:change-info>
          </text:insertion>
        </text:changed-region>
        <text:changed-region text:id="ct111422544">
          <text:insertion>
            <office:change-info>
              <dc:creator>G V</dc:creator>
              <dc:date>2007-04-25T21:49:00</dc:date>
            </office:change-info>
          </text:insertion>
        </text:changed-region>
        <text:changed-region text:id="ct111422408">
          <text:insertion>
            <office:change-info>
              <dc:creator>G V</dc:creator>
              <dc:date>2007-04-25T21:50:00</dc:date>
            </office:change-info>
          </text:insertion>
        </text:changed-region>
        <text:changed-region text:id="ct111407760">
          <text:insertion>
            <office:change-info>
              <dc:creator>G V</dc:creator>
              <dc:date>2007-04-25T21:51:00</dc:date>
            </office:change-info>
          </text:insertion>
        </text:changed-region>
        <text:changed-region text:id="ct111407624">
          <text:insertion>
            <office:change-info>
              <dc:creator>G V</dc:creator>
              <dc:date>2007-04-24T20:09:00</dc:date>
            </office:change-info>
          </text:insertion>
        </text:changed-region>
        <text:changed-region text:id="ct111425224">
          <text:deletion>
            <office:change-info>
              <dc:creator>G V</dc:creator>
              <dc:date>2007-04-25T21:51:00</dc:date>
            </office:change-info>
            <text:p text:style-name="P3"><text:s/>only with predefined keys</text:p>
          </text:deletion>
        </text:changed-region>
        <text:changed-region text:id="ct111425120">
          <text:insertion>
            <office:change-info>
              <dc:creator>G V</dc:creator>
              <dc:date>2007-04-25T21:51:00</dc:date>
            </office:change-info>
          </text:insertion>
        </text:changed-region>
        <text:changed-region text:id="ct111425016">
          <text:insertion>
            <office:change-info>
              <dc:creator>G V</dc:creator>
              <dc:date>2007-04-25T21:45:00</dc:date>
            </office:change-info>
          </text:insertion>
        </text:changed-region>
        <text:changed-region text:id="ct111424912">
          <text:format-change>
            <office:change-info>
              <dc:creator>G V</dc:creator>
              <dc:date>2007-04-25T21:45:00</dc:date>
            </office:change-info>
          </text:format-change>
        </text:changed-region>
        <text:changed-region text:id="ct111424808">
          <text:insertion>
            <office:change-info>
              <dc:creator>G V</dc:creator>
              <dc:date>2007-04-25T21:44:00</dc:date>
            </office:change-info>
          </text:insertion>
        </text:changed-region>
        <text:changed-region text:id="ct111424704">
          <text:deletion>
            <office:change-info>
              <dc:creator>G V</dc:creator>
              <dc:date>2007-04-25T21:44:00</dc:date>
            </office:change-info>
            <text:p text:style-name="P18"><text:span text:style-name="T3">;</text:span></text:p>
          </text:deletion>
        </text:changed-region>
        <text:changed-region text:id="ct111424600">
          <text:format-change>
            <office:change-info>
              <dc:creator>G V</dc:creator>
              <dc:date>2007-04-25T21:45:00</dc:date>
            </office:change-info>
          </text:format-change>
        </text:changed-region>
        <text:changed-region text:id="ct111427896">
          <text:deletion>
            <office:change-info>
              <dc:creator>G V</dc:creator>
              <dc:date>2007-04-25T21:44:00</dc:date>
            </office:change-info>
            <text:p text:style-name="P18"><text:span text:style-name="T3">: Num* or Right Shift.</text:span></text:p>
          </text:deletion>
        </text:changed-region>
        <text:changed-region text:id="ct111427792">
          <text:deletion>
            <office:change-info>
              <dc:creator>G V</dc:creator>
              <dc:date>2007-04-25T21:43:00</dc:date>
            </office:change-info>
            <text:p text:style-name="P18"><text:span text:style-name="T3">Melee</text:span></text:p>
          </text:deletion>
        </text:changed-region>
        <text:changed-region text:id="ct111407488">
          <text:deletion>
            <office:change-info>
              <dc:creator>G V</dc:creator>
              <dc:date>2007-04-25T21:44:00</dc:date>
            </office:change-info>
            <text:p text:style-name="P18"><text:span text:style-name="T3"><text:s/>and </text:span></text:p>
          </text:deletion>
        </text:changed-region>
        <text:changed-region text:id="ct111407352">
          <text:deletion>
            <office:change-info>
              <dc:creator>G V</dc:creator>
              <dc:date>2007-04-25T21:43:00</dc:date>
            </office:change-info>
            <text:p text:style-name="P18"><text:span text:style-name="T3">Distant</text:span></text:p>
          </text:deletion>
        </text:changed-region>
        <text:changed-region text:id="ct111407216">
          <text:deletion>
            <office:change-info>
              <dc:creator>G V</dc:creator>
              <dc:date>2007-04-25T21:44:00</dc:date>
            </office:change-info>
            <text:p text:style-name="P18"><text:span text:style-name="T3">Attack: Num/ or Right Ctrl; Change Attack Style Between </text:span></text:p>
          </text:deletion>
        </text:changed-region>
        <text:changed-region text:id="ct111428232">
          <text:format-change>
            <office:change-info>
              <dc:creator>G V</dc:creator>
              <dc:date>2007-04-25T21:46:00</dc:date>
            </office:change-info>
          </text:format-change>
        </text:changed-region>
        <text:changed-region text:id="ct111428336">
          <text:deletion>
            <office:change-info>
              <dc:creator>G V</dc:creator>
              <dc:date>2007-04-25T22:09:00</dc:date>
            </office:change-info>
            <text:p text:style-name="P18"><text:span text:style-name="T3">.</text:span></text:p>
          </text:deletion>
        </text:changed-region>
        <text:changed-region text:id="ct111430480">
          <text:insertion>
            <office:change-info>
              <dc:creator>G V</dc:creator>
              <dc:date>2007-04-25T21:44:00</dc:date>
            </office:change-info>
          </text:insertion>
        </text:changed-region>
        <text:changed-region text:id="ct111433256">
          <text:insertion>
            <office:change-info>
              <dc:creator>G V</dc:creator>
              <dc:date>2007-04-25T21:45:00</dc:date>
            </office:change-info>
          </text:insertion>
        </text:changed-region>
        <text:changed-region text:id="ct111436840">
          <text:insertion>
            <office:change-info>
              <dc:creator>G V</dc:creator>
              <dc:date>2007-04-25T21:41:00</dc:date>
            </office:change-info>
          </text:insertion>
        </text:changed-region>
        <text:changed-region text:id="ct111436944">
          <text:insertion>
            <office:change-info>
              <dc:creator>G V</dc:creator>
              <dc:date>2007-04-25T21:41:00</dc:date>
            </office:change-info>
          </text:insertion>
        </text:changed-region>
        <text:changed-region text:id="ct111437048">
          <text:insertion>
            <office:change-info>
              <dc:creator>G V</dc:creator>
              <dc:date>2007-04-25T21:42:00</dc:date>
            </office:change-info>
          </text:insertion>
        </text:changed-region>
        <text:changed-region text:id="ct67832200">
          <text:insertion>
            <office:change-info>
              <dc:creator>G V</dc:creator>
              <dc:date>2007-04-25T21:47:00</dc:date>
            </office:change-info>
          </text:insertion>
        </text:changed-region>
        <text:changed-region text:id="ct111437968">
          <text:insertion>
            <office:change-info>
              <dc:creator>G V</dc:creator>
              <dc:date>2007-04-25T21:49:00</dc:date>
            </office:change-info>
          </text:insertion>
        </text:changed-region>
        <text:changed-region text:id="ct111438072">
          <text:insertion>
            <office:change-info>
              <dc:creator>G V</dc:creator>
              <dc:date>2007-04-25T21:48:00</dc:date>
            </office:change-info>
          </text:insertion>
        </text:changed-region>
        <text:changed-region text:id="ct111438592">
          <text:deletion>
            <office:change-info>
              <dc:creator>G V</dc:creator>
              <dc:date>2007-04-25T21:49:00</dc:date>
            </office:change-info>
            <text:p text:style-name="P14">sing directional keys up and down and the Enter key you will be able to continue the game or leave the game. During this choice the game is not paused and continue in background. If you choose to leave, you'll leave the game, else you go back to the game.</text:p>
          </text:deletion>
        </text:changed-region>
        <text:changed-region text:id="ct111438488">
          <text:deletion>
            <office:change-info>
              <dc:creator>G V</dc:creator>
              <dc:date>2007-04-25T21:48:00</dc:date>
            </office:change-info>
            <text:p text:style-name="P14">and u</text:p>
          </text:deletion>
        </text:changed-region>
        <text:changed-region text:id="ct111438384">
          <text:deletion>
            <office:change-info>
              <dc:creator>G V</dc:creator>
              <dc:date>2007-04-25T21:49:00</dc:date>
            </office:change-info>
            <text:p text:style-name="P14">to close the game </text:p>
          </text:deletion>
        </text:changed-region>
        <text:changed-region text:id="ct111438280">
          <text:deletion>
            <office:change-info>
              <dc:creator>G V</dc:creator>
              <dc:date>2007-04-25T21:48:00</dc:date>
            </office:change-info>
            <text:p text:style-name="P14">want </text:p>
          </text:deletion>
        </text:changed-region>
        <text:changed-region text:id="ct111438176">
          <text:deletion>
            <office:change-info>
              <dc:creator>G V</dc:creator>
              <dc:date>2007-04-25T21:49:00</dc:date>
            </office:change-info>
            <text:p text:style-name="P14"><text:s/>you </text:p>
          </text:deletion>
        </text:changed-region>
        <text:changed-region text:id="ct67832392">
          <text:deletion>
            <office:change-info>
              <dc:creator>G V</dc:creator>
              <dc:date>2007-04-25T21:48:00</dc:date>
            </office:change-info>
            <text:p text:style-name="P14">ask if</text:p>
          </text:deletion>
        </text:changed-region>
        <text:changed-region text:id="ct67832072">
          <text:deletion>
            <office:change-info>
              <dc:creator>G V</dc:creator>
              <dc:date>2007-04-25T21:47:00</dc:date>
            </office:change-info>
            <text:p text:style-name="P14">Full Screen / Windows Mode, are available using the F11 key.</text:p>
          </text:deletion>
        </text:changed-region>
        <text:changed-region text:id="ct111440328">
          <text:deletion>
            <office:change-info>
              <dc:creator>G V</dc:creator>
              <dc:date>2007-04-25T21:46:00</dc:date>
            </office:change-info>
            <text:p text:style-name="P14">All these key will be defined inside user config file and so we'll be able to change them manually.</text:p>
          </text:deletion>
        </text:changed-region>
        <text:changed-region text:id="ct111442216">
          <text:insertion>
            <office:change-info>
              <dc:creator>G V</dc:creator>
              <dc:date>2007-04-24T20:07:00</dc:date>
            </office:change-info>
          </text:insertion>
        </text:changed-region>
        <text:changed-region text:id="ct111442080">
          <text:insertion>
            <office:change-info>
              <dc:creator>G V</dc:creator>
              <dc:date>2007-04-24T20:08:00</dc:date>
            </office:change-info>
          </text:insertion>
        </text:changed-region>
        <text:changed-region text:id="ct111441944">
          <text:insertion>
            <office:change-info>
              <dc:creator>G V</dc:creator>
              <dc:date>2007-04-24T20:09:00</dc:date>
            </office:change-info>
          </text:insertion>
        </text:changed-region>
        <text:changed-region text:id="ct111441808">
          <text:insertion>
            <office:change-info>
              <dc:creator>G V</dc:creator>
              <dc:date>2007-04-24T20:10:00</dc:date>
            </office:change-info>
          </text:insertion>
        </text:changed-region>
        <text:changed-region text:id="ct111441672">
          <text:insertion>
            <office:change-info>
              <dc:creator>G V</dc:creator>
              <dc:date>2007-04-24T20:11:00</dc:date>
            </office:change-info>
          </text:insertion>
        </text:changed-region>
        <text:changed-region text:id="ct111441536">
          <text:deletion>
            <office:change-info>
              <dc:creator>G V</dc:creator>
              <dc:date>2007-04-24T20:08:00</dc:date>
            </office:change-info>
            <text:p text:style-name="P14"/>
            <text:h text:style-name="P19" text:outline-level="1"/>
          </text:deletion>
        </text:changed-region>
        <text:changed-region text:id="ct111441400">
          <text:insertion>
            <office:change-info>
              <dc:creator>G V</dc:creator>
              <dc:date>2007-04-25T21:52:00</dc:date>
            </office:change-info>
          </text:insertion>
        </text:changed-region>
        <text:changed-region text:id="ct111470520">
          <text:insertion>
            <office:change-info>
              <dc:creator>G V</dc:creator>
              <dc:date>2007-04-24T18:45:00</dc:date>
            </office:change-info>
          </text:insertion>
        </text:changed-region>
        <text:changed-region text:id="ct111470384">
          <text:insertion>
            <office:change-info>
              <dc:creator>G V</dc:creator>
              <dc:date>2007-04-24T18:40:00</dc:date>
            </office:change-info>
          </text:insertion>
        </text:changed-region>
        <text:changed-region text:id="ct111502664">
          <text:insertion>
            <office:change-info>
              <dc:creator>G V</dc:creator>
              <dc:date>2007-04-24T19:42:00</dc:date>
            </office:change-info>
          </text:insertion>
        </text:changed-region>
        <text:changed-region text:id="ct111477512">
          <text:insertion>
            <office:change-info>
              <dc:creator>G V</dc:creator>
              <dc:date>2007-04-24T19:43:00</dc:date>
            </office:change-info>
          </text:insertion>
        </text:changed-region>
        <text:changed-region text:id="ct111469328">
          <text:insertion>
            <office:change-info>
              <dc:creator>G V</dc:creator>
              <dc:date>2007-04-24T19:44:00</dc:date>
            </office:change-info>
          </text:insertion>
        </text:changed-region>
        <text:changed-region text:id="ct111469432">
          <text:insertion>
            <office:change-info>
              <dc:creator>G V</dc:creator>
              <dc:date>2007-04-24T19:48:00</dc:date>
            </office:change-info>
          </text:insertion>
        </text:changed-region>
        <text:changed-region text:id="ct111469568">
          <text:insertion>
            <office:change-info>
              <dc:creator>G V</dc:creator>
              <dc:date>2007-04-24T19:45:00</dc:date>
            </office:change-info>
          </text:insertion>
        </text:changed-region>
        <text:changed-region text:id="ct111469704">
          <text:insertion>
            <office:change-info>
              <dc:creator>G V</dc:creator>
              <dc:date>2007-04-24T19:47:00</dc:date>
            </office:change-info>
          </text:insertion>
        </text:changed-region>
        <text:changed-region text:id="ct111469840">
          <text:insertion>
            <office:change-info>
              <dc:creator>G V</dc:creator>
              <dc:date>2007-04-24T19:46:00</dc:date>
            </office:change-info>
          </text:insertion>
        </text:changed-region>
        <text:changed-region text:id="ct111469976">
          <text:insertion>
            <office:change-info>
              <dc:creator>G V</dc:creator>
              <dc:date>2007-04-24T19:47:00</dc:date>
            </office:change-info>
          </text:insertion>
        </text:changed-region>
        <text:changed-region text:id="ct111470248">
          <text:deletion>
            <office:change-info>
              <dc:creator>G V</dc:creator>
              <dc:date>2007-04-24T19:46:00</dc:date>
            </office:change-info>
            <text:p text:style-name="P10">All animation's timers have default interval that can be changed inside dev config file.</text:p>
            <text:p text:style-name="P10"/>
            <text:p text:style-name="P10">There is also a number of frame for each animation stored in the same file.</text:p>
          </text:deletion>
        </text:changed-region>
        <text:changed-region text:id="ct111470112">
          <text:deletion>
            <office:change-info>
              <dc:creator>G V</dc:creator>
              <dc:date>2007-04-24T19:44:00</dc:date>
            </office:change-info>
            <text:p text:style-name="P10"/>
            <text:p text:style-name="P10"/>
          </text:deletion>
        </text:changed-region>
        <text:changed-region text:id="ct111508904">
          <text:deletion>
            <office:change-info>
              <dc:creator>G V</dc:creator>
              <dc:date>2007-04-23T11:49:00</dc:date>
            </office:change-info>
            <text:h text:style-name="P15" text:outline-level="2">Characters</text:h>
          </text:deletion>
        </text:changed-region>
        <text:changed-region text:id="ct111509048">
          <text:insertion>
            <office:change-info>
              <dc:creator>G V</dc:creator>
              <dc:date>2007-04-23T11:49:00</dc:date>
            </office:change-info>
          </text:insertion>
        </text:changed-region>
        <text:changed-region text:id="ct111510400">
          <text:deletion>
            <office:change-info>
              <dc:creator>G V</dc:creator>
              <dc:date>2007-04-23T11:49:00</dc:date>
            </office:change-info>
            <text:p text:style-name="P13">Attack animation are presented and tweaked to make animation fluid.</text:p>
            <text:p text:style-name="P20">It's the same for arrow movements.</text:p>
            <text:p text:style-name="P20"/>
            <text:p text:style-name="P20">Player's sword attack animation interval: 130ms</text:p>
            <text:p text:style-name="P20">Arrow movements interval: 17ms</text:p>
          </text:deletion>
        </text:changed-region>
        <text:changed-region text:id="ct111510264">
          <text:insertion>
            <office:change-info>
              <dc:creator>G V</dc:creator>
              <dc:date>2007-04-23T11:49:00</dc:date>
            </office:change-info>
          </text:insertion>
        </text:changed-region>
        <text:changed-region text:id="ct111510128">
          <text:deletion>
            <office:change-info>
              <dc:creator>G V</dc:creator>
              <dc:date>2007-04-24T19:10:00</dc:date>
            </office:change-info>
            <text:p text:style-name="P21"><text:span text:style-name="T4"/></text:p>
            <text:h text:style-name="P22" text:outline-level="2"><text:span text:style-name="T4"/></text:h>
          </text:deletion>
        </text:changed-region>
        <text:changed-region text:id="ct111509992">
          <text:format-change>
            <office:change-info>
              <dc:creator>G V</dc:creator>
              <dc:date>2007-04-25T23:16:00</dc:date>
            </office:change-info>
          </text:format-change>
        </text:changed-region>
        <text:changed-region text:id="ct111509856">
          <text:insertion>
            <office:change-info>
              <dc:creator>G V</dc:creator>
              <dc:date>2007-04-23T11:49:00</dc:date>
            </office:change-info>
          </text:insertion>
        </text:changed-region>
        <text:changed-region text:id="ct111521696">
          <text:deletion>
            <office:change-info>
              <dc:creator>G V</dc:creator>
              <dc:date>2007-04-24T19:01:00</dc:date>
            </office:change-info>
            <text:p text:style-name="P20">No animations for now.</text:p>
          </text:deletion>
        </text:changed-region>
        <text:changed-region text:id="ct111509720">
          <text:insertion>
            <office:change-info>
              <dc:creator>G V</dc:creator>
              <dc:date>2007-04-24T19:01:00</dc:date>
            </office:change-info>
          </text:insertion>
        </text:changed-region>
        <text:changed-region text:id="ct111524744">
          <text:insertion>
            <office:change-info>
              <dc:creator>G V</dc:creator>
              <dc:date>2007-04-24T19:24:00</dc:date>
            </office:change-info>
          </text:insertion>
        </text:changed-region>
        <text:changed-region text:id="ct111527080">
          <text:insertion>
            <office:change-info>
              <dc:creator>G V</dc:creator>
              <dc:date>2007-04-24T19:02:00</dc:date>
            </office:change-info>
          </text:insertion>
        </text:changed-region>
        <text:changed-region text:id="ct111509584">
          <text:insertion>
            <office:change-info>
              <dc:creator>G V</dc:creator>
              <dc:date>2007-04-24T19:14:00</dc:date>
            </office:change-info>
          </text:insertion>
        </text:changed-region>
        <text:changed-region text:id="ct111509448">
          <text:deletion>
            <office:change-info>
              <dc:creator>G V</dc:creator>
              <dc:date>2007-04-24T19:14:00</dc:date>
            </office:change-info>
            <text:p text:style-name="P23"/>
            <text:p text:style-name="P20"/>
          </text:deletion>
        </text:changed-region>
        <text:changed-region text:id="ct111509312">
          <text:insertion>
            <office:change-info>
              <dc:creator>G V</dc:creator>
              <dc:date>2007-04-24T19:16:00</dc:date>
            </office:change-info>
          </text:insertion>
        </text:changed-region>
        <text:changed-region text:id="ct111509208">
          <text:deletion>
            <office:change-info>
              <dc:creator>G V</dc:creator>
              <dc:date>2007-04-24T19:14:00</dc:date>
            </office:change-info>
            <text:p text:style-name="P23"><text:span text:style-name="T5"/></text:p>
            <text:h text:style-name="P24" text:outline-level="2"><text:span text:style-name="T5"/></text:h>
          </text:deletion>
        </text:changed-region>
        <text:changed-region text:id="ct111524128">
          <text:format-change>
            <office:change-info>
              <dc:creator>G V</dc:creator>
              <dc:date>2007-04-25T23:16:00</dc:date>
            </office:change-info>
          </text:format-change>
        </text:changed-region>
        <text:changed-region text:id="ct111524232">
          <text:deletion>
            <office:change-info>
              <dc:creator>G V</dc:creator>
              <dc:date>2007-04-23T11:49:00</dc:date>
            </office:change-info>
            <text:p text:style-name="P14">No animations for now.</text:p>
          </text:deletion>
        </text:changed-region>
        <text:changed-region text:id="ct111524336">
          <text:insertion>
            <office:change-info>
              <dc:creator>G V</dc:creator>
              <dc:date>2007-04-23T11:50:00</dc:date>
            </office:change-info>
          </text:insertion>
        </text:changed-region>
        <text:changed-region text:id="ct111533304">
          <text:insertion>
            <office:change-info>
              <dc:creator>G V</dc:creator>
              <dc:date>2007-04-23T11:49:00</dc:date>
            </office:change-info>
          </text:insertion>
        </text:changed-region>
        <text:changed-region text:id="ct111537824">
          <text:insertion>
            <office:change-info>
              <dc:creator>G V</dc:creator>
              <dc:date>2007-04-24T19:11:00</dc:date>
            </office:change-info>
          </text:insertion>
        </text:changed-region>
        <text:changed-region text:id="ct111524472">
          <text:insertion>
            <office:change-info>
              <dc:creator>G V</dc:creator>
              <dc:date>2007-04-24T19:12:00</dc:date>
            </office:change-info>
          </text:insertion>
        </text:changed-region>
        <text:changed-region text:id="ct111540608">
          <text:deletion>
            <office:change-info>
              <dc:creator>G V</dc:creator>
              <dc:date>2007-04-25T22:17:00</dc:date>
            </office:change-info>
            <text:list text:style-name="L3">
              <text:list-item>
                <text:list>
                  <text:list-item>
                    <text:list>
                      <text:list-item>
                        <text:h text:style-name="P25" text:outline-level="3">Rules</text:h>
                      </text:list-item>
                    </text:list>
                  </text:list-item>
                </text:list>
              </text:list-item>
            </text:list>
            <text:p text:style-name="P8">Player won't be able to go on Monster's square until they are dead.</text:p>
            <text:p text:style-name="P8">Monsters won't be able to go on Player's square.</text:p>
            <text:p text:style-name="P8">Monsters are not allowed to go</text:p>
            <text:p text:style-name="P8">No one leave the battlefield by the limits of the field.</text:p>
            <text:p text:style-name="P14">No one go on the status bar.</text:p>
          </text:deletion>
        </text:changed-region>
        <text:changed-region text:id="ct111533168">
          <text:deletion>
            <office:change-info>
              <dc:creator>G V</dc:creator>
              <dc:date>2007-04-23T11:51:00</dc:date>
            </office:change-info>
            <text:p text:style-name="P14"/>
            <text:p text:style-name="P14"/>
          </text:deletion>
        </text:changed-region>
        <text:changed-region text:id="ct111533032">
          <text:deletion>
            <office:change-info>
              <dc:creator>G V</dc:creator>
              <dc:date>2007-04-25T22:17:00</dc:date>
            </office:change-info>
            <text:p text:style-name="P14">.</text:p>
            <text:p text:style-name="P14"/>
            <text:p text:style-name="P14">Collision with the battlefield limit are managed too.</text:p>
            <text:p text:style-name="P14"/>
          </text:deletion>
        </text:changed-region>
        <text:changed-region text:id="ct111532896">
          <text:deletion>
            <office:change-info>
              <dc:creator>G V</dc:creator>
              <dc:date>2007-04-23T11:50:00</dc:date>
            </office:change-info>
            <text:p text:style-name="P14"><text:s/>per pixel</text:p>
          </text:deletion>
        </text:changed-region>
        <text:changed-region text:id="ct111532760">
          <text:deletion>
            <office:change-info>
              <dc:creator>G V</dc:creator>
              <dc:date>2007-04-25T22:17:00</dc:date>
            </office:change-info>
            <text:p text:style-name="P14">pixel</text:p>
          </text:deletion>
        </text:changed-region>
        <text:changed-region text:id="ct111532656">
          <text:deletion>
            <office:change-info>
              <dc:creator>G V</dc:creator>
              <dc:date>2007-04-23T11:51:00</dc:date>
            </office:change-info>
            <text:p text:style-name="P14">move </text:p>
          </text:deletion>
        </text:changed-region>
        <text:changed-region text:id="ct111532552">
          <text:deletion>
            <office:change-info>
              <dc:creator>G V</dc:creator>
              <dc:date>2007-04-25T22:17:00</dc:date>
            </office:change-info>
            <text:p text:style-name="P14"><text:s/>present as everyone now </text:p>
          </text:deletion>
        </text:changed-region>
        <text:changed-region text:id="ct111532448">
          <text:deletion>
            <office:change-info>
              <dc:creator>G V</dc:creator>
              <dc:date>2007-04-23T11:50:00</dc:date>
            </office:change-info>
            <text:p text:style-name="P14">will now be</text:p>
          </text:deletion>
        </text:changed-region>
        <text:changed-region text:id="ct111524608">
          <text:deletion>
            <office:change-info>
              <dc:creator>G V</dc:creator>
              <dc:date>2007-04-25T22:17:00</dc:date>
            </office:change-info>
            <text:p text:style-name="P14">Collisions</text:p>
            <text:p text:style-name="P14"/>
            <text:p text:style-name="P14">Collision are managed between all type: characters/monsters; characters/npcs, characters/battlefield, monsters/monsters, npcs/npcs, monsters/npcs, npcs/battlefield and monsters/battlefield.</text:p>
            <text:p text:style-name="P14"/>
            <text:p text:style-name="P14">Partial collisions </text:p>
          </text:deletion>
        </text:changed-region>
        <text:changed-region text:id="ct111550560">
          <text:insertion>
            <office:change-info>
              <dc:creator>G V</dc:creator>
              <dc:date>2007-04-25T23:02:00</dc:date>
            </office:change-info>
          </text:insertion>
        </text:changed-region>
        <text:changed-region text:id="ct111551864">
          <text:insertion>
            <office:change-info>
              <dc:creator>G V</dc:creator>
              <dc:date>2007-04-25T23:00:00</dc:date>
            </office:change-info>
          </text:insertion>
        </text:changed-region>
        <text:changed-region text:id="ct111558232">
          <text:deletion>
            <office:change-info>
              <dc:creator>G V</dc:creator>
              <dc:date>2007-04-23T11:51:00</dc:date>
            </office:change-info>
            <text:p text:style-name="P10">melee/distant</text:p>
          </text:deletion>
        </text:changed-region>
        <text:changed-region text:id="ct111550832">
          <text:insertion>
            <office:change-info>
              <dc:creator>G V</dc:creator>
              <dc:date>2007-04-23T11:51:00</dc:date>
            </office:change-info>
          </text:insertion>
        </text:changed-region>
        <text:changed-region text:id="ct111550936">
          <text:insertion>
            <office:change-info>
              <dc:creator>G V</dc:creator>
              <dc:date>2007-04-25T13:01:00</dc:date>
            </office:change-info>
          </text:insertion>
        </text:changed-region>
        <text:changed-region text:id="ct111551040">
          <text:insertion>
            <office:change-info>
              <dc:creator>G V</dc:creator>
              <dc:date>2007-04-25T13:02:00</dc:date>
            </office:change-info>
          </text:insertion>
        </text:changed-region>
        <text:changed-region text:id="ct111551144">
          <text:insertion>
            <office:change-info>
              <dc:creator>G V</dc:creator>
              <dc:date>2007-04-25T13:03:00</dc:date>
            </office:change-info>
          </text:insertion>
        </text:changed-region>
        <text:changed-region text:id="ct111551248">
          <text:deletion>
            <office:change-info>
              <dc:creator>G V</dc:creator>
              <dc:date>2007-04-25T13:03:00</dc:date>
            </office:change-info>
            <text:p text:style-name="P10"/>
            <text:p text:style-name="P10"/>
          </text:deletion>
        </text:changed-region>
        <text:changed-region text:id="ct111551352">
          <text:deletion>
            <office:change-info>
              <dc:creator>G V</dc:creator>
              <dc:date>2007-04-23T11:51:00</dc:date>
            </office:change-info>
            <text:p text:style-name="P10">will</text:p>
          </text:deletion>
        </text:changed-region>
        <text:changed-region text:id="ct111551456">
          <text:insertion>
            <office:change-info>
              <dc:creator>G V</dc:creator>
              <dc:date>2007-04-23T11:51:00</dc:date>
            </office:change-info>
          </text:insertion>
        </text:changed-region>
        <text:changed-region text:id="ct111551592">
          <text:deletion>
            <office:change-info>
              <dc:creator>G V</dc:creator>
              <dc:date>2007-04-23T11:51:00</dc:date>
            </office:change-info>
            <text:p text:style-name="P10">be </text:p>
          </text:deletion>
        </text:changed-region>
        <text:changed-region text:id="ct111551728">
          <text:insertion>
            <office:change-info>
              <dc:creator>G V</dc:creator>
              <dc:date>2007-04-25T22:45:00</dc:date>
            </office:change-info>
          </text:insertion>
        </text:changed-region>
        <text:changed-region text:id="ct111563648">
          <text:deletion>
            <office:change-info>
              <dc:creator>G V</dc:creator>
              <dc:date>2007-04-25T22:49:00</dc:date>
            </office:change-info>
            <text:p text:style-name="P10">Two games states are available: play and pause</text:p>
          </text:deletion>
        </text:changed-region>
        <text:changed-region text:id="ct122974472">
          <text:insertion>
            <office:change-info>
              <dc:creator>G V</dc:creator>
              <dc:date>2007-04-25T23:34:00</dc:date>
            </office:change-info>
          </text:insertion>
        </text:changed-region>
        <text:changed-region text:id="ct111563376">
          <text:insertion>
            <office:change-info>
              <dc:creator>G V</dc:creator>
              <dc:date>2007-04-25T22:45:00</dc:date>
            </office:change-info>
          </text:insertion>
        </text:changed-region>
        <text:changed-region text:id="ct111563240">
          <text:deletion>
            <office:change-info>
              <dc:creator>G V</dc:creator>
              <dc:date>2007-04-25T22:45:00</dc:date>
            </office:change-info>
            <text:list text:style-name="L3" text:continue-numbering="true">
              <text:list-item>
                <text:list text:continue-numbering="true">
                  <text:list-item>
                    <text:h text:style-name="P26" text:outline-level="2"><text:span text:style-name="T6"/></text:h>
                  </text:list-item>
                </text:list>
              </text:list-item>
            </text:list>
            <text:p text:style-name="P27"><text:span text:style-name="T6"/></text:p>
          </text:deletion>
        </text:changed-region>
        <text:changed-region text:id="ct111566672">
          <text:insertion>
            <office:change-info>
              <dc:creator>G V</dc:creator>
              <dc:date>2007-04-25T22:47:00</dc:date>
            </office:change-info>
          </text:insertion>
        </text:changed-region>
        <text:changed-region text:id="ct111566568">
          <text:insertion>
            <office:change-info>
              <dc:creator>G V</dc:creator>
              <dc:date>2007-04-25T22:48:00</dc:date>
            </office:change-info>
          </text:insertion>
        </text:changed-region>
        <text:changed-region text:id="ct111566464">
          <text:insertion>
            <office:change-info>
              <dc:creator>G V</dc:creator>
              <dc:date>2007-04-25T22:45:00</dc:date>
            </office:change-info>
          </text:insertion>
        </text:changed-region>
        <text:changed-region text:id="ct111568664">
          <text:insertion>
            <office:change-info>
              <dc:creator>G V</dc:creator>
              <dc:date>2007-04-25T22:56:00</dc:date>
            </office:change-info>
          </text:insertion>
        </text:changed-region>
        <text:changed-region text:id="ct111568560">
          <text:insertion>
            <office:change-info>
              <dc:creator>G V</dc:creator>
              <dc:date>2007-04-25T22:57:00</dc:date>
            </office:change-info>
          </text:insertion>
        </text:changed-region>
        <text:changed-region text:id="ct111568456">
          <text:deletion>
            <office:change-info>
              <dc:creator>G V</dc:creator>
              <dc:date>2007-04-25T22:46:00</dc:date>
            </office:change-info>
            <text:p text:style-name="P28"/>
            <text:p text:style-name="P28"/>
          </text:deletion>
        </text:changed-region>
        <text:changed-region text:id="ct111562832">
          <text:insertion>
            <office:change-info>
              <dc:creator>G V</dc:creator>
              <dc:date>2007-04-25T22:45:00</dc:date>
            </office:change-info>
          </text:insertion>
        </text:changed-region>
        <text:changed-region text:id="ct111574144">
          <text:deletion>
            <office:change-info>
              <dc:creator>G V</dc:creator>
              <dc:date>2007-04-25T22:54:00</dc:date>
            </office:change-info>
            <text:p text:style-name="P10"/>
            <text:p text:style-name="P10"/>
          </text:deletion>
        </text:changed-region>
        <text:changed-region text:id="ct111574008">
          <text:insertion>
            <office:change-info>
              <dc:creator>G V</dc:creator>
              <dc:date>2007-04-25T22:58:00</dc:date>
            </office:change-info>
          </text:insertion>
        </text:changed-region>
        <text:changed-region text:id="ct111573872">
          <text:insertion>
            <office:change-info>
              <dc:creator>G V</dc:creator>
              <dc:date>2007-04-25T23:20:00</dc:date>
            </office:change-info>
          </text:insertion>
        </text:changed-region>
        <text:changed-region text:id="ct111573768">
          <text:insertion>
            <office:change-info>
              <dc:creator>G V</dc:creator>
              <dc:date>2007-04-23T21:04:00</dc:date>
            </office:change-info>
          </text:insertion>
        </text:changed-region>
        <text:changed-region text:id="ct111566360">
          <text:insertion>
            <office:change-info>
              <dc:creator>G V</dc:creator>
              <dc:date>2007-04-23T21:05:00</dc:date>
            </office:change-info>
          </text:insertion>
        </text:changed-region>
        <text:changed-region text:id="ct111566256">
          <text:deletion>
            <office:change-info>
              <dc:creator>G V</dc:creator>
              <dc:date>2007-04-25T22:46:00</dc:date>
            </office:change-info>
            <text:p text:style-name="P23"/>
            <text:p text:style-name="P23"/>
            <text:h text:style-name="P24" text:outline-level="2"/>
          </text:deletion>
        </text:changed-region>
        <text:changed-region text:id="ct111566152">
          <text:format-change>
            <office:change-info>
              <dc:creator>G V</dc:creator>
              <dc:date>2007-04-25T22:54:00</dc:date>
            </office:change-info>
          </text:format-change>
        </text:changed-region>
        <text:changed-region text:id="ct111562520">
          <text:insertion>
            <office:change-info>
              <dc:creator>G V</dc:creator>
              <dc:date>2007-04-25T22:46:00</dc:date>
            </office:change-info>
          </text:insertion>
        </text:changed-region>
        <text:changed-region text:id="ct111562624">
          <text:format-change>
            <office:change-info>
              <dc:creator>G V</dc:creator>
              <dc:date>2007-04-25T22:54:00</dc:date>
            </office:change-info>
          </text:format-change>
        </text:changed-region>
        <text:changed-region text:id="ct111562728">
          <text:deletion>
            <office:change-info>
              <dc:creator>G V</dc:creator>
              <dc:date>2007-04-23T21:05:00</dc:date>
            </office:change-info>
            <text:p text:style-name="P5">'ll</text:p>
          </text:deletion>
        </text:changed-region>
        <text:changed-region text:id="ct111579008">
          <text:insertion>
            <office:change-info>
              <dc:creator>G V</dc:creator>
              <dc:date>2007-04-23T21:06:00</dc:date>
            </office:change-info>
          </text:insertion>
        </text:changed-region>
        <text:changed-region text:id="ct111579112">
          <text:deletion>
            <office:change-info>
              <dc:creator>G V</dc:creator>
              <dc:date>2007-04-23T21:06:00</dc:date>
            </office:change-info>
            <text:p text:style-name="P5"><text:s/></text:p>
          </text:deletion>
        </text:changed-region>
        <text:changed-region text:id="ct111579216">
          <text:insertion>
            <office:change-info>
              <dc:creator>G V</dc:creator>
              <dc:date>2007-04-23T21:07:00</dc:date>
            </office:change-info>
          </text:insertion>
        </text:changed-region>
        <text:changed-region text:id="ct111579320">
          <text:deletion>
            <office:change-info>
              <dc:creator>G V</dc:creator>
              <dc:date>2007-04-23T21:06:00</dc:date>
            </office:change-info>
            <text:p text:style-name="P5">A</text:p>
          </text:deletion>
        </text:changed-region>
        <text:changed-region text:id="ct67872968">
          <text:insertion>
            <office:change-info>
              <dc:creator>G V</dc:creator>
              <dc:date>2007-04-23T21:07:00</dc:date>
            </office:change-info>
          </text:insertion>
        </text:changed-region>
        <text:changed-region text:id="ct111579424">
          <text:insertion>
            <office:change-info>
              <dc:creator>G V</dc:creator>
              <dc:date>2007-04-23T21:06:00</dc:date>
            </office:change-info>
          </text:insertion>
        </text:changed-region>
        <text:changed-region text:id="ct67873552">
          <text:insertion>
            <office:change-info>
              <dc:creator>G V</dc:creator>
              <dc:date>2007-04-23T21:07:00</dc:date>
            </office:change-info>
          </text:insertion>
        </text:changed-region>
        <text:changed-region text:id="ct111579528">
          <text:deletion>
            <office:change-info>
              <dc:creator>G V</dc:creator>
              <dc:date>2007-04-23T21:06:00</dc:date>
            </office:change-info>
            <text:p text:style-name="P5">containing </text:p>
          </text:deletion>
        </text:changed-region>
        <text:changed-region text:id="ct67873696">
          <text:insertion>
            <office:change-info>
              <dc:creator>G V</dc:creator>
              <dc:date>2007-04-23T21:05:00</dc:date>
            </office:change-info>
          </text:insertion>
        </text:changed-region>
        <text:changed-region text:id="ct111579632">
          <text:deletion>
            <office:change-info>
              <dc:creator>G V</dc:creator>
              <dc:date>2007-04-23T21:05:00</dc:date>
            </office:change-info>
            <text:p text:style-name="P5">and </text:p>
          </text:deletion>
        </text:changed-region>
        <text:changed-region text:id="ct111579736">
          <text:insertion>
            <office:change-info>
              <dc:creator>G V</dc:creator>
              <dc:date>2007-04-23T21:06:00</dc:date>
            </office:change-info>
          </text:insertion>
        </text:changed-region>
        <text:changed-region text:id="ct111579840">
          <text:deletion>
            <office:change-info>
              <dc:creator>G V</dc:creator>
              <dc:date>2007-04-23T21:07:00</dc:date>
            </office:change-info>
            <text:p text:style-name="P5">will be displayed</text:p>
          </text:deletion>
        </text:changed-region>
        <text:changed-region text:id="ct67874848">
          <text:insertion>
            <office:change-info>
              <dc:creator>G V</dc:creator>
              <dc:date>2007-04-23T21:08:00</dc:date>
            </office:change-info>
          </text:insertion>
        </text:changed-region>
        <text:changed-region text:id="ct111582144">
          <text:insertion>
            <office:change-info>
              <dc:creator>G V</dc:creator>
              <dc:date>2007-04-25T22:46:00</dc:date>
            </office:change-info>
          </text:insertion>
        </text:changed-region>
        <text:changed-region text:id="ct111583376">
          <text:insertion>
            <office:change-info>
              <dc:creator>G V</dc:creator>
              <dc:date>2007-04-25T22:49:00</dc:date>
            </office:change-info>
          </text:insertion>
        </text:changed-region>
        <text:changed-region text:id="ct111583240">
          <text:insertion>
            <office:change-info>
              <dc:creator>G V</dc:creator>
              <dc:date>2007-04-25T22:50:00</dc:date>
            </office:change-info>
          </text:insertion>
        </text:changed-region>
        <text:changed-region text:id="ct111583104">
          <text:insertion>
            <office:change-info>
              <dc:creator>G V</dc:creator>
              <dc:date>2007-04-25T22:51:00</dc:date>
            </office:change-info>
          </text:insertion>
        </text:changed-region>
        <text:changed-region text:id="ct111582968">
          <text:insertion>
            <office:change-info>
              <dc:creator>G V</dc:creator>
              <dc:date>2007-04-25T22:52:00</dc:date>
            </office:change-info>
          </text:insertion>
        </text:changed-region>
        <text:changed-region text:id="ct111582832">
          <text:insertion>
            <office:change-info>
              <dc:creator>G V</dc:creator>
              <dc:date>2007-04-25T22:53:00</dc:date>
            </office:change-info>
          </text:insertion>
        </text:changed-region>
        <text:changed-region text:id="ct111585712">
          <text:insertion>
            <office:change-info>
              <dc:creator>G V</dc:creator>
              <dc:date>2007-04-23T11:52:00</dc:date>
            </office:change-info>
          </text:insertion>
        </text:changed-region>
        <text:changed-region text:id="ct111585608">
          <text:deletion>
            <office:change-info>
              <dc:creator>G V</dc:creator>
              <dc:date>2007-04-23T11:52:00</dc:date>
            </office:change-info>
            <text:p text:style-name="P14">The screen definition will be 800*600 in 16b. No change will be available via interface but can be change manually using user config file.</text:p>
          </text:deletion>
        </text:changed-region>
        <text:changed-region text:id="ct111585504">
          <text:insertion>
            <office:change-info>
              <dc:creator>G V</dc:creator>
              <dc:date>2007-04-23T11:52:00</dc:date>
            </office:change-info>
          </text:insertion>
        </text:changed-region>
        <text:changed-region text:id="ct111585400">
          <text:insertion>
            <office:change-info>
              <dc:creator>G V</dc:creator>
              <dc:date>2007-04-23T11:52:00</dc:date>
            </office:change-info>
          </text:insertion>
        </text:changed-region>
        <text:changed-region text:id="ct111585296">
          <text:deletion>
            <office:change-info>
              <dc:creator>G V</dc:creator>
              <dc:date>2007-04-23T11:52:00</dc:date>
            </office:change-info>
            <text:p text:style-name="P14">32</text:p>
          </text:deletion>
        </text:changed-region>
        <text:changed-region text:id="ct111582248">
          <text:insertion>
            <office:change-info>
              <dc:creator>G V</dc:creator>
              <dc:date>2007-04-23T11:52:00</dc:date>
            </office:change-info>
          </text:insertion>
        </text:changed-region>
        <text:changed-region text:id="ct111582352">
          <text:deletion>
            <office:change-info>
              <dc:creator>G V</dc:creator>
              <dc:date>2007-04-23T11:52:00</dc:date>
            </office:change-info>
            <text:p text:style-name="P14">32</text:p>
          </text:deletion>
        </text:changed-region>
        <text:changed-region text:id="ct111582456">
          <text:deletion>
            <office:change-info>
              <dc:creator>G V</dc:creator>
              <dc:date>2007-04-23T11:52:00</dc:date>
            </office:change-info>
            <text:p text:style-name="P14">is used for </text:p>
          </text:deletion>
        </text:changed-region>
        <text:changed-region text:id="ct111582560">
          <text:insertion>
            <office:change-info>
              <dc:creator>G V</dc:creator>
              <dc:date>2007-04-23T11:52:00</dc:date>
            </office:change-info>
          </text:insertion>
        </text:changed-region>
        <text:changed-region text:id="ct111593312">
          <text:format-change>
            <office:change-info>
              <dc:creator>G V</dc:creator>
              <dc:date>2007-04-23T11:53:00</dc:date>
            </office:change-info>
          </text:format-change>
        </text:changed-region>
        <text:changed-region text:id="ct111593176">
          <text:insertion>
            <office:change-info>
              <dc:creator>G V</dc:creator>
              <dc:date>2007-04-23T11:53:00</dc:date>
            </office:change-info>
          </text:insertion>
        </text:changed-region>
        <text:changed-region text:id="ct111593040">
          <text:format-change>
            <office:change-info>
              <dc:creator>G V</dc:creator>
              <dc:date>2007-04-23T11:53:00</dc:date>
            </office:change-info>
          </text:format-change>
        </text:changed-region>
        <text:changed-region text:id="ct111592904">
          <text:deletion>
            <office:change-info>
              <dc:creator>G V</dc:creator>
              <dc:date>2007-04-23T11:53:00</dc:date>
            </office:change-info>
            <text:p text:style-name="P14">monster</text:p>
          </text:deletion>
        </text:changed-region>
        <text:changed-region text:id="ct111592800">
          <text:insertion>
            <office:change-info>
              <dc:creator>G V</dc:creator>
              <dc:date>2007-04-23T11:53:00</dc:date>
            </office:change-info>
          </text:insertion>
        </text:changed-region>
        <text:changed-region text:id="ct111592696">
          <text:format-change>
            <office:change-info>
              <dc:creator>G V</dc:creator>
              <dc:date>2007-04-23T11:53:00</dc:date>
            </office:change-info>
          </text:format-change>
        </text:changed-region>
        <text:changed-region text:id="ct111592592">
          <text:deletion>
            <office:change-info>
              <dc:creator>G V</dc:creator>
              <dc:date>2007-04-23T11:53:00</dc:date>
            </office:change-info>
            <text:p text:style-name="P14">the player's</text:p>
          </text:deletion>
        </text:changed-region>
        <text:changed-region text:id="ct111592488">
          <text:insertion>
            <office:change-info>
              <dc:creator>G V</dc:creator>
              <dc:date>2007-04-23T11:53:00</dc:date>
            </office:change-info>
          </text:insertion>
        </text:changed-region>
        <text:changed-region text:id="ct111592384">
          <text:format-change>
            <office:change-info>
              <dc:creator>G V</dc:creator>
              <dc:date>2007-04-23T11:53:00</dc:date>
            </office:change-info>
          </text:format-change>
        </text:changed-region>
        <text:changed-region text:id="ct111582696">
          <text:deletion>
            <office:change-info>
              <dc:creator>G V</dc:creator>
              <dc:date>2007-04-23T11:53:00</dc:date>
            </office:change-info>
            <text:p text:style-name="P14">the player</text:p>
          </text:deletion>
        </text:changed-region>
        <text:changed-region text:id="ct111596560">
          <text:insertion>
            <office:change-info>
              <dc:creator>G V</dc:creator>
              <dc:date>2007-04-23T11:53:00</dc:date>
            </office:change-info>
          </text:insertion>
        </text:changed-region>
        <text:changed-region text:id="ct111596664">
          <text:format-change>
            <office:change-info>
              <dc:creator>G V</dc:creator>
              <dc:date>2007-04-23T11:53:00</dc:date>
            </office:change-info>
          </text:format-change>
        </text:changed-region>
        <text:changed-region text:id="ct111596768">
          <text:insertion>
            <office:change-info>
              <dc:creator>G V</dc:creator>
              <dc:date>2007-04-23T11:53:00</dc:date>
            </office:change-info>
          </text:insertion>
        </text:changed-region>
        <text:changed-region text:id="ct67880496">
          <text:format-change>
            <office:change-info>
              <dc:creator>G V</dc:creator>
              <dc:date>2007-04-23T11:53:00</dc:date>
            </office:change-info>
          </text:format-change>
        </text:changed-region>
        <text:changed-region text:id="ct111598120">
          <text:insertion>
            <office:change-info>
              <dc:creator>G V</dc:creator>
              <dc:date>2007-04-23T11:53:00</dc:date>
            </office:change-info>
          </text:insertion>
        </text:changed-region>
        <text:changed-region text:id="ct111599064">
          <text:format-change>
            <office:change-info>
              <dc:creator>G V</dc:creator>
              <dc:date>2007-04-23T11:53:00</dc:date>
            </office:change-info>
          </text:format-change>
        </text:changed-region>
        <text:changed-region text:id="ct111599248">
          <text:insertion>
            <office:change-info>
              <dc:creator>G V</dc:creator>
              <dc:date>2007-04-23T11:54:00</dc:date>
            </office:change-info>
          </text:insertion>
        </text:changed-region>
        <text:changed-region text:id="ct111600192">
          <text:format-change>
            <office:change-info>
              <dc:creator>G V</dc:creator>
              <dc:date>2007-04-23T11:53:00</dc:date>
            </office:change-info>
          </text:format-change>
        </text:changed-region>
        <text:changed-region text:id="ct111600296">
          <text:insertion>
            <office:change-info>
              <dc:creator>G V</dc:creator>
              <dc:date>2007-04-23T11:54:00</dc:date>
            </office:change-info>
          </text:insertion>
        </text:changed-region>
        <text:changed-region text:id="ct111600400">
          <text:deletion>
            <office:change-info>
              <dc:creator>G V</dc:creator>
              <dc:date>2007-04-23T11:54:00</dc:date>
            </office:change-info>
            <text:p text:style-name="P29">Only wav format is allowed.</text:p>
          </text:deletion>
        </text:changed-region>
        <text:changed-region text:id="ct111602384">
          <text:deletion>
            <office:change-info>
              <dc:creator>G V</dc:creator>
              <dc:date>2007-04-23T17:20:00</dc:date>
            </office:change-info>
            <text:p text:style-name="P14">Time scores will be saved inside 'time_scores.txt' file with the date of the score.</text:p>
          </text:deletion>
        </text:changed-region>
        <text:changed-region text:id="ct111602248">
          <text:deletion>
            <office:change-info>
              <dc:creator>G V</dc:creator>
              <dc:date>2007-04-23T17:20:00</dc:date>
            </office:change-info>
            <text:p text:style-name="P14"/>
            <text:p text:style-name="P14"/>
          </text:deletion>
        </text:changed-region>
        <text:changed-region text:id="ct111602112">
          <text:insertion>
            <office:change-info>
              <dc:creator>G V</dc:creator>
              <dc:date>2007-04-23T17:19:00</dc:date>
            </office:change-info>
          </text:insertion>
        </text:changed-region>
        <text:changed-region text:id="ct111601976">
          <text:deletion>
            <office:change-info>
              <dc:creator>G V</dc:creator>
              <dc:date>2007-04-23T17:21:00</dc:date>
            </office:change-info>
            <text:p text:style-name="P14">A victory screen will be shown in case of victory summarizing numbers of killed and time used.</text:p>
          </text:deletion>
        </text:changed-region>
        <text:changed-region text:id="ct111601840">
          <text:insertion>
            <office:change-info>
              <dc:creator>G V</dc:creator>
              <dc:date>2007-04-23T17:19:00</dc:date>
            </office:change-info>
          </text:insertion>
        </text:changed-region>
        <text:changed-region text:id="ct111613856">
          <text:format-change>
            <office:change-info>
              <dc:creator>G V</dc:creator>
              <dc:date>2007-04-23T11:54:00</dc:date>
            </office:change-info>
          </text:format-change>
        </text:changed-region>
        <text:changed-region text:id="ct111614680">
          <text:insertion>
            <office:change-info>
              <dc:creator>G V</dc:creator>
              <dc:date>2007-04-23T11:54:00</dc:date>
            </office:change-info>
          </text:insertion>
        </text:changed-region>
        <text:changed-region text:id="ct122831752">
          <text:insertion>
            <office:change-info>
              <dc:creator>G V</dc:creator>
              <dc:date>2007-04-25T23:33:00</dc:date>
            </office:change-info>
          </text:insertion>
        </text:changed-region>
        <text:changed-region text:id="ct111616552">
          <text:format-change>
            <office:change-info>
              <dc:creator>G V</dc:creator>
              <dc:date>2007-04-23T11:54:00</dc:date>
            </office:change-info>
          </text:format-change>
        </text:changed-region>
        <text:changed-region text:id="ct111621912">
          <text:deletion>
            <office:change-info>
              <dc:creator>G V</dc:creator>
              <dc:date>2007-04-23T11:55:00</dc:date>
            </office:change-info>
            <text:p text:style-name="File_20_Description">800</text:p>
          </text:deletion>
        </text:changed-region>
        <text:changed-region text:id="ct111615520">
          <text:insertion>
            <office:change-info>
              <dc:creator>G V</dc:creator>
              <dc:date>2007-04-23T11:55:00</dc:date>
            </office:change-info>
          </text:insertion>
        </text:changed-region>
        <text:changed-region text:id="ct111615624">
          <text:insertion>
            <office:change-info>
              <dc:creator>G V</dc:creator>
              <dc:date>2007-04-23T11:55:00</dc:date>
            </office:change-info>
          </text:insertion>
        </text:changed-region>
        <text:changed-region text:id="ct111615728">
          <text:deletion>
            <office:change-info>
              <dc:creator>G V</dc:creator>
              <dc:date>2007-04-23T11:55:00</dc:date>
            </office:change-info>
            <text:p text:style-name="File_20_Description">600</text:p>
          </text:deletion>
        </text:changed-region>
        <text:changed-region text:id="ct122831856">
          <text:deletion>
            <office:change-info>
              <dc:creator>G V</dc:creator>
              <dc:date>2007-04-25T23:33:00</dc:date>
            </office:change-info>
            <text:list text:style-name="L4">
              <text:list-item>
                <text:list>
                  <text:list-item>
                    <text:list>
                      <text:list-item>
                        <text:h text:style-name="P30" text:outline-level="3">"Config/Anim_Config.ini"</text:h>
                      </text:list-item>
                    </text:list>
                  </text:list-item>
                </text:list>
              </text:list-item>
            </text:list>
            <text:p text:style-name="P14">This file contains options linked to animations.</text:p>
            <text:p text:style-name="P14">It contains intervals between animation frame and the number of frame for all animations.</text:p>
            <text:p text:style-name="P14"/>
            <text:p text:style-name="P14">Default file:</text:p>
            <text:p text:style-name="File_20_Description">#Animations timers (ms)</text:p>
            <text:p text:style-name="File_20_Description">PLAYER_MOVE_ANIMATION_INTERVAL = 150</text:p>
            <text:p text:style-name="File_20_Description">PLAYER_SWORD_ATTACK_ANIMATION_INTERVAL = 130</text:p>
            <text:p text:style-name="File_20_Description">PLAYER_BOW_ATTACK_ANIMATION_INTERVAL = 130</text:p>
            <text:p text:style-name="File_20_Description">PLAYER_ARROW_MOVE_ANIMATION_INTERVAL = 17</text:p>
            <text:p text:style-name="File_20_Description"/>
            <text:p text:style-name="File_20_Description">#Animations frame numbers</text:p>
            <text:p text:style-name="File_20_Description">PLAYER_SWORD_ATTACK_ANIMATION_FRAME = 3</text:p>
            <text:p text:style-name="File_20_Description">PLAYER_BOW_ATTACK_ANIMATION_FRAME = 3</text:p>
            <text:p text:style-name="File_20_Description">PLAYER_ARROW_ATTACK_ANIMATION_FRAME = 1</text:p>
            <text:list text:style-name="L5">
              <text:list-item>
                <text:list>
                  <text:list-item>
                    <text:list>
                      <text:list-item>
                        <text:h text:style-name="P31" text:outline-level="3">"Config/Daemons_Config.ini"</text:h>
                      </text:list-item>
                    </text:list>
                  </text:list-item>
                </text:list>
              </text:list-item>
            </text:list>
            <text:p text:style-name="P14">This file is designed to store all information regarding daemon processes.</text:p>
            <text:p text:style-name="P14">Contained options are interval between each daemon cycle.</text:p>
            <text:p text:style-name="P14"/>
            <text:p text:style-name="P14">Default file:</text:p>
            <text:p text:style-name="File_20_Description">#Daemons Intervals (must be &gt; 0 else timer class bug)</text:p>
            <text:p text:style-name="File_20_Description">MONSTERS_MOVEMENT_INTERVAL = 1000</text:p>
            <text:p text:style-name="File_20_Description">MONSTERS_GENERATION_INTERVAL = 10000</text:p>
            <text:p text:style-name="P32">NPCS_MOVEMENT_INTERVAL = 1000</text:p>
          </text:deletion>
        </text:changed-region>
        <text:changed-region text:id="ct111636568">
          <text:insertion>
            <office:change-info>
              <dc:creator>G V</dc:creator>
              <dc:date>2007-04-23T11:55:00</dc:date>
            </office:change-info>
          </text:insertion>
        </text:changed-region>
        <text:changed-region text:id="ct111636432">
          <text:deletion>
            <office:change-info>
              <dc:creator>G V</dc:creator>
              <dc:date>2007-04-23T11:55:00</dc:date>
            </office:change-info>
            <text:p text:style-name="File_20_Description">3</text:p>
          </text:deletion>
        </text:changed-region>
        <text:changed-region text:id="ct111636296">
          <text:deletion>
            <office:change-info>
              <dc:creator>G V</dc:creator>
              <dc:date>2007-04-23T11:55:00</dc:date>
            </office:change-info>
            <text:p text:style-name="File_20_Description">1280</text:p>
          </text:deletion>
        </text:changed-region>
        <text:changed-region text:id="ct111636160">
          <text:insertion>
            <office:change-info>
              <dc:creator>G V</dc:creator>
              <dc:date>2007-04-23T11:55:00</dc:date>
            </office:change-info>
          </text:insertion>
        </text:changed-region>
        <text:changed-region text:id="ct111636024">
          <text:deletion>
            <office:change-info>
              <dc:creator>G V</dc:creator>
              <dc:date>2007-04-23T11:55:00</dc:date>
            </office:change-info>
            <text:p text:style-name="File_20_Description">1280</text:p>
          </text:deletion>
        </text:changed-region>
        <text:changed-region text:id="ct111635888">
          <text:insertion>
            <office:change-info>
              <dc:creator>G V</dc:creator>
              <dc:date>2007-04-23T11:55:00</dc:date>
            </office:change-info>
          </text:insertion>
        </text:changed-region>
        <text:changed-region text:id="ct122833096">
          <text:insertion>
            <office:change-info>
              <dc:creator>G V</dc:creator>
              <dc:date>2007-04-25T23:27:00</dc:date>
            </office:change-info>
          </text:insertion>
        </text:changed-region>
        <text:changed-region text:id="ct122385872">
          <text:insertion>
            <office:change-info>
              <dc:creator>G V</dc:creator>
              <dc:date>2007-04-25T23:27:00</dc:date>
            </office:change-info>
          </text:insertion>
        </text:changed-region>
        <text:changed-region text:id="ct122386376">
          <text:deletion>
            <office:change-info>
              <dc:creator>G V</dc:creator>
              <dc:date>2007-04-25T23:27:00</dc:date>
            </office:change-info>
            <text:p text:style-name="P33">ini"</text:p>
          </text:deletion>
        </text:changed-region>
        <text:changed-region text:id="ct122403856">
          <text:deletion>
            <office:change-info>
              <dc:creator>G V</dc:creator>
              <dc:date>2007-04-25T23:31:00</dc:date>
            </office:change-info>
            <text:p text:style-name="P14">all</text:p>
          </text:deletion>
        </text:changed-region>
        <text:changed-region text:id="ct122151056">
          <text:insertion>
            <office:change-info>
              <dc:creator>G V</dc:creator>
              <dc:date>2007-04-25T23:31:00</dc:date>
            </office:change-info>
          </text:insertion>
        </text:changed-region>
        <text:changed-region text:id="ct122572720">
          <text:deletion>
            <office:change-info>
              <dc:creator>G V</dc:creator>
              <dc:date>2007-04-25T23:31:00</dc:date>
            </office:change-info>
            <text:p text:style-name="P14">ini</text:p>
          </text:deletion>
        </text:changed-region>
        <text:changed-region text:id="ct116734280">
          <text:insertion>
            <office:change-info>
              <dc:creator>G V</dc:creator>
              <dc:date>2007-04-25T23:31:00</dc:date>
            </office:change-info>
          </text:insertion>
        </text:changed-region>
        <text:changed-region text:id="ct122460096">
          <text:insertion>
            <office:change-info>
              <dc:creator>G V</dc:creator>
              <dc:date>2007-04-25T23:27:00</dc:date>
            </office:change-info>
          </text:insertion>
        </text:changed-region>
        <text:changed-region text:id="ct122465616">
          <text:deletion>
            <office:change-info>
              <dc:creator>G V</dc:creator>
              <dc:date>2007-04-25T23:27:00</dc:date>
            </office:change-info>
            <text:p text:style-name="P14">bmp</text:p>
          </text:deletion>
        </text:changed-region>
        <text:changed-region text:id="ct122569216">
          <text:deletion>
            <office:change-info>
              <dc:creator>G V</dc:creator>
              <dc:date>2007-04-25T23:31:00</dc:date>
            </office:change-info>
            <text:p text:style-name="P14">ini</text:p>
          </text:deletion>
        </text:changed-region>
        <text:changed-region text:id="ct122569320">
          <text:insertion>
            <office:change-info>
              <dc:creator>G V</dc:creator>
              <dc:date>2007-04-25T23:31:00</dc:date>
            </office:change-info>
          </text:insertion>
        </text:changed-region>
        <text:changed-region text:id="ct122465816">
          <text:insertion>
            <office:change-info>
              <dc:creator>G V</dc:creator>
              <dc:date>2007-04-25T23:27:00</dc:date>
            </office:change-info>
          </text:insertion>
        </text:changed-region>
        <text:changed-region text:id="ct122475352">
          <text:deletion>
            <office:change-info>
              <dc:creator>G V</dc:creator>
              <dc:date>2007-04-25T23:32:00</dc:date>
            </office:change-info>
            <text:p text:style-name="File_20_Description"/>
            <text:p text:style-name="P34"/>
          </text:deletion>
        </text:changed-region>
        <text:changed-region text:id="ct122459896">
          <text:insertion>
            <office:change-info>
              <dc:creator>G V</dc:creator>
              <dc:date>2007-04-25T23:28:00</dc:date>
            </office:change-info>
          </text:insertion>
        </text:changed-region>
        <text:changed-region text:id="ct67791664">
          <text:insertion>
            <office:change-info>
              <dc:creator>G V</dc:creator>
              <dc:date>2007-04-25T23:29:00</dc:date>
            </office:change-info>
          </text:insertion>
        </text:changed-region>
        <text:changed-region text:id="ct67804784">
          <text:insertion>
            <office:change-info>
              <dc:creator>G V</dc:creator>
              <dc:date>2007-04-25T23:30:00</dc:date>
            </office:change-info>
          </text:insertion>
        </text:changed-region>
        <text:changed-region text:id="ct123158280">
          <text:insertion>
            <office:change-info>
              <dc:creator>G V</dc:creator>
              <dc:date>2007-04-25T23:26:00</dc:date>
            </office:change-info>
          </text:insertion>
        </text:changed-region>
        <text:changed-region text:id="ct122833296">
          <text:deletion>
            <office:change-info>
              <dc:creator>G V</dc:creator>
              <dc:date>2007-04-25T23:26:00</dc:date>
            </office:change-info>
            <text:p text:style-name="P35">ini</text:p>
          </text:deletion>
        </text:changed-region>
        <text:changed-region text:id="ct67844480">
          <text:deletion>
            <office:change-info>
              <dc:creator>G V</dc:creator>
              <dc:date>2007-04-25T23:30:00</dc:date>
            </office:change-info>
            <text:p text:style-name="P14">ini</text:p>
          </text:deletion>
        </text:changed-region>
        <text:changed-region text:id="ct67844584">
          <text:insertion>
            <office:change-info>
              <dc:creator>G V</dc:creator>
              <dc:date>2007-04-25T23:30:00</dc:date>
            </office:change-info>
          </text:insertion>
        </text:changed-region>
        <text:changed-region text:id="ct122151256">
          <text:insertion>
            <office:change-info>
              <dc:creator>G V</dc:creator>
              <dc:date>2007-04-25T23:30:00</dc:date>
            </office:change-info>
          </text:insertion>
        </text:changed-region>
        <text:changed-region text:id="ct67844280">
          <text:deletion>
            <office:change-info>
              <dc:creator>G V</dc:creator>
              <dc:date>2007-04-25T23:30:00</dc:date>
            </office:change-info>
            <text:p text:style-name="P14">ni</text:p>
          </text:deletion>
        </text:changed-region>
        <text:changed-region text:id="ct188113280">
          <text:insertion>
            <office:change-info>
              <dc:creator>G V</dc:creator>
              <dc:date>2007-04-25T23:41:00</dc:date>
            </office:change-info>
          </text:insertion>
        </text:changed-region>
        <text:changed-region text:id="ct187742072">
          <text:insertion>
            <office:change-info>
              <dc:creator>G V</dc:creator>
              <dc:date>2007-04-25T23:39:00</dc:date>
            </office:change-info>
          </text:insertion>
        </text:changed-region>
        <text:changed-region text:id="ct187740968">
          <text:insertion>
            <office:change-info>
              <dc:creator>G V</dc:creator>
              <dc:date>2007-04-25T23:38:00</dc:date>
            </office:change-info>
          </text:insertion>
        </text:changed-region>
        <text:changed-region text:id="ct188105288">
          <text:deletion>
            <office:change-info>
              <dc:creator>G V</dc:creator>
              <dc:date>2007-04-25T23:39:00</dc:date>
            </office:change-info>
            <text:p text:style-name="P14">s</text:p>
          </text:deletion>
        </text:changed-region>
        <text:changed-region text:id="ct188108256">
          <text:insertion>
            <office:change-info>
              <dc:creator>G V</dc:creator>
              <dc:date>2007-04-25T23:39:00</dc:date>
            </office:change-info>
          </text:insertion>
        </text:changed-region>
        <text:changed-region text:id="ct187744368">
          <text:insertion>
            <office:change-info>
              <dc:creator>G V</dc:creator>
              <dc:date>2007-04-25T23:4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esign Document for</text:p>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P37"><text:span text:style-name="T7">-</text:span><text:span text:style-name="T8"> Project 0 </text:span><text:span text:style-name="T7">-</text:span></text:p>
      <text:p text:style-name="P38">"2D Design"</text:p>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Game by Asmodehn, XorfacX</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9">Table of Contents</text:p>
          </text:index-title>
          <text:p text:style-name="P40"><text:s/><text:tab/>3</text:p>
          <text:p text:style-name="P40">Design History<text:tab/>4</text:p>
          <text:p text:style-name="P41">Version 0.01 by XorfacX<text:tab/>4</text:p>
          <text:p text:style-name="P41">Version 0.02 by XorfacX<text:tab/>4</text:p>
          <text:p text:style-name="P41">Version 0.03 by XorfacX<text:tab/>4</text:p>
          <text:p text:style-name="P41">Version 0.04 by XorfacX<text:tab/>4</text:p>
          <text:p text:style-name="P40">Abbreviations &amp; Terms<text:tab/>5</text:p>
          <text:p text:style-name="P40">Battlefield<text:tab/>8</text:p>
          <text:p text:style-name="P41">Background<text:tab/>8</text:p>
          <text:p text:style-name="P41">Environment<text:tab/>8</text:p>
          <text:p text:style-name="P42">Buildings Type<text:tab/>9</text:p>
          <text:p text:style-name="P40">Characters<text:tab/>10</text:p>
          <text:p text:style-name="P41">Player Characters<text:tab/>10</text:p>
          <text:p text:style-name="P41">Non Players Ccharacters<text:tab/>11</text:p>
          <text:p text:style-name="P42">Merchant<text:tab/>11</text:p>
          <text:p text:style-name="P42">Guard<text:tab/>12</text:p>
          <text:p text:style-name="P41">Monsters<text:tab/>12</text:p>
          <text:p text:style-name="P42">Skeletons<text:tab/>13</text:p>
          <text:p text:style-name="P42">Worms<text:tab/>13</text:p>
          <text:p text:style-name="P40">Inputs<text:tab/>15</text:p>
          <text:p text:style-name="P41">Keyboard<text:tab/>15</text:p>
          <text:p text:style-name="P41">Mouse<text:tab/>15</text:p>
          <text:p text:style-name="P40">Movements<text:tab/>16</text:p>
          <text:p text:style-name="P40">Collisions<text:tab/>17</text:p>
          <text:p text:style-name="P40">Attack<text:tab/>18</text:p>
          <text:p text:style-name="P41">Attitude<text:tab/>18</text:p>
          <text:p text:style-name="P42">Aggressive attitude<text:tab/>18</text:p>
          <text:p text:style-name="P42">Guard Attitude<text:tab/>18</text:p>
          <text:p text:style-name="P42">Flee attitude<text:tab/>18</text:p>
          <text:p text:style-name="P42">Always Flee attitude<text:tab/>18</text:p>
          <text:p text:style-name="P42">Passive attitude<text:tab/>18</text:p>
          <text:p text:style-name="P42">Wanderer attitude<text:tab/>18</text:p>
          <text:p text:style-name="P41">Attack Styles<text:tab/>19</text:p>
          <text:p text:style-name="P42">Unarmed<text:tab/>19</text:p>
          <text:p text:style-name="P42">Sword<text:tab/>19</text:p>
          <text:p text:style-name="P42">Bow<text:tab/>19</text:p>
          <text:p text:style-name="P40">Animations<text:tab/>20</text:p>
          <text:p text:style-name="P41">CharactersPlayers<text:tab/>20</text:p>
          <text:p text:style-name="P41">NPCs<text:tab/>20</text:p>
          <text:p text:style-name="P42">Merchant<text:tab/>21</text:p>
          <text:p text:style-name="P42">Guard With Sword<text:tab/>21</text:p>
          <text:p text:style-name="P41">Monsters<text:tab/>21</text:p>
          <text:p text:style-name="P42">Skeletons<text:tab/>21</text:p>
          <text:p text:style-name="P42">Worms<text:tab/>21</text:p>
          <text:p text:style-name="P42">Rules<text:tab/>22</text:p>
          <text:p text:style-name="P40">Items<text:tab/>23</text:p>
          <text:p text:style-name="P40">Drops<text:tab/>24</text:p>
          <text:p text:style-name="P41">Normal Drops<text:tab/>24</text:p>
          <text:p text:style-name="P41">Special Drops<text:tab/>24</text:p>
          <text:p text:style-name="P40">Message<text:tab/>25</text:p>
          <text:p text:style-name="P40">Game States &amp; Relative Interfaces<text:tab/>26</text:p>
          <text:p text:style-name="P41">Loading State (1) &amp; Interface<text:tab/>26</text:p>
          <text:p text:style-name="P41">Play State (3) &amp; Interface<text:tab/>26</text:p>
          <text:p text:style-name="P41">Pause State (4) &amp; Interface<text:tab/>26</text:p>
          <text:p text:style-name="P41">Victory state (5) &amp; interface<text:tab/>26</text:p>
          <text:p text:style-name="P41">Death State (6) &amp; Interface<text:tab/>27</text:p>
          <text:p text:style-name="P40">Rendering System<text:tab/>28</text:p>
          <text:p text:style-name="P40">Sound System<text:tab/>29</text:p>
          <text:p text:style-name="P40">Game Objectives<text:tab/>30</text:p>
          <text:p text:style-name="P40">Files &amp; Data<text:tab/>31</text:p>
          <text:p text:style-name="P41">Configurations files<text:tab/>31</text:p>
          <text:p text:style-name="P42">"Config.ini"<text:tab/>31</text:p>
          <text:p text:style-name="P42">"Config/Anim_Config.ini"<text:tab/>32</text:p>
          <text:p text:style-name="P42">"Config/Daemons_Config.ini"<text:tab/>32</text:p>
          <text:p text:style-name="P42">"Config/Dev_Config.ini"<text:tab/>32</text:p>
          <text:p text:style-name="P41">Descriptions Files<text:tab/>33</text:p>
          <text:p text:style-name="P41">Other files<text:tab/>34</text:p>
          <text:p text:style-name="P42">"Credits.txt"<text:tab/>34</text:p>
          <text:p text:style-name="P41">Organization<text:tab/>34</text:p>
          <text:p text:style-name="P42">Root directory<text:tab/>34</text:p>
          <text:p text:style-name="P42">Data directory<text:tab/>34</text:p>
          <text:p text:style-name="P42">Config Directory<text:tab/>35</text:p>
          <text:p text:style-name="P42">Saves Directory<text:tab/>35</text:p>
          <text:p text:style-name="P42">Specif Directory<text:tab/>35</text:p>
        </text:index-body>
      </text:table-of-content>
      <text:list text:style-name="L3" text:continue-numbering="true">
        <text:list-item>
          <text:h text:style-name="P43" text:outline-level="1"><text:s/></text:h>
        </text:list-item>
      </text:list>
      <text:section text:style-name="Sect2" text:name="Section2">
        <text:list text:style-name="L3" text:continue-numbering="true">
          <text:list-item>
            <text:h text:style-name="P44" text:outline-level="1">Design History</text:h>
            <text:list>
              <text:list-item>
                <text:h text:style-name="P45" text:outline-level="2">Version 0.01 by XorfacX</text:h>
              </text:list-item>
            </text:list>
          </text:list-item>
        </text:list>
        <text:p text:style-name="P8">First version, expected to be read by other involved people and coded to test engine and motivate people.</text:p>
        <text:list text:style-name="L3" text:continue-numbering="true">
          <text:list-item>
            <text:list text:continue-numbering="true">
              <text:list-item>
                <text:h text:style-name="P46" text:outline-level="2">Version 0.02 by XorfacX</text:h>
              </text:list-item>
            </text:list>
          </text:list-item>
        </text:list>
        <text:p text:style-name="P47"/>
        <text:p text:style-name="P8">2<text:span text:style-name="T9">nd</text:span> version with some addition to the game play. We are still using Rage::SDL because all <text:span text:style-name="T2">necessary</text:span> is not yet available.</text:p>
        <text:p text:style-name="P8">This version will see the introduction of a battlefield divide in two layers (background and environment) which will show various terrain type, a 2<text:span text:style-name="T9">nd</text:span> type of monster with some rules of monster's location generation, animation for attack and more.</text:p>
        <text:p text:style-name="P48"/>
        <text:list text:style-name="L3" text:continue-numbering="true">
          <text:list-item>
            <text:list text:continue-numbering="true">
              <text:list-item>
                <text:h text:style-name="P49" text:outline-level="2">Version 0.03 by XorfacX</text:h>
              </text:list-item>
            </text:list>
          </text:list-item>
        </text:list>
        <text:p text:style-name="P1">3<text:span text:style-name="T9">rd</text:span> version in which will see introduction of files defining characteristics, options, ... We'll also evolve to pixel per pixel moves. As testers request this version will introduce the objective to clean the map as fast as possible with bests time saving.</text:p>
        <text:p text:style-name="P1">Rage::SDL has evolved into branches but we will focus on using RAGE::SDLut which we'll considered for the development of Project 0 just like a RAGE::SDL renamed ;)<text:change-start text:change-id="ct67693800"/></text:p>
        <text:p text:style-name="P1"/>
        <text:list text:style-name="L6">
          <text:list-item>
            <text:list>
              <text:list-item>
                <text:h text:style-name="P50" text:outline-level="2">Version 0.04 by XorfacX</text:h>
              </text:list-item>
            </text:list>
          </text:list-item>
        </text:list>
        <text:p text:style-name="P1">4th version which will contains more advanced sprites and animations with various size. The battlefield evolve in the same way.</text:p>
        <text:p text:style-name="P1">Monsters will be more clever, they'll have an attitude towards others characters and we'll finally be able to attack. This will allow us to used global specifications formulas for damage and such. Also there move won't be simply random moves but will use the algorithm A*.</text:p>
        <text:p text:style-name="P1">The last major thing which we'll appear will be a beginning of the interface implementation using <text:a xlink:type="simple" xlink:href="http://guichan.sourceforge.net/wiki/index.php/Main_Page">Guichan</text:a>. This will be mainly noticeable by: an inventory, an interface for option's modifications, the use of the mouse inside menus, the save of the best score player's name.</text:p>
        <text:p text:style-name="P1">This will be definitely a huge version ! Let's be optimistic :-)<text:change-end text:change-id="ct67693800"/></text:p>
        <text:p text:style-name="P1"/>
        <text:list text:style-name="L7">
          <text:list-item>
            <text:list>
              <text:list-item>
                <text:h text:style-name="P51" text:outline-level="2"/>
              </text:list-item>
            </text:list>
          </text:list-item>
        </text:list>
        <text:p text:style-name="P1"/>
        <text:p text:style-name="P1"/>
        <text:p text:style-name="P52"/>
        <text:list text:style-name="L3" text:continue-numbering="true">
          <text:list-item>
            <text:h text:style-name="P53" text:outline-level="1">Abbreviations <text:span text:style-name="T10">&amp; Terms</text:span></text:h>
          </text:list-item>
        </text:list>
        <text:p text:style-name="P1"><text:span text:style-name="T11">NPC</text:span>: non player character, player managed by the IA.</text:p>
        <text:p text:style-name="P1"/>
        <text:p text:style-name="P1"><text:span text:style-name="T11">Square</text:span>: an area of <text:change text:change-id="ct67693528"/><text:change-start text:change-id="ct67693424"/>16*16<text:change-end text:change-id="ct67693424"/>px, it the default and the minimal size for a sprite.</text:p>
        <text:p text:style-name="P1"/>
        <text:p text:style-name="P1">User Config file: 'Config.ini' file that have all options that can be changed by the player.</text:p>
        <text:p text:style-name="P1"/>
        <text:p text:style-name="P1">Dev Config file: Files that managed all options used by developers and mustn't not be changed by gamers (ex 'Game_Config.ini', monster's configuration files, ...)</text:p>
        <text:p text:style-name="P54">Game Overview</text:p>
        <text:p text:style-name="P52"/>
        <text:p text:style-name="P2"><text:change-start text:change-id="ct67689312"/></text:p>
        <text:p text:style-name="P2">For now the game will be more considered as a tech demo more than a real game. It's designed to have almost all mechanics from the final game but without the final huge game's world but instead a small part of it. We choose this way because we still need the Worldmaker to develop the game world and for now it's still in the early stage of it development. Also it's seems more logic to separate mechanics and game world.</text:p>
        <text:p text:style-name="P2"/>
        <text:p text:style-name="P2">The game will take place in a 2D universe with no network management, no real physical engine (only collisions but no reactions) and no advanced IA.<text:change-end text:change-id="ct67689312"/><text:change text:change-id="ct67692248"/></text:p>
        <text:p text:style-name="P2"/>
        <text:p text:style-name="P2">The main focus is to continue to build the 2D game.</text:p>
        <text:p text:style-name="P2"/>
        <text:p text:style-name="P2">The player will control one avatar designed in 2D and fight monsters which appears randomly on the battlefield. The objective is <text:change text:change-id="ct67692144"/>to clean the map as fast as possible. Best times will saved inside text file.</text:p>
        <text:p text:style-name="P2"/>
        <text:p text:style-name="P2">Moves will be available in all directions and even diagonals and so on for attacks. They will be fluent and pixel <text:change text:change-id="ct67692040"/>based.</text:p>
        <text:p text:style-name="P2"/>
        <text:p text:style-name="P2">There are no character creation<text:change-start text:change-id="ct67691936"/>.<text:change-end text:change-id="ct67691936"/><text:change text:change-id="ct67691832"/></text:p>
        <text:p text:style-name="P2"/>
        <text:p text:style-name="P2"><text:change-start text:change-id="ct67688696"/>Attacks do different damage depending, type, distance. Also attack style we'll make a real progression using the inventory system.<text:change-end text:change-id="ct67688696"/><text:change text:change-id="ct67689176"/></text:p>
        <text:p text:style-name="P2"/>
        <text:p text:style-name="P2">There are 2 types of monsters (worms and skeletons) with birth location managed.</text:p>
        <text:p text:style-name="P2"/>
        <text:p text:style-name="P2"><text:change text:change-id="ct67689040"/><text:change-start text:change-id="ct67688904"/>Monsters have characteristics: life and armor. This we'll be also the same for players and npcs</text:p>
        <text:p text:style-name="P2"/>
        <text:p text:style-name="P2">Players will now have more animations and all others characters will now also be animated.</text:p>
        <text:p text:style-name="P2"/>
        <text:p text:style-name="P2">Monsters we'll used the algorithm A* for movement. They we'll also have a default attitude versus players, npcs and others monsters.</text:p>
        <text:p text:style-name="P2"/>
        <text:p text:style-name="P2">Monsters will be able to and will attack the player who now will be able to die if he lost all his life.</text:p>
        <text:p text:style-name="P2"/>
        <text:p text:style-name="P2">NPCs will also fight and get attacked by monsters.</text:p>
        <text:p text:style-name="P2"/>
        <text:p text:style-name="P2">All damage will used global specification's formulas.</text:p>
        <text:p text:style-name="P2"/>
        <text:p text:style-name="P3">Drops will appear and the player will interact with them.<text:change-end text:change-id="ct67688904"/><text:change text:change-id="ct67688800"/></text:p>
        <text:p text:style-name="P3"/>
        <text:p text:style-name="P3">The battlefield will show various terrain type with each type having its own characteristics.</text:p>
        <text:p text:style-name="P3"><text:change-start text:change-id="ct67688560"/>Background and environment sprites will now have various size depending on what they represent.<text:change-end text:change-id="ct67688560"/></text:p>
        <text:p text:style-name="P2"/>
        <text:p text:style-name="P2"><text:change-start text:change-id="ct67688456"/>The game take place on a fixed battlefield of 4096*4096px divided in squares.</text:p>
        <text:p text:style-name="P2"/>
        <text:p text:style-name="P2">The screen will have an initial resolution of 1024*768 in windows mode. Going to full screen is possible, also as change the <text:s/>resolution or resize the windows.<text:change-end text:change-id="ct67688456"/><text:change text:change-id="ct67688352"/></text:p>
        <text:p text:style-name="P2"/>
        <text:p text:style-name="P4">There are no climate management nor day and night cycle, time and so on.</text:p>
        <text:p text:style-name="P4"/>
        <text:p text:style-name="P4">Quests are no<text:change-start text:change-id="ct67688248"/>t<text:change-end text:change-id="ct67688248"/><text:change text:change-id="ct67688144"/> present<text:change text:change-id="ct67687456"/> nor experience management.</text:p>
        <text:p text:style-name="P4"/>
        <text:p text:style-name="P4"><text:change text:change-id="ct67685824"/><text:change-start text:change-id="ct67685280"/>Some SFXs are present for most action and some will be added. There is also a music during play. File's format will evolve to ogg/mp3 instead of simple uncompressed wav.</text:p>
        <text:p text:style-name="P4"/>
        <text:p text:style-name="P4">Frame per second management is present at 60 fps. Also movements and animation doesn't depends on real framerate.</text:p>
        <text:p text:style-name="P4"><text:change-end text:change-id="ct67685280"/></text:p>
        <text:p text:style-name="P4"/>
        <text:p text:style-name="P4">Error management is handled inside the C++ code (using try &amp; catch methods).</text:p>
        <text:p text:style-name="P4"/>
        <text:p text:style-name="P4"><text:change-start text:change-id="ct67443184"/>Options, characteristics, best times, ... is managed using external files which will evolve to xml when necessary.</text:p>
        <text:p text:style-name="P4"/>
        <text:p text:style-name="P4">An IHM will be present. It <text:span text:style-name="T1">will be mainly noticeable by: an inventory for the player, an interface for option's modifications, the use of the mouse inside menus, the save of the best score player's name, a progression bar during game launch.</text:span><text:change-end text:change-id="ct67443184"/><text:change text:change-id="ct67685552"/></text:p>
        <text:p text:style-name="P4"/>
        <text:p text:style-name="P4"/>
        <text:p text:style-name="P55"/>
        <text:list text:style-name="L3" text:continue-numbering="true">
          <text:list-item>
            <text:list text:continue-numbering="true">
              <text:list-item>
                <text:h text:style-name="P56" text:outline-level="2"/>
              </text:list-item>
            </text:list>
          </text:list-item>
          <text:list-item>
            <text:h text:style-name="P44" text:outline-level="1">Battlefield</text:h>
          </text:list-item>
        </text:list>
        <text:p text:style-name="P5">The battlefield have <text:change text:change-id="ct67586376"/><text:change-start text:change-id="ct67589752"/>4096*4096<text:change-end text:change-id="ct67589752"/>px surface.</text:p>
        <text:p text:style-name="P5">The battlefield is bigger than the resolution in order to implement camera and scrolling.<text:change-start text:change-id="ct67589856"/> It also allow us more space to implements game mechanics.<text:change-end text:change-id="ct67589856"/></text:p>
        <text:p text:style-name="P5"/>
        <text:p text:style-name="P5"/>
        <text:p text:style-name="P5"/>
        <text:p text:style-name="P5">The battlefield is formed from an environment layer over a background layer. Obviously <text:s/>terrains rules have priority over environments rules.</text:p>
        <text:p text:style-name="P5"/>
        <text:p text:style-name="P5">Battlefield and Environment constants (value &amp; surface's filename) can be changed via dev config file.</text:p>
        <text:p text:style-name="P5"/>
        <text:p text:style-name="P5">Battlefield and Environment are stored in map files in form of something like '00 01 10 20....'. Those files are parsed once at the beginning and stored inside vectors. Those vector are used to <text:s/>render the battlefield. Each value is linked to a <text:change text:change-id="ct67589992"/><text:change-start text:change-id="ct67590128"/>16*16<text:change-end text:change-id="ct67590128"/> sprite which is the minimal <text:change text:change-id="ct67590264"/><text:change-start text:change-id="ct67590400"/>Square<text:change-end text:change-id="ct67590400"/>.</text:p>
        <text:p text:style-name="P5"/>
        <text:p text:style-name="P5">Sprites used for type come from tileset and a same background is render randomly from this tileset. This give us a different battlefield aspect each time the game is run.<text:change-start text:change-id="ct67590536"/></text:p>
        <text:p text:style-name="P5"/>
        <text:p text:style-name="P5">Lots of new sprite &amp; tileset will be added to this version in order to give a more pleasant graphic aspect. Also now those sprites won't have all the same dimensions like in older versions. There dimensions will be 16px based but all multiple dimensions can be used. This will force us to have a more robust map system which take care of those various dimensions.<text:change-end text:change-id="ct67590536"/><text:change-start text:change-id="ct116581504"/></text:p>
        <text:p text:style-name="P57">(TO DEVELOP)<text:change-end text:change-id="ct116581504"/></text:p>
        <text:list text:style-name="L3" text:continue-numbering="true">
          <text:list-item>
            <text:list text:continue-numbering="true">
              <text:list-item>
                <text:h text:style-name="P49" text:outline-level="2"><text:change-start text:change-id="ct67590672"/>Background<text:change-end text:change-id="ct67590672"/></text:h>
              </text:list-item>
            </text:list>
          </text:list-item>
        </text:list>
        <text:p text:style-name="P5">There are various terrain type with each type having its own rules. A background map is created and the background will be generated from it.</text:p>
        <text:p text:style-name="P5"/>
        <text:p text:style-name="P5">Terrain type are:</text:p>
        <text:list text:style-name="L1">
          <text:list-item text:start-value="1">
            <text:p text:style-name="P7">Empty (00): no one can't go, it limits the battlefield or is displayed when there is an error in the map file.</text:p>
          </text:list-item>
          <text:list-item>
            <text:p text:style-name="P7">Grass (01): the default sprite, everyone can go on this type</text:p>
          </text:list-item>
          <text:list-item>
            <text:p text:style-name="P7">Sand (10): sand sprite, monster type 2 can go but no one else</text:p>
          </text:list-item>
          <text:list-item>
            <text:p text:style-name="P7">River (20): river sprite, monster type 2 can't cross, monster type 1 and player can cross</text:p>
          </text:list-item>
          <text:list-item>
            <text:p text:style-name="P7">Lake (25): lake sprite, no one can't go on this type</text:p>
          </text:list-item>
          <text:list-item>
            <text:p text:style-name="P7">Bridge (40): bridge sprite, everyone can use it to cross rivers/lake</text:p>
          </text:list-item>
        </text:list>
        <text:list text:style-name="L3" text:continue-numbering="true">
          <text:list-item>
            <text:list text:continue-numbering="true">
              <text:list-item>
                <text:h text:style-name="P49" text:outline-level="2"><text:change-start text:change-id="ct111306512"/>Environment<text:change-end text:change-id="ct111306512"/></text:h>
              </text:list-item>
            </text:list>
          </text:list-item>
        </text:list>
        <text:p text:style-name="P5">Various Environment item are presents with each item having its own rules. An environment map is created and the environment will be generated from it.</text:p>
        <text:p text:style-name="P5"/>
        <text:p text:style-name="P5">Environment items are:</text:p>
        <text:list text:style-name="L1">
          <text:list-item text:start-value="1">
            <text:p text:style-name="P7">Nothing/Empty (00): indicate that there is no environment or an unknown type. Everyone can go on this type.</text:p>
          </text:list-item>
        </text:list>
        <text:list text:style-name="L1">
          <text:list-item text:start-value="1">
            <text:p text:style-name="P7">Tree (01): tree sprite, no one can't go on this type</text:p>
          </text:list-item>
          <text:list-item>
            <text:p text:style-name="P7">Rock (10): rock sprite, no one can't go on this type</text:p>
          </text:list-item>
          <text:list-item>
            <text:p text:style-name="P7">Wall (20): wall sprite, no one can't go on this type</text:p>
          </text:list-item>
          <text:list-item>
            <text:p text:style-name="P7">House (30): house sprite, monsters can't go but players and npcs are able to<text:change-start text:change-id="ct111306376"/></text:p>
          </text:list-item>
        </text:list>
        <text:p text:style-name="P5"/>
        <text:h text:style-name="P58" text:outline-level="3">Buildings Type</text:h>
        <text:p text:style-name="P5"><text:change-end text:change-id="ct111306376"/></text:p>
        <text:p text:style-name="P5"/>
        <text:list text:style-name="L3" text:continue-numbering="true">
          <text:list-item>
            <text:h text:style-name="P44" text:outline-level="1">Characters</text:h>
          </text:list-item>
        </text:list>
        <text:p text:style-name="P6">Player and monsters are able to move in all the <text:change-start text:change-id="ct111318824"/>8<text:change-end text:change-id="ct111318824"/><text:change text:change-id="ct111312752"/> direction aka up, left, right, down and<text:change text:change-id="ct67590808"/><text:change-start text:change-id="ct67590944"/> <text:change-end text:change-id="ct67590944"/><text:s/>diagonal<text:change-start text:change-id="ct111305560"/>s<text:change-end text:change-id="ct111305560"/>.</text:p>
        <text:p text:style-name="P6"/>
        <text:p text:style-name="P6">Direction values are:</text:p>
        <text:list text:style-name="L1">
          <text:list-item text:start-value="1">
            <text:p text:style-name="P7">Right = 0</text:p>
          </text:list-item>
          <text:list-item>
            <text:p text:style-name="P7">Right Down = 1</text:p>
          </text:list-item>
          <text:list-item>
            <text:p text:style-name="P7">Down = 2</text:p>
          </text:list-item>
          <text:list-item>
            <text:p text:style-name="P7">Left Down = 3</text:p>
          </text:list-item>
          <text:list-item>
            <text:p text:style-name="P7">Left = 4</text:p>
          </text:list-item>
          <text:list-item>
            <text:p text:style-name="P7">Left Up = 5</text:p>
          </text:list-item>
          <text:list-item>
            <text:p text:style-name="P7">Up= 6</text:p>
          </text:list-item>
          <text:list-item>
            <text:p text:style-name="P7">Right Up = 7</text:p>
          </text:list-item>
        </text:list>
        <text:p text:style-name="P8"/>
        <text:p text:style-name="P2"><text:change text:change-id="ct111305696"/><text:change-start text:change-id="ct111305832"/>Players<text:change-end text:change-id="ct111305832"/> and Monsters are represented by<text:change text:change-id="ct111305968"/><text:change-start text:change-id="ct111306104"/> <text:s/>there own tilesets.<text:change-end text:change-id="ct111306104"/><text:change-start text:change-id="ct111306240"/></text:p>
        <text:p text:style-name="P2"/>
        <text:p text:style-name="P2">A classic character sprite has for dimensions 96*96px but it will always depend on the charac<text:change-end text:change-id="ct111306240"/><text:change-start text:change-id="ct111326664"/>ter.<text:change-end text:change-id="ct111326664"/><text:change-start text:change-id="ct111327704"/></text:p>
        <text:p text:style-name="P2"/>
        <text:p text:style-name="P2">All characters will be typed. Available type <text:change-end text:change-id="ct111327704"/><text:change-start text:change-id="ct111330400"/>will be:</text:p>
        <text:list text:style-name="L1">
          <text:list-item text:start-value="1">
            <text:p text:style-name="P7">Type 1: Humanoid</text:p>
          </text:list-item>
          <text:list-item>
            <text:p text:style-name="P7">Type 2: Undead</text:p>
          </text:list-item>
          <text:list-item>
            <text:p text:style-name="P7">Type 3: Crawl<text:change-end text:change-id="ct111330400"/><text:change-start text:change-id="ct111330544"/>er<text:change-end text:change-id="ct111330544"/><text:change text:change-id="ct111330688"/><text:change-start text:change-id="ct111331368"/></text:p>
          </text:list-item>
        </text:list>
        <text:p text:style-name="P2">Each type will share common characteristics.</text:p>
        <text:p text:style-name="P2"><text:change-end text:change-id="ct111331368"/><text:change-start text:change-id="ct111331536"/></text:p>
        <text:p text:style-name="P2"><text:change-end text:change-id="ct111331536"/></text:p>
        <text:p text:style-name="P59"><text:span text:style-name="T12">There are 2 types of monsters </text:span>deriving<text:span text:style-name="T12"> from the same mother class: Monster_Base.</text:span><text:change-start text:change-id="ct111333288"/></text:p>
        <text:p text:style-name="P2"><text:change-end text:change-id="ct111333288"/><text:change text:change-id="ct111333392"/>The 2 types are <text:change-start text:change-id="ct111333496"/>S<text:change-end text:change-id="ct111333496"/><text:change text:change-id="ct111333600"/>keletons<text:change text:change-id="ct111334320"/><text:change text:change-id="ct111334176"/><text:change text:change-id="ct111334032"/><text:change text:change-id="ct111333888"/><text:change text:change-id="ct111333744"/><text:change-start text:change-id="ct111334464"/> <text:change-end text:change-id="ct111334464"/>and <text:change-start text:change-id="ct111334608"/>W<text:change-end text:change-id="ct111334608"/><text:change text:change-id="ct111334752"/>orms<text:change text:change-id="ct111335184"/><text:change text:change-id="ct111335040"/><text:change text:change-id="ct111334896"/>.</text:p>
        <text:p text:style-name="P2"/>
        <text:p text:style-name="P2">Players and non players characters <text:change text:change-id="ct111336216"/>derivate from the same mother class: Player_Base.</text:p>
        <text:p text:style-name="P8"/>
        <text:p text:style-name="P8">The two base class<text:change-start text:change-id="ct111337288"/>,<text:change-end text:change-id="ct111337288"/> Player<text:span text:style-name="T2">_Base and Monster_Base</text:span><text:change-start text:change-id="ct111337720"/><text:span text:style-name="T2">,</text:span><text:change-end text:change-id="ct111337720"/><text:span text:style-name="T2"> </text:span><text:change-start text:change-id="ct111338472"/><text:span text:style-name="T2">are</text:span><text:change-end text:change-id="ct111338472"/><text:change text:change-id="ct111338616"/><text:span text:style-name="T2"> daughters of the class Character_Base.</text:span><text:change text:change-id="ct111339064"/></text:p>
        <text:p text:style-name="P8"><text:change text:change-id="ct111340040"/><text:change text:change-id="ct111339936"/><text:change text:change-id="ct111339832"/></text:p>
        <text:p text:style-name="P8"><text:change text:change-id="ct111340576"/>All <text:change-start text:change-id="ct111340680"/>characters have an own config file where theirs <text:change-end text:change-id="ct111340680"/>constants <text:change text:change-id="ct111340784"/><text:change-start text:change-id="ct111340888"/>are<text:change-end text:change-id="ct111340888"/> defined<text:change text:change-id="ct111340992"/><text:change-start text:change-id="ct111341096"/>.<text:change-end text:change-id="ct111341096"/><text:change-start text:change-id="ct111342064"/></text:p>
        <text:p text:style-name="P8"/>
        <text:p text:style-name="P8">Characters <text:change-end text:change-id="ct111342064"/><text:change-start text:change-id="ct111342208"/>will all have some initial characteristics: life, armor.<text:change-end text:change-id="ct111342208"/><text:change-start text:change-id="ct111342784"/></text:p>
        <text:p text:style-name="P8"><text:change-end text:change-id="ct111342784"/></text:p>
        <text:list text:style-name="L3" text:continue-numbering="true">
          <text:list-item>
            <text:list text:continue-numbering="true">
              <text:list-item>
                <text:h text:style-name="P49" text:outline-level="2"><text:change-start text:change-id="ct111343440"/>Player Characters<text:change-end text:change-id="ct111343440"/></text:h>
              </text:list-item>
            </text:list>
          </text:list-item>
        </text:list>
        <text:p text:style-name="P10">The player begin at 192*224px. This can be changed via<text:span text:style-name="T1"> dev config file.</text:span></text:p>
        <text:p text:style-name="P10"/>
        <text:p text:style-name="P23"><text:change-start text:change-id="ct111344816"/>There will be a new player sprite for all directions. His sprite dimensions will be 96*96px but it will vary during animations (see animations section).</text:p>
        <text:p text:style-name="P10"/>
        <text:p text:style-name="P10">There are no character creation. But now Player will now have life management and so recovery management. The player have a maximum of <text:span text:style-name="T13">200</text:span> life points.</text:p>
        <text:p text:style-name="P10"/>
        <text:p text:style-name="P10">Magic don't death exist for PC. Experience is not present.<text:change-end text:change-id="ct111344816"/><text:change text:change-id="ct111344680"/></text:p>
        <text:p text:style-name="P10"/>
        <text:p text:style-name="P6">Attributes, skills, ladders, masterisation, resistance<text:change text:change-id="ct111344544"/> are not presents<text:span text:style-name="T14">. They </text:span>have no influence at all on the game world, fights, ... !<text:change-start text:change-id="ct111344408"/></text:p>
        <text:p text:style-name="P6">The only characteristic present will be Armor but it will only have a value of <text:span text:style-name="T13">20</text:span> and won't change during play time.<text:change-end text:change-id="ct111344408"/><text:change-start text:change-id="ct111344272"/> It's here to implement a little game mechanics.<text:change-end text:change-id="ct111344272"/></text:p>
        <text:p text:style-name="P6"/>
        <text:p text:style-name="P6">The velocity of the player <text:change-start text:change-id="ct111344136"/>is<text:change-end text:change-id="ct111344136"/><text:change text:change-id="ct111344000"/> 120px/s. Player's moves <text:change text:change-id="ct111343864"/><text:change-start text:change-id="ct111343728"/>is<text:change-end text:change-id="ct111343728"/> based on time instead of frame rate.<text:change-start text:change-id="ct111343624"/> Movement are created by inputs (see section)<text:change-end text:change-id="ct111343624"/><text:change-start text:change-id="ct111351392"/>.</text:p>
        <text:p text:style-name="P6">By default a player walk but he can run <text:change-end text:change-id="ct111351392"/><text:change-start text:change-id="ct111351536"/>using the good keyboard key.<text:change-end text:change-id="ct111351536"/><text:change-start text:change-id="ct111351760"/> When running he move tow times faster (<text:span text:style-name="T13">140</text:span>px/s).<text:change-end text:change-id="ct111351760"/></text:p>
        <text:p text:style-name="P11"/>
        <text:p text:style-name="P11">Players will have t<text:change-start text:change-id="ct111352680"/>hree<text:change-end text:change-id="ct111352680"/><text:change text:change-id="ct111352784"/> way of attack: <text:change-start text:change-id="ct111352888"/>unar<text:change-end text:change-id="ct111352888"/><text:change-start text:change-id="ct111352992"/>med, <text:change-end text:change-id="ct111352992"/>melee<text:change-start text:change-id="ct111353096"/> using a sword<text:change-end text:change-id="ct111353096"/> and distant <text:change-start text:change-id="ct67798088"/>using a bow <text:change-end text:change-id="ct67798088"/>with theirs own sprites<text:change-start text:change-id="ct111353200"/> and animations (see relative sections)<text:change-end text:change-id="ct111353200"/>.<text:change-start text:change-id="ct111356592"/></text:p>
        <text:p text:style-name="P11"/>
        <text:p text:style-name="P11">The player begin the game unarmed and get the two other style by finding the corresponding weapon.</text:p>
        <text:p text:style-name="P11">The sword is <text:span text:style-name="T13">somewhere</text:span> on the battlefield. The bow will be drop by a monster when the player have killed enough monsters (see drops section).</text:p>
        <text:p text:style-name="P11">When unarmed the player will do 10 damage points.</text:p>
        <text:p text:style-name="P11">When wielding a sword the player will do 100 damage points.</text:p>
        <text:p text:style-name="P11">With a bow he will do 60 damage points maximum.</text:p>
        <text:p text:style-name="P11"><text:change-end text:change-id="ct111356592"/><text:change-start text:change-id="ct111357160"/></text:p>
        <text:p text:style-name="P11">The player have an inventor<text:change-end text:change-id="ct111357160"/><text:change-start text:change-id="ct111357264"/>y where he can check is equipment (weapons/potions) and his characteristics (current life, current armor, current damage).<text:change-end text:change-id="ct111357264"/><text:change-start text:change-id="ct111357368"/> See interfaces section for more details.<text:change-end text:change-id="ct111357368"/></text:p>
        <text:p text:style-name="P14"><text:change text:change-id="ct67798456"/><text:change-start text:change-id="ct111358728"/></text:p>
        <text:p text:style-name="P14"/>
        <text:p text:style-name="P60">File<text:change-end text:change-id="ct111358728"/></text:p>
        <text:p text:style-name="P3"/>
        <text:list text:style-name="L3" text:continue-numbering="true">
          <text:list-item>
            <text:list text:continue-numbering="true">
              <text:list-item>
                <text:h text:style-name="P49" text:outline-level="2"><text:change-start text:change-id="ct111359824"/>Non Players <text:change-end text:change-id="ct111359824"/><text:change-start text:change-id="ct111359968"/>C<text:change-end text:change-id="ct111359968"/><text:change text:change-id="ct111360112"/><text:change-start text:change-id="ct111360256"/>haracters<text:change-end text:change-id="ct111360256"/></text:h>
              </text:list-item>
            </text:list>
          </text:list-item>
        </text:list>
        <text:p text:style-name="P2"><text:change text:change-id="ct111361520"/><text:change-start text:change-id="ct111361384"/></text:p>
        <text:p text:style-name="P2">Two NPCs Type will be present: Merchant and Guard.<text:change-end text:change-id="ct111361384"/><text:change-start text:change-id="ct111361248"/></text:p>
        <text:p text:style-name="P2"/>
        <text:p text:style-name="P2">NPCs will have all 1000pv and 1000 armor and are considered almost immortal. Even if they can be killed by a storm of monsters, it's not design to happen, at least for now.<text:change-end text:change-id="ct111361248"/><text:change-start text:change-id="ct111361112"/></text:p>
        <text:p text:style-name="P2"/>
        <text:p text:style-name="P2">NPCs can move in all 8 directions.<text:change-end text:change-id="ct111361112"/><text:change-start text:change-id="ct111360976"/> Their movement are handled by the computer (see section).<text:change-end text:change-id="ct111360976"/><text:change-start text:change-id="ct111360840"/></text:p>
        <text:h text:style-name="Heading_20_3" text:outline-level="3">Merchant</text:h>
        <text:p text:style-name="WW-Default">Merchant's sprite dimensions are 96*96px but change during animations (see section).</text:p>
        <text:p text:style-name="WW-Default"/>
        <text:p text:style-name="P18">The merchant will be created at {<text:span text:style-name="T13">1088; 352</text:span>} inside the city wall.</text:p>
        <text:p text:style-name="P18"/>
        <text:p text:style-name="P18">He will be Type 1: Humanoid.</text:p>
        <text:p text:style-name="P18"/>
        <text:p text:style-name="P18">He will have a "always flee attitude" versus monsters and a "wanderer attitude" versus player_base.</text:p>
        <text:p text:style-name="P18"/>
        <text:p text:style-name="P18">He have an allowed movement area inside the city walls: Rect(x=9*32, y=31*32, w=6*32, h=10*32) (editable via him config file).</text:p>
        <text:p text:style-name="P18"/>
        <text:p text:style-name="P18">He walk at <text:span text:style-name="T13">2</text:span>px/frame and run when fleeing at 4px/frame.</text:p>
        <text:p text:style-name="P18"/>
        <text:p text:style-name="P60">File</text:p>
        <text:h text:style-name="P61" text:outline-level="3">Guard</text:h>
        <text:p text:style-name="WW-Default">The Guard sprite dimensions are 96*96px but change during animations (see section).</text:p>
        <text:p text:style-name="WW-Default"/>
        <text:p text:style-name="P2"><text:change-end text:change-id="ct111360840"/><text:change-start text:change-id="ct111360704"/>There will be two guard present at the enter of the town. One at <text:span text:style-name="T13">{X1; Y1}</text:span>, the other at <text:span text:style-name="T13">{X2; Y2}</text:span><text:span text:style-name="T14">.</text:span></text:p>
        <text:p text:style-name="P2"><text:change-end text:change-id="ct111360704"/><text:change text:change-id="ct111360568"/><text:change-start text:change-id="ct111360464"/>Guards will be Type 1: Humanoid.</text:p>
        <text:p text:style-name="P2"/>
        <text:p text:style-name="P8"><text:span text:style-name="T2">Guards</text:span> will have a sword style and do 100 damage points by hit.</text:p>
        <text:p text:style-name="P8"><text:span text:style-name="T2">Guards</text:span> will have a "<text:span text:style-name="T15">passive attitude</text:span>" vs player_base type.</text:p>
        <text:p text:style-name="P9">Guards will have a "<text:span text:style-name="T14">guard attitude</text:span>" vs monster_base type.</text:p>
        <text:p text:style-name="P9"/>
        <text:p text:style-name="P18">Guards will walk at <text:span text:style-name="T13">2</text:span>px/frame and will run when attacking at <text:span text:style-name="T13">4</text:span>px/frame.<text:change-end text:change-id="ct111360464"/></text:p>
        <text:p text:style-name="P2"><text:change text:change-id="ct111360360"/></text:p>
        <text:p text:style-name="P2">I<text:change text:change-id="ct111364760"/><text:change text:change-id="ct67797104"/></text:p>
        <text:p text:style-name="P16"><text:change text:change-id="ct67805552"/><text:change text:change-id="ct111365072"/><text:change text:change-id="ct111364968"/><text:change text:change-id="ct111364864"/><text:change-start text:change-id="ct111377016"/></text:p>
        <text:p text:style-name="P16"/>
        <text:p text:style-name="P60">File<text:change-end text:change-id="ct111377016"/></text:p>
        <text:list text:style-name="L3" text:continue-numbering="true">
          <text:list-item>
            <text:list text:continue-numbering="true">
              <text:list-item>
                <text:h text:style-name="P49" text:outline-level="2"><text:change-start text:change-id="ct111377568"/>Monsters<text:change-end text:change-id="ct111377568"/></text:h>
              </text:list-item>
            </text:list>
          </text:list-item>
        </text:list>
        <text:p text:style-name="P2"><text:change-start text:change-id="ct111378888"/>There is 2 monsters type with their own general sprite: skeletons (undead) and worms (crawling).</text:p>
        <text:p text:style-name="P2"><text:change-end text:change-id="ct111378888"/></text:p>
        <text:p text:style-name="P8">Monsters appear randomly on the battlefield.</text:p>
        <text:p text:style-name="P8"><text:change-start text:change-id="ct111378752"/></text:p>
        <text:p text:style-name="P2">Monsters can move in all 8 directions. with pixel based movements Their movement are handled by the computer (see section).<text:change-end text:change-id="ct111378752"/></text:p>
        <text:p text:style-name="P17"><text:change text:change-id="ct111378616"/></text:p>
        <text:p text:style-name="P8"/>
        <text:p text:style-name="P8">Monsters sprite dimensions <text:change text:change-id="ct111378480"/><text:change-start text:change-id="ct111378344"/>will depend of the<text:change-end text:change-id="ct111378344"/><text:change-start text:change-id="ct111378208"/> monster type<text:change-end text:change-id="ct111378208"/>.</text:p>
        <text:p text:style-name="P8">When monsters are dead, they will disappeared from the battlefield.</text:p>
        <text:p text:style-name="P8"/>
        <text:p text:style-name="P8">Monsters <text:change-start text:change-id="ct111378072"/>will now<text:change-end text:change-id="ct111378072"/><text:change text:change-id="ct111377936"/> attack<text:change text:change-id="ct111377832"/><text:change-start text:change-id="ct111377728"/> players and npcs and have default attitude toward them.</text:p>
        <text:p text:style-name="P8"/>
        <text:p text:style-name="P8">Each monster type will have their own life and and armor characteristic in their own <text:span text:style-name="T2">config file</text:span><text:change-end text:change-id="ct111377728"/><text:change-start text:change-id="ct111384736"/><text:span text:style-name="T2">.</text:span><text:change-end text:change-id="ct111384736"/><text:change text:change-id="ct111384840"/></text:p>
        <text:p text:style-name="P8"/>
        <text:p text:style-name="P8">Monsters appears at least at <text:change-start text:change-id="ct111385904"/>6<text:change-end text:change-id="ct111385904"/><text:change text:change-id="ct111386008"/> square or more from the PC<text:change-start text:change-id="ct111386112"/> center<text:change-end text:change-id="ct111386112"/> in each directions.</text:p>
        <text:p text:style-name="P8"/>
        <text:p text:style-name="P8"><text:change text:change-id="ct111387040"/></text:p>
        <text:p text:style-name="P8"/>
        <text:p text:style-name="P8"><text:change text:change-id="ct111387960"/></text:p>
        <text:p text:style-name="P8"/>
        <text:p text:style-name="P8"><text:change-start text:change-id="ct111388920"/>Monster<text:change-end text:change-id="ct111388920"/><text:change text:change-id="ct111389064"/> creation will be managed between an initial value of monsters present on the battlefield and a maximum value of monsters presents at the same time . These values can be changed via <text:span text:style-name="T2">dev config file</text:span>.</text:p>
        <text:p text:style-name="P8"/>
        <text:p text:style-name="P8">Monster generation is managed using a daemon process with an interval <text:change text:change-id="ct111390192"/><text:change-start text:change-id="ct111390336"/>of<text:change-end text:change-id="ct111390336"/> <text:change-start text:change-id="ct111390440"/>15000<text:change-end text:change-id="ct111390440"/><text:change text:change-id="ct67817184"/><text:change text:change-id="ct111390544"/>ms.<text:change-start text:change-id="ct111393952"/></text:p>
        <text:p text:style-name="P8"/>
        <text:p text:style-name="P8">Generation rules are simple.</text:p>
        <text:p text:style-name="P8">They will be: </text:p>
        <text:list text:style-name="L1">
          <text:list-item text:start-value="1">
            <text:p text:style-name="P7">Rebirth chance are managed by monster type.</text:p>
          </text:list-item>
          <text:list-item>
            <text:p text:style-name="P7">Maximum chance of rebirth when the max number <text:change-end text:change-id="ct111393952"/><text:change-start text:change-id="ct111395200"/>of monster is reached.</text:p>
          </text:list-item>
          <text:list-item>
            <text:p text:style-name="P7">Maximum chance equal to 2 chance over 3.</text:p>
          </text:list-item>
          <text:list-item>
            <text:p text:style-name="P7">Minimum chance of rebirth when there is only one monster left<text:change-end text:change-id="ct111395200"/><text:change-start text:change-id="ct111395856"/>.</text:p>
          </text:list-item>
          <text:list-item>
            <text:p text:style-name="P7">Minimum chance equal to 1 chance over 3.<text:change-end text:change-id="ct111395856"/></text:p>
          </text:list-item>
        </text:list>
        <text:p text:style-name="P8"/>
        <text:p text:style-name="P8">Monsters creation <text:change-start text:change-id="ct111396488"/>is<text:change-end text:change-id="ct111396488"/><text:change text:change-id="ct111396592"/> managed by area:</text:p>
        <text:list text:style-name="L8">
          <text:list-item>
            <text:p text:style-name="P62"><text:change-start text:change-id="ct111398808"/>Area 1<text:change-end text:change-id="ct111398808"/><text:change-start text:change-id="ct111398960"/>:<text:change-end text:change-id="ct111398960"/><text:change-start text:change-id="ct111399104"/> <text:change-end text:change-id="ct111399104"/><text:change-start text:change-id="ct111399208"/>{<text:change-end text:change-id="ct111399208"/><text:change text:change-id="ct111399312"/><text:change-start text:change-id="ct111399416"/>x=0, y=0, w=640, h=640<text:change-end text:change-id="ct111399416"/><text:change-start text:change-id="ct111399520"/>}<text:change-end text:change-id="ct111399520"/><text:change text:change-id="ct111399624"/><text:change-start text:change-id="ct111401040"/></text:p>
          </text:list-item>
          <text:list-item>
            <text:p text:style-name="P62">Area 2<text:change-end text:change-id="ct111401040"/><text:change-start text:change-id="ct111401184"/>:<text:change-end text:change-id="ct111401184"/><text:change-start text:change-id="ct111401288"/> <text:change-end text:change-id="ct111401288"/><text:change-start text:change-id="ct111401392"/>{<text:change-end text:change-id="ct111401392"/><text:change text:change-id="ct111401496"/><text:change-start text:change-id="ct111401600"/>x=640, y=0, w=640, h=640<text:change-end text:change-id="ct111401600"/><text:change-start text:change-id="ct111401704"/>}<text:change-end text:change-id="ct111401704"/><text:change text:change-id="ct111401808"/><text:change-start text:change-id="ct111402376"/></text:p>
          </text:list-item>
          <text:list-item>
            <text:p text:style-name="P62">Area 3<text:change-end text:change-id="ct111402376"/><text:change-start text:change-id="ct111402520"/>: <text:change-end text:change-id="ct111402520"/><text:change-start text:change-id="ct111402624"/>{<text:change-end text:change-id="ct111402624"/><text:change text:change-id="ct111402728"/><text:change-start text:change-id="ct111402832"/>x=0 y=640, w=640, h=640<text:change-end text:change-id="ct111402832"/><text:change-start text:change-id="ct111402936"/>}<text:change-end text:change-id="ct111402936"/><text:change text:change-id="ct111403040"/><text:change-start text:change-id="ct111403552"/></text:p>
          </text:list-item>
          <text:list-item>
            <text:p text:style-name="P62">Area <text:change-end text:change-id="ct111403552"/><text:change-start text:change-id="ct111403656"/>4<text:change-end text:change-id="ct111403656"/><text:change-start text:change-id="ct111403760"/>:<text:change-end text:change-id="ct111403760"/><text:change text:change-id="ct111403864"/><text:change-start text:change-id="ct67823696"/> <text:change-end text:change-id="ct67823696"/><text:change-start text:change-id="ct111403968"/>{<text:change-end text:change-id="ct111403968"/><text:change text:change-id="ct111404072"/><text:change-start text:change-id="ct111404176"/>x=640, y=640, w=640, h=640<text:change-end text:change-id="ct111404176"/><text:change text:change-id="ct111404280"/><text:change-start text:change-id="ct111404384"/>}<text:change-end text:change-id="ct111404384"/><text:change text:change-id="ct111404488"/></text:p>
          </text:list-item>
        </text:list>
        <text:p text:style-name="P8">Be careful that birth area mustn't affect moves possibilities.</text:p>
        <text:p text:style-name="P8"/>
        <text:p text:style-name="P8">Monsters will have a <text:change-start text:change-id="ct111405000"/>new <text:change-end text:change-id="ct111405000"/>life bar sprite attached to <text:span text:style-name="T2">their sprite which show their current life.</text:span></text:p>
        <text:p text:style-name="P9"/>
        <text:p text:style-name="P9">Each monster has it own description file.<text:change-start text:change-id="ct111407896"/></text:p>
        <text:p text:style-name="P9"/>
        <text:h text:style-name="Heading_20_3" text:outline-level="3">Skeletons</text:h>
        <text:p text:style-name="WW-Default">Skeletons are Type 2: Undead.</text:p>
        <text:p text:style-name="WW-Default"/>
        <text:p text:style-name="P8">Skeletons initial life is <text:span text:style-name="T13">100</text:span>. They don't recover.</text:p>
        <text:p text:style-name="P8">Skeletons armor value is <text:span text:style-name="T13">0</text:span>. This won't evolve during play time.</text:p>
        <text:p text:style-name="P8"/>
        <text:p text:style-name="P9">Skeleton have an unarmed style and do 20 damage points by hit.</text:p>
        <text:p text:style-name="P9">Skeletons will have an "aggressive attitude" vs player_base type.</text:p>
        <text:p text:style-name="P9">Skeletons will have an "wanderer attitude" vs monster_base type.</text:p>
        <text:p text:style-name="P9"/>
        <text:p text:style-name="P9">Skeletons can only be generated inside: Area 1 and Area 3.</text:p>
        <text:p text:style-name="P9"/>
        <text:p text:style-name="P9">Skeletons only walk at <text:span text:style-name="T13">2</text:span>px/frame.</text:p>
        <text:p text:style-name="P9"/>
        <text:p text:style-name="P60">File</text:p>
        <text:h text:style-name="P61" text:outline-level="3">Worms<text:change-end text:change-id="ct111407896"/><text:change-start text:change-id="ct111413928"/></text:h>
        <text:p text:style-name="P2">Worms are Type 3: Crawler.</text:p>
        <text:p text:style-name="P2"><text:change-end text:change-id="ct111413928"/><text:change-start text:change-id="ct111406736"/></text:p>
        <text:p text:style-name="P2">Worms initial life is<text:span text:style-name="T13"> 85</text:span>. They don't recover.</text:p>
        <text:p text:style-name="P8">Worms armor value is<text:span text:style-name="T13"> 5</text:span>. This won't evolve during play time.</text:p>
        <text:p text:style-name="P2"/>
        <text:p text:style-name="P8">Worms have an unarmed style and do 15 damage points by hit.</text:p>
        <text:p text:style-name="P8">Worms will have a "flee attitude" vs player_base type.</text:p>
        <text:p text:style-name="P9">Skeletons will have an "wanderer attitude" vs monster_base type.<text:change-end text:change-id="ct111406736"/><text:change-start text:change-id="ct111406840"/></text:p>
        <text:p text:style-name="P9"/>
        <text:p text:style-name="P9">Worms can only be generated inside: Area 3 and Area 4.<text:change-end text:change-id="ct111406840"/><text:change-start text:change-id="ct111406944"/></text:p>
        <text:p text:style-name="P9"/>
        <text:p text:style-name="P9">Worms only walk at <text:span text:style-name="T13">2</text:span>px/frame.<text:change-end text:change-id="ct111406944"/><text:change-start text:change-id="ct111407080"/></text:p>
        <text:p text:style-name="P9"/>
        <text:p text:style-name="P60">File<text:change-end text:change-id="ct111407080"/></text:p>
        <text:p text:style-name="P8"/>
        <text:p text:style-name="P8"/>
        <text:p text:style-name="P8"/>
        <text:list text:style-name="L3" text:continue-numbering="true">
          <text:list-item>
            <text:h text:style-name="P63" text:outline-level="1">Inputs<text:change-start text:change-id="ct111422952"/></text:h>
          </text:list-item>
        </text:list>
        <text:p text:style-name="P64">Inputs are only linked to players and no other<text:change-end text:change-id="ct111422952"/><text:change-start text:change-id="ct111422816"/>s characters<text:change-end text:change-id="ct111422816"/><text:change-start text:change-id="ct111422680"/>.</text:p>
        <text:p text:style-name="P64">Their will be an interface to change <text:change-end text:change-id="ct111422680"/><text:change-start text:change-id="ct111422544"/>to change these key (see section). They can also be changed <text:change-end text:change-id="ct111422544"/><text:change-start text:change-id="ct111422408"/>directly by modifying the user config file. The game must be re<text:change-end text:change-id="ct111422408"/><text:change-start text:change-id="ct111407760"/>set to implement modifications.<text:change-end text:change-id="ct111407760"/><text:change-start text:change-id="ct111407624"/></text:p>
        <text:list text:style-name="L3" text:continue-numbering="true">
          <text:list-item>
            <text:list text:continue-numbering="true">
              <text:list-item>
                <text:h text:style-name="P49" text:outline-level="2">Keyboard<text:change-end text:change-id="ct111407624"/></text:h>
              </text:list-item>
            </text:list>
          </text:list-item>
        </text:list>
        <text:p text:style-name="P3">Players will be able to move by using the keyboard<text:change text:change-id="ct111425224"/> and exit the game using the same way.<text:change-start text:change-id="ct111425120"/></text:p>
        <text:p text:style-name="P3"><text:change-end text:change-id="ct111425120"/></text:p>
        <text:p text:style-name="P3">Defaults Inputs:</text:p>
        <text:list text:style-name="L8">
          <text:list-item text:start-value="1">
            <text:p text:style-name="P65"><text:change-start text:change-id="ct111425016"/>Movements: <text:change-end text:change-id="ct111425016"/><text:change-start text:change-id="ct111424912"/><text:span text:style-name="T3">Up: Num8 or Up; Right: Num9 or Left; Down: Num5 or Down; Left: Num7 or Left</text:span><text:change-end text:change-id="ct111424912"/><text:change-start text:change-id="ct111424808"/><text:span text:style-name="T3">.</text:span><text:change-end text:change-id="ct111424808"/><text:change text:change-id="ct111424704"/><text:change-start text:change-id="ct111424600"/><text:span text:style-name="T3"> </text:span><text:change-end text:change-id="ct111424600"/><text:change text:change-id="ct111427896"/><text:change text:change-id="ct111427792"/><text:change text:change-id="ct111407488"/><text:change text:change-id="ct111407352"/><text:change text:change-id="ct111407216"/><text:change-start text:change-id="ct111428232"/><text:span text:style-name="T3"><text:s/>Diagonals will be combinations of two keys (like Up+Left for diagonal Up-Left)</text:span><text:change-end text:change-id="ct111428232"/><text:change text:change-id="ct111428336"/><text:change-start text:change-id="ct111430480"/></text:p>
          </text:list-item>
          <text:list-item>
            <text:p text:style-name="P66">Attack: Num/ or Right Ctrl</text:p>
          </text:list-item>
          <text:list-item>
            <text:p text:style-name="P66">Loop between attack styles (Bow and Sword): Num* or Right Shift. only when style available, else stay with the current style.</text:p>
          </text:list-item>
          <text:list-item>
            <text:p text:style-name="P66">Draw/Hide weapon<text:change-end text:change-id="ct111430480"/><text:change-start text:change-id="ct111433256"/>: W Key</text:p>
          </text:list-item>
          <text:list-item>
            <text:p text:style-name="P66">Inventory: I key</text:p>
          </text:list-item>
          <text:list-item>
            <text:p text:style-name="P66">Characteristics: C Key</text:p>
          </text:list-item>
          <text:list-item>
            <text:p text:style-name="P66">Run: Left Shift maintained</text:p>
          </text:list-item>
          <text:list-item>
            <text:p text:style-name="P66">Heal: H key. Only when the player have some potions, else do nothing.</text:p>
          </text:list-item>
          <text:list-item>
            <text:p text:style-name="P67">Full Screen / Windows Mode: F11 key.<text:change-end text:change-id="ct111433256"/></text:p>
          </text:list-item>
        </text:list>
        <text:list text:style-name="L9">
          <text:list-header>
            <text:p text:style-name="P68"/>
          </text:list-header>
        </text:list>
        <text:p text:style-name="P14">Player has two keyboard layout in order to work on laptop because their numpad is not available easily.</text:p>
        <text:p text:style-name="P14"/>
        <text:p text:style-name="P14">Movement continue in the same direction while the movement key stay pressed<text:change-start text:change-id="ct111436840"/> and stopped when release<text:change-end text:change-id="ct111436840"/>.<text:change-start text:change-id="ct111436944"/> The animation will also be reseted when released<text:change-end text:change-id="ct111436944"/><text:change-start text:change-id="ct111437048"/>.<text:change-end text:change-id="ct111437048"/></text:p>
        <text:p text:style-name="P14"/>
        <text:p text:style-name="P14">The Escape key will <text:change-start text:change-id="ct67832200"/>bring the escape menu<text:change-end text:change-id="ct67832200"/><text:change-start text:change-id="ct111437968"/>. (see interface section).<text:change-end text:change-id="ct111437968"/><text:change-start text:change-id="ct111438072"/> <text:change-end text:change-id="ct111438072"/><text:change text:change-id="ct111438592"/><text:change text:change-id="ct111438488"/><text:change text:change-id="ct111438384"/><text:change text:change-id="ct111438280"/><text:change text:change-id="ct111438176"/><text:change text:change-id="ct67832392"/></text:p>
        <text:p text:style-name="P14"/>
        <text:p text:style-name="P14"><text:change text:change-id="ct67832072"/></text:p>
        <text:p text:style-name="P14"/>
        <text:p text:style-name="P14"><text:change text:change-id="ct111440328"/><text:change-start text:change-id="ct111442216"/></text:p>
        <text:list text:style-name="L3" text:continue-numbering="true">
          <text:list-item>
            <text:list text:continue-numbering="true">
              <text:list-item>
                <text:h text:style-name="P49" text:outline-level="2">Mouse</text:h>
              </text:list-item>
            </text:list>
          </text:list-item>
        </text:list>
        <text:p text:style-name="P14">The mouse will be available and will <text:change-end text:change-id="ct111442216"/><text:change-start text:change-id="ct111442080"/>allow interactions with everything related to interface: menus, buttons, ...<text:change-end text:change-id="ct111442080"/><text:change-start text:change-id="ct111441944"/></text:p>
        <text:p text:style-name="P14">The left button will be used to<text:change-end text:change-id="ct111441944"/><text:change-start text:change-id="ct111441808"/> validate like and will act exactly in the interface like the Enter key.</text:p>
        <text:p text:style-name="P14"><text:change-end text:change-id="ct111441808"/><text:change-start text:change-id="ct111441672"/></text:p>
        <text:p text:style-name="P14">Others buttons are not used for now.<text:change-end text:change-id="ct111441672"/><text:change text:change-id="ct111441536"/><text:change-start text:change-id="ct111441400"/></text:p>
        <text:h text:style-name="P69" text:outline-level="1"><text:change-end text:change-id="ct111441400"/><text:change-start text:change-id="ct111470520"/>Movements</text:h>
        <text:p text:style-name="P6">Every Character have movements pixel based.</text:p>
        <text:p text:style-name="P6">Except players that have theirs movements based on inputs all others characters have theirs movements handled by the computer. </text:p>
        <text:p text:style-name="P6"/>
        <text:p text:style-name="P70">Movements are represented by animations that loop. Between each frame the character move from his velocity except when moving in diagonals where the character only move at sqrt(2) times velocity.</text:p>
        <text:p text:style-name="P70">The velocity is the number of pixel between animation frame. It's different for all characters and between walk and run mode.</text:p>
        <text:p text:style-name="P6"/>
        <text:p text:style-name="P6"/>
        <text:p text:style-name="P6">NPCs and monsters movements are handled by daemons.</text:p>
        <text:p text:style-name="P6"/>
        <text:p text:style-name="P6">These movements are cyclic.</text:p>
        <text:p text:style-name="P6">First the character decided if he move or stay in place (one chance over two). If he decide to move, the character will choose randomly a direction in his sight. <text:span text:style-name="T13">This will define a destination: destination + sight range from current position</text:span>. Than the character will used the <text:a xlink:type="simple" xlink:href="http://khayyam.developpez.com/articles/algo/astar/#LI">algorithm A*</text:a> to reach his destination. When reached this cycle will loop.</text:p>
        <text:p text:style-name="P6"/>
        <text:list text:style-name="L10">
          <text:list-item>
            <text:h text:style-name="P71" text:outline-level="1">Collisions</text:h>
          </text:list-item>
        </text:list>
        <text:p text:style-name="P14"/>
        <text:p text:style-name="P14">Collision are managed between all type: characters/monsters; characters/npcs, characters/battlefield, monsters/monsters, npcs/npcs, monsters/npcs, npcs/battlefield and monsters/battlefield.</text:p>
        <text:p text:style-name="P14"/>
        <text:p text:style-name="P14">Partial collisions is present as everyone now have pixel based movements.</text:p>
        <text:p text:style-name="P14"/>
        <text:p text:style-name="P14">Collision with the battlefield limit are managed too.</text:p>
        <text:p text:style-name="P14"/>
        <text:p text:style-name="P14">Also a system of "slide when diagonal collision" will be implemented to facilitate movements.</text:p>
        <text:p text:style-name="P72">Rules</text:p>
        <text:p text:style-name="P8">Player won't be able to go on Monster's square until they are dead.</text:p>
        <text:p text:style-name="P8">Monsters won't be able to go on Player's square.</text:p>
        <text:p text:style-name="P8">Monsters are not allowed to go</text:p>
        <text:p text:style-name="P8">No one leave the battlefield by the limits of the field.</text:p>
        <text:p text:style-name="P14">No one go on the status bar.</text:p>
        <text:h text:style-name="P73" text:outline-level="1"><text:change-end text:change-id="ct111470520"/><text:change-start text:change-id="ct111470384"/>Attack</text:h>
        <text:p text:style-name="P14">Attack direction are managed: attack can happen in all directions.</text:p>
        <text:p text:style-name="P20"/>
        <text:p text:style-name="P20">There is no default style damage. Each character can do a different amount of damage with the same style (see character section).</text:p>
        <text:p text:style-name="P20"/>
        <text:p text:style-name="P14">Damage done to the opponent depend of his armor. </text:p>
        <text:p text:style-name="P14"/>
        <text:p text:style-name="P14">The real inflicted damage is the damage done by the attack, minus opponent's armor characteristic. But it's always superior or equal to 0.</text:p>
        <text:p text:style-name="P14"/>
        <text:p text:style-name="Standard"><text:span text:style-name="T16">Formula:</text:span></text:p>
        <text:p text:style-name="P14">Real Damage = Max( Attack damage - Opponent Armor, 0)</text:p>
        <text:list text:style-name="L3" text:continue-numbering="true">
          <text:list-item>
            <text:list text:continue-numbering="true">
              <text:list-item>
                <text:h text:style-name="P49" text:outline-level="2">Attitude</text:h>
              </text:list-item>
            </text:list>
          </text:list-item>
        </text:list>
        <text:p text:style-name="WW-Default">The attitude is the reaction a character managed by the computer (aka NPCs or Monsters) have when another character enter in his sight.</text:p>
        <text:p text:style-name="WW-Default">All characters sight range will be <text:span text:style-name="T13">176px</text:span> centered on the middle of the character sprite (defined inside their config file).</text:p>
        <text:p text:style-name="WW-Default"/>
        <text:p text:style-name="WW-Default">The attitude will be relative to player_base type and monster_base type but not children of these class. For example a Guard have a "guard attitude" vs all type of monsters but a "passive attitude" versus players and npcs.</text:p>
        <text:h text:style-name="Heading_20_3" text:outline-level="3">Aggressive attitude</text:h>
        <text:p text:style-name="WW-Default">The character who have this default attitude will attack any player_base that enter in his sight.</text:p>
        <text:h text:style-name="P61" text:outline-level="3">Guard Attitude</text:h>
        <text:p text:style-name="WW-Default">This attitude is designed to make a character guard a specific place. The character attack any opponent entering his sight but won't go more than 192px form their initial position in any direction. When their opponent leave their sight, they simply go back at their position.</text:p>
        <text:h text:style-name="Heading_20_3" text:outline-level="3">Flee attitude</text:h>
        <text:p text:style-name="WW-Default">The character who have this default attitude will flee in the opposite direction of any player_base that enter in his sight.</text:p>
        <text:p text:style-name="WW-Default">When a character with this attitude his hit, it will change to an aggressive attitude until dead. There will be, for now, no change back.</text:p>
        <text:h text:style-name="P61" text:outline-level="3">Always Flee attitude</text:h>
        <text:p text:style-name="WW-Default">It's the same as the Flee attitude except that the character with this attitude continue to flee when hit and never retaliate.</text:p>
        <text:h text:style-name="Heading_20_3" text:outline-level="3">Passive attitude</text:h>
        <text:p text:style-name="P14">The character having this attitude his completely passive. He doesn't react to anything an opponent can do to him. He simply stay at the same place.</text:p>
        <text:h text:style-name="P61" text:outline-level="3">Wanderer attitude</text:h>
        <text:p text:style-name="P14">The character having this attitude wander around and doesn't react to anything.</text:p>
        <text:list text:style-name="L3" text:continue-numbering="true">
          <text:list-item>
            <text:list text:continue-numbering="true">
              <text:list-item>
                <text:h text:style-name="P49" text:outline-level="2">Attack Styles</text:h>
              </text:list-item>
            </text:list>
          </text:list-item>
        </text:list>
        <text:p text:style-name="WW-Default">Rules:</text:p>
        <text:list text:style-name="L8">
          <text:list-item text:start-value="1">
            <text:p text:style-name="P65">An attack can't be used while the previous attack is not yet finished.</text:p>
          </text:list-item>
          <text:list-item>
            <text:p text:style-name="P65">An attack hit only at a defined frame (different for each style). In the case of the bow style the arrow will be launched in the place of the hit.</text:p>
          </text:list-item>
          <text:list-item>
            <text:p text:style-name="P65">When an opponent is hit, it will automatically launched his hit animation (if there is one) and the opponent won't be able to do anything until the end of the hit animation.</text:p>
          </text:list-item>
        </text:list>
        <text:list text:style-name="L3" text:continue-numbering="true">
          <text:list-item>
            <text:list text:continue-numbering="true">
              <text:list-item>
                <text:list text:continue-numbering="true">
                  <text:list-item>
                    <text:h text:style-name="P74" text:outline-level="3">Unarmed</text:h>
                  </text:list-item>
                </text:list>
              </text:list-item>
            </text:list>
          </text:list-item>
        </text:list>
        <text:p text:style-name="P10">Unarmed does damage at contact only.</text:p>
        <text:p text:style-name="P10"/>
        <text:p text:style-name="P10">Hit at frame <text:span text:style-name="T13">2</text:span> of the animation.</text:p>
        <text:p text:style-name="P10"/>
        <text:p text:style-name="P10">When a npc or a monster "decided" to attack using this style, he act like for a normal movement <text:span text:style-name="T17">(see section) </text:span>but instead of choosing a random destination, his destination will be his opponent.</text:p>
        <text:list text:style-name="L3" text:continue-numbering="true">
          <text:list-item>
            <text:list text:continue-numbering="true">
              <text:list-item>
                <text:list text:continue-numbering="true">
                  <text:list-item>
                    <text:h text:style-name="P75" text:outline-level="3">Sword</text:h>
                  </text:list-item>
                </text:list>
              </text:list-item>
            </text:list>
          </text:list-item>
        </text:list>
        <text:p text:style-name="P14">Sword does by damage at contact only.</text:p>
        <text:p text:style-name="P14"/>
        <text:p text:style-name="P14">Hit at frame <text:span text:style-name="T13">2</text:span> of the animation.</text:p>
        <text:p text:style-name="P14"/>
        <text:p text:style-name="P14">When a npc or a monster "decided" to attack using this style, he act like for a normal movement (see section) but instead of choosing a random destination, his destination will be his opponent.</text:p>
        <text:list text:style-name="L3" text:continue-numbering="true">
          <text:list-item>
            <text:list text:continue-numbering="true">
              <text:list-item>
                <text:list text:continue-numbering="true">
                  <text:list-item>
                    <text:h text:style-name="P75" text:outline-level="3">Bow</text:h>
                  </text:list-item>
                </text:list>
              </text:list-item>
            </text:list>
          </text:list-item>
        </text:list>
        <text:p text:style-name="P11">Bow does a damage reduce by 1/192 for each pixel separating contact. That means that attack does 0 damage after 192 px (ie twelve square).</text:p>
        <text:p text:style-name="P11">There is arrow management. The velocity of the arrow is 8px every 17ms</text:p>
        <text:p text:style-name="P13"/>
        <text:p text:style-name="P11">If miss at distance, the arrow will disappears.</text:p>
        <text:p text:style-name="P11"/>
        <text:p text:style-name="P11">The arrow will be launched at frame <text:span text:style-name="T13">2</text:span> of the animation.</text:p>
        <text:p text:style-name="P11"/>
        <text:p text:style-name="P12">When a npc or a monster "decided" to attack using this style, he stop his current movement, if any, than shoot his oponent.</text:p>
        <text:h text:style-name="P73" text:outline-level="1"><text:change-end text:change-id="ct111470384"/>Animations<text:change-start text:change-id="ct111502664"/></text:h>
        <text:p text:style-name="P10">Animations are defined by characters.</text:p>
        <text:p text:style-name="P10"/>
        <text:p text:style-name="P10">During an animation, no other animation can be launched !</text:p>
        <text:p text:style-name="P10"/>
        <text:p text:style-name="P10"><text:change-end text:change-id="ct111502664"/><text:change-start text:change-id="ct111477512"/>Each animation is defined by an xml file<text:change-end text:change-id="ct111477512"/><text:change-start text:change-id="ct111469328"/> with the same name of the animation tileset. This file contains the tileset filename, the number of frame for the animation<text:change-end text:change-id="ct111469328"/><text:change-start text:change-id="ct111469432"/>, <text:change-end text:change-id="ct111469432"/><text:change-start text:change-id="ct111469568"/>the animation timer (interval between frames) and the dimensions of the animation sprite (width, height).<text:change-end text:change-id="ct111469568"/><text:change-start text:change-id="ct111469704"/></text:p>
        <text:p text:style-name="P10"/>
        <text:p text:style-name="P60">Example<text:change-end text:change-id="ct111469704"/><text:change-start text:change-id="ct111469840"/></text:p>
        <text:p text:style-name="P10"/>
        <text:p text:style-name="P10">Character's description file contains a link to all animation's files used by the charact<text:change-end text:change-id="ct111469840"/><text:change-start text:change-id="ct111469976"/>er.<text:change-end text:change-id="ct111469976"/><text:change text:change-id="ct111470248"/><text:change text:change-id="ct111470112"/></text:p>
        <text:list text:style-name="L11">
          <text:list-item>
            <text:list>
              <text:list-item>
                <text:h text:style-name="P76" text:outline-level="2"><text:change text:change-id="ct111508904"/><text:change-start text:change-id="ct111509048"/>Players<text:change-end text:change-id="ct111509048"/></text:h>
              </text:list-item>
            </text:list>
          </text:list-item>
        </text:list>
        <text:p text:style-name="P13"><text:change text:change-id="ct111510400"/><text:change-start text:change-id="ct111510264"/></text:p>
        <text:p text:style-name="P20"/>
        <text:p text:style-name="P20"/>
        <text:p text:style-name="P20">"Walk Unarmed" animation at <text:span text:style-name="T13">130</text:span>ms/frame</text:p>
        <text:p text:style-name="P20">"Walk with Sword" animation at <text:span text:style-name="T13">130</text:span>ms/frame</text:p>
        <text:p text:style-name="P20">"Walk with Bow" animation at <text:span text:style-name="T13">130</text:span>ms/frame</text:p>
        <text:p text:style-name="P20"/>
        <text:p text:style-name="P20">"Run Unarmed" animation at <text:span text:style-name="T13">130</text:span>ms/frame</text:p>
        <text:p text:style-name="P20">"Run with Sword" animation at <text:span text:style-name="T13">130</text:span>ms/frame</text:p>
        <text:p text:style-name="P20">"Run with Bow" animation at <text:span text:style-name="T13">130</text:span>ms/frame</text:p>
        <text:p text:style-name="P20"/>
        <text:p text:style-name="P20">"Unarmed Attack" animation at <text:span text:style-name="T13">130</text:span>ms/frame</text:p>
        <text:p text:style-name="P20">"Sword Attack" animation at 130ms/frame</text:p>
        <text:p text:style-name="P20">"Bow Attack" animation at <text:span text:style-name="T13">130</text:span>ms/frame</text:p>
        <text:p text:style-name="P20"/>
        <text:p text:style-name="P20">"Arrow movements" animation at 17ms/movement</text:p>
        <text:p text:style-name="P20"/>
        <text:p text:style-name="P20">"Been Hit Unarmed" animation at <text:span text:style-name="T13">130</text:span>ms/frame</text:p>
        <text:p text:style-name="P20">"Been Hit with Sword" animation at <text:span text:style-name="T13">130</text:span>ms/frame</text:p>
        <text:p text:style-name="P20">"Been Hit with Bow" animation at <text:span text:style-name="T13">130</text:span>ms/frame</text:p>
        <text:p text:style-name="P20"/>
        <text:p text:style-name="P20">"Death Unarmed" animation at <text:span text:style-name="T13">130</text:span>ms/frame</text:p>
        <text:p text:style-name="P20">"Death with Sword" animation at <text:span text:style-name="T13">130</text:span>ms/frame</text:p>
        <text:p text:style-name="P21"><text:span text:style-name="T4">"Death with Sword" animation at </text:span><text:span text:style-name="T18">130</text:span><text:span text:style-name="T4">ms/frame</text:span><text:change-end text:change-id="ct111510264"/><text:change text:change-id="ct111510128"/><text:change-start text:change-id="ct111509992"/>NPC<text:change-end text:change-id="ct111509992"/><text:change-start text:change-id="ct111509856"/>s<text:change-end text:change-id="ct111509856"/></text:p>
        <text:p text:style-name="P20"><text:change text:change-id="ct111521696"/><text:change-start text:change-id="ct111509720"/></text:p>
        <text:h text:style-name="P77" text:outline-level="3">Merchant<text:change-end text:change-id="ct111509720"/><text:change-start text:change-id="ct111524744"/></text:h>
        <text:p text:style-name="P14">"Walk" animation at <text:span text:style-name="T13">130</text:span>ms/frame</text:p>
        <text:p text:style-name="P20"/>
        <text:p text:style-name="P21"><text:span text:style-name="T4">"Run" animation at </text:span><text:span text:style-name="T18">130</text:span><text:span text:style-name="T4">ms/frame</text:span><text:change-end text:change-id="ct111524744"/><text:change-start text:change-id="ct111527080"/></text:p>
        <text:h text:style-name="Heading_20_3" text:outline-level="3">Guard With Sword</text:h>
        <text:p text:style-name="P14"><text:change-end text:change-id="ct111527080"/><text:change-start text:change-id="ct111509584"/>"Walk w Sword" animation at <text:span text:style-name="T13">130</text:span>ms/frame</text:p>
        <text:p text:style-name="P20"/>
        <text:p text:style-name="P20">"Run w Sword" animation at <text:span text:style-name="T13">130</text:span>ms/frame</text:p>
        <text:p text:style-name="P20"/>
        <text:p text:style-name="P20">"Attack w Sword" animation at <text:span text:style-name="T13">130</text:span>ms/frame</text:p>
        <text:p text:style-name="P20"/>
        <text:p text:style-name="P20">"Been Hit w Sword" animation at <text:span text:style-name="T13">130</text:span>ms/frame</text:p>
        <text:p text:style-name="P20"/>
        <text:p text:style-name="P23"><text:span text:style-name="T5">"Death w Sword" animation at </text:span><text:span text:style-name="T19">130</text:span><text:span text:style-name="T5">ms/frame</text:span><text:change-end text:change-id="ct111509584"/><text:change text:change-id="ct111509448"/><text:change-start text:change-id="ct111509312"/></text:p>
        <text:p text:style-name="P23"><text:span text:style-name="T5">"Pause w Sword" animation at </text:span><text:span text:style-name="T19">130</text:span><text:span text:style-name="T5">ms/frame</text:span><text:change-end text:change-id="ct111509312"/><text:change text:change-id="ct111509208"/><text:change-start text:change-id="ct111524128"/><text:span text:style-name="T20">Monsters</text:span><text:change-end text:change-id="ct111524128"/></text:p>
        <text:p text:style-name="P14"><text:change text:change-id="ct111524232"/><text:change-start text:change-id="ct111524336"/></text:p>
        <text:h text:style-name="Heading_20_3" text:outline-level="3"><text:change-end text:change-id="ct111524336"/><text:change-start text:change-id="ct111533304"/>Skeletons</text:h>
        <text:p text:style-name="P14">"Walk Unarmed" animation at <text:span text:style-name="T13">130</text:span>ms/frame</text:p>
        <text:p text:style-name="P20"/>
        <text:p text:style-name="P20">"Run Unarmed" animation at <text:span text:style-name="T13">130</text:span>ms/frame</text:p>
        <text:p text:style-name="P20"/>
        <text:p text:style-name="P20">"Unarmed Attack" animation at <text:span text:style-name="T13">130</text:span>ms/frame</text:p>
        <text:p text:style-name="P20"/>
        <text:p text:style-name="P20">"Been Hit Unarmed" animation at <text:span text:style-name="T13">130</text:span>ms/frame</text:p>
        <text:p text:style-name="P20"/>
        <text:p text:style-name="P23"><text:span text:style-name="T5">"Death Unarmed" animation at </text:span><text:span text:style-name="T19">130</text:span><text:span text:style-name="T5">ms/frame</text:span></text:p>
        <text:h text:style-name="Heading_20_3" text:outline-level="3">Worms<text:change-end text:change-id="ct111533304"/><text:change-start text:change-id="ct111537824"/></text:h>
        <text:p text:style-name="P20">"Appear" animation at <text:span text:style-name="T13">130</text:span>ms/frame</text:p>
        <text:p text:style-name="P20"/>
        <text:p text:style-name="P20">"Move" animation at <text:span text:style-name="T13">130</text:span>ms/frame</text:p>
        <text:p text:style-name="P20"/>
        <text:p text:style-name="P20">"Death" animation at <text:span text:style-name="T13">130</text:span>ms/frame<text:change-end text:change-id="ct111537824"/><text:change-start text:change-id="ct111524472"/></text:p>
        <text:p text:style-name="P20"><text:change-end text:change-id="ct111524472"/></text:p>
        <text:list text:style-name="L3" text:continue-numbering="true">
          <text:list-item>
            <text:list text:continue-numbering="true">
              <text:list-item>
                <text:list text:continue-numbering="true">
                  <text:list-item>
                    <text:h text:style-name="P25" text:outline-level="3"><text:change text:change-id="ct111540608"/><text:change text:change-id="ct111533168"/><text:change text:change-id="ct111533032"/><text:change text:change-id="ct111532896"/><text:change text:change-id="ct111532760"/><text:change text:change-id="ct111532656"/><text:change text:change-id="ct111532552"/><text:change text:change-id="ct111532448"/><text:change text:change-id="ct111524608"/></text:h>
                  </text:list-item>
                </text:list>
              </text:list-item>
            </text:list>
          </text:list-item>
          <text:list-item>
            <text:h text:style-name="P44" text:outline-level="1"><text:change-start text:change-id="ct111550560"/>Items</text:h>
          </text:list-item>
        </text:list>
        <text:p text:style-name="P10">Items will be displayed in top of the battlefield.</text:p>
        <text:p text:style-name="P10">Only the player can interact with them. The others characters simply moved over them.</text:p>
        <text:p text:style-name="P10"/>
        <text:p text:style-name="P10">To interact with them the player must move other them.</text:p>
        <text:p text:style-name="P10"/>
        <text:p text:style-name="P10">When there is interaction, the object is stored inside the player inventory.</text:p>
        <text:p text:style-name="P10"/>
        <text:p text:style-name="P10">Items that will be present:</text:p>
        <text:list text:style-name="L12">
          <text:list-item>
            <text:p text:style-name="P78">Sword: when taken the player get the sword attack style.</text:p>
          </text:list-item>
          <text:list-item>
            <text:p text:style-name="P78">Bow: when taken the player get the bow attack style.</text:p>
          </text:list-item>
          <text:list-item>
            <text:p text:style-name="P78">Arrow: only launched by the bow, fly over the battlefield, can't be taken.</text:p>
          </text:list-item>
          <text:list-item>
            <text:p text:style-name="P78">Health Potion: heal <text:span text:style-name="T13">40</text:span>pv, when taken the player can heal himself.</text:p>
          </text:list-item>
        </text:list>
        <text:h text:style-name="P73" text:outline-level="1"><text:change-end text:change-id="ct111550560"/><text:change-start text:change-id="ct111551864"/>Drops</text:h>
        <text:p text:style-name="P10">When killed monsters will drops items. After the monster death animation (if present) the drop will replace the monster body.</text:p>
        <text:p text:style-name="P10"/>
        <text:p text:style-name="P10">There will be 2 kinds of drops: normal drops and special drops.</text:p>
        <text:list text:style-name="L11" text:continue-numbering="true">
          <text:list-item>
            <text:list text:continue-numbering="true">
              <text:list-item>
                <text:h text:style-name="P76" text:outline-level="2">Normal Drops</text:h>
              </text:list-item>
            </text:list>
          </text:list-item>
        </text:list>
        <text:p text:style-name="P10"/>
        <text:p text:style-name="P10">These drops will be random.</text:p>
        <text:p text:style-name="P10"/>
        <text:p text:style-name="P10">For now the drops will only be health potions.</text:p>
        <text:p text:style-name="P10">There is one chance over five that the monster drop an health potion.</text:p>
        <text:list text:style-name="L11" text:continue-numbering="true">
          <text:list-item>
            <text:list text:continue-numbering="true">
              <text:list-item>
                <text:h text:style-name="P76" text:outline-level="2">Special Drops</text:h>
              </text:list-item>
            </text:list>
          </text:list-item>
        </text:list>
        <text:p text:style-name="P10">These drops are launched by a specific condition.</text:p>
        <text:p text:style-name="P10"/>
        <text:p text:style-name="P10">The only special drop will be the drop of the bow.</text:p>
        <text:p text:style-name="P10">It will occur when the player has killed 15 monsters. The 15th monster will drop the bow when killed.</text:p>
        <text:h text:style-name="P73" text:outline-level="1"><text:change-end text:change-id="ct111551864"/>Message</text:h>
        <text:p text:style-name="P10"/>
        <text:p text:style-name="P10">Messages will be displayed on the status bar.</text:p>
        <text:p text:style-name="P10"/>
        <text:p text:style-name="P10">Messages are displayed when <text:change text:change-id="ct111558232"/><text:change-start text:change-id="ct111550832"/><text:s/>attack<text:change-end text:change-id="ct111550832"/> hit or miss<text:change-start text:change-id="ct111550936"/> by the player<text:change-end text:change-id="ct111550936"/>.<text:change-start text:change-id="ct111551040"/></text:p>
        <text:p text:style-name="P10"/>
        <text:p text:style-name="P10">Messages will now disappear after 5000ms. This can be change via dev config file.</text:p>
        <text:p text:style-name="P10"/>
        <text:p text:style-name="P10">There will also be a <text:change-end text:change-id="ct111551040"/><text:change-start text:change-id="ct111551144"/>message when a weapon is found and a style unlock.<text:change-end text:change-id="ct111551144"/><text:change text:change-id="ct111551248"/></text:p>
        <text:p text:style-name="P10">Inside the status bar <text:change text:change-id="ct111551352"/><text:change-start text:change-id="ct111551456"/>is<text:change-end text:change-id="ct111551456"/> also <text:change text:change-id="ct111551592"/>displayed the number of alive <text:s/>monsters and the numbers of kills.</text:p>
        <text:list text:style-name="L3" text:continue-numbering="true">
          <text:list-item>
            <text:h text:style-name="P44" text:outline-level="1">Game States &amp; <text:change-start text:change-id="ct111551728"/>Relative <text:change-end text:change-id="ct111551728"/>Interfaces</text:h>
          </text:list-item>
        </text:list>
        <text:p text:style-name="P10"><text:change text:change-id="ct111563648"/><text:change-start text:change-id="ct122974472"/></text:p>
        <text:p text:style-name="P10">The interface will developed using <text:a xlink:type="simple" xlink:href="http://guichan.sourceforge.net/wiki/index.php/Main_Page">Guichan</text:a>.<text:change-end text:change-id="ct122974472"/><text:change-start text:change-id="ct111563376"/></text:p>
        <text:list text:style-name="L3" text:continue-numbering="true">
          <text:list-item>
            <text:list text:continue-numbering="true">
              <text:list-item>
                <text:h text:style-name="P26" text:outline-level="2"><text:span text:style-name="T6">Loading State (1) &amp; Interface</text:span><text:change-end text:change-id="ct111563376"/><text:change text:change-id="ct111563240"/><text:change-start text:change-id="ct111566672"/><text:span text:style-name="T21">This is the initial state. During this state the game load everyting it need to run. No input are yet available.</text:span></text:h>
              </text:list-item>
            </text:list>
          </text:list-item>
        </text:list>
        <text:p text:style-name="P2"/>
        <text:p text:style-name="P2">During this state a fixed screen is rendered.<text:change-end text:change-id="ct111566672"/><text:change-start text:change-id="ct111566568"/> Also a message telling what the game is doing is present.<text:change-end text:change-id="ct111566568"/></text:p>
        <text:list text:style-name="L3" text:continue-numbering="true">
          <text:list-item>
            <text:list text:continue-numbering="true">
              <text:list-item>
                <text:h text:style-name="P49" text:outline-level="2">Play State<text:change-start text:change-id="ct111566464"/> (3)<text:change-end text:change-id="ct111566464"/> &amp; Interface</text:h>
              </text:list-item>
            </text:list>
          </text:list-item>
        </text:list>
        <text:p text:style-name="P10">It's the normal game state. The player can play with is character. The world live as expected.</text:p>
        <text:p text:style-name="P10"/>
        <text:p text:style-name="P10">A status bar is available at the bottom of the screen.</text:p>
        <text:p text:style-name="P10">It dimension will be 640*32px.</text:p>
        <text:p text:style-name="P10"/>
        <text:p text:style-name="P10">The rest of screen is filled by the battlefield, characters, non player characters and monsters.<text:change-start text:change-id="ct111568664"/></text:p>
        <text:p text:style-name="P10"/>
        <text:p text:style-name="P10">The player can bring his inventory interface by using the appropriate keyboard key.</text:p>
        <text:p text:style-name="P10">He <text:change-end text:change-id="ct111568664"/><text:change-start text:change-id="ct111568560"/>can also bring his characteristics the same way.</text:p>
        <text:p text:style-name="P10">Both are only to look: the player can't interact with them except to close them no interactions</text:p>
        <text:p text:style-name="P28">TO DEVELOP<text:change-end text:change-id="ct111568560"/><text:change text:change-id="ct111568456"/></text:p>
        <text:list text:style-name="L3" text:continue-numbering="true">
          <text:list-item>
            <text:list text:continue-numbering="true">
              <text:list-item>
                <text:h text:style-name="P49" text:outline-level="2">Pause State<text:change-start text:change-id="ct111562832"/> (4)<text:change-end text:change-id="ct111562832"/> &amp; Interface</text:h>
              </text:list-item>
            </text:list>
          </text:list-item>
        </text:list>
        <text:p text:style-name="P10"><text:change text:change-id="ct111574144"/>It <text:span text:style-name="T1">happen </text:span>when the user has push the escape key. A menu pop-up which ask if the player really <text:span text:style-name="T1">wants to leave the game</text:span><text:change-start text:change-id="ct111574008"/><text:span text:style-name="T1"> or change his options</text:span><text:change-end text:change-id="ct111574008"/><text:change-start text:change-id="ct111573872"/><text:span text:style-name="T1"> (</text:span><text:span text:style-name="T22">TO DEVELOP)</text:span><text:change-end text:change-id="ct111573872"/><text:span text:style-name="T1">.</text:span></text:p>
        <text:p text:style-name="P23"/>
        <text:p text:style-name="P23">The world live normally but the player can't move nor attack but it's still vulnerable to opponents attacks.<text:change-start text:change-id="ct111573768"/></text:p>
        <text:p text:style-name="P23"/>
        <text:p text:style-name="P23">The player can switch between options using Up/Down keys and validate using Enter or NumEnter. Now the player w<text:change-end text:change-id="ct111573768"/><text:change-start text:change-id="ct111566360"/>ill also have the possibility to switch and validate using the mouse (left button to validate).<text:change-end text:change-id="ct111566360"/><text:change text:change-id="ct111566256"/><text:change-start text:change-id="ct111566152"/><text:span text:style-name="T20">Victory state</text:span><text:change-end text:change-id="ct111566152"/><text:change-start text:change-id="ct111562520"/><text:span text:style-name="T20"> (5)</text:span><text:change-end text:change-id="ct111562520"/><text:change-start text:change-id="ct111562624"/><text:span text:style-name="T20"> &amp; interface</text:span><text:change-end text:change-id="ct111562624"/></text:p>
        <text:p text:style-name="P5">It<text:change text:change-id="ct111562728"/> happen when the player have won.<text:change-start text:change-id="ct111579008"/></text:p>
        <text:p text:style-name="P5">First first the player is asked for his/her name.</text:p>
        <text:p text:style-name="P5"><text:change-end text:change-id="ct111579008"/><text:change text:change-id="ct111579112"/><text:change-start text:change-id="ct111579216"/>Then a<text:change-end text:change-id="ct111579216"/><text:change text:change-id="ct111579320"/> victory screen<text:change-start text:change-id="ct67872968"/> is displayed<text:change-end text:change-id="ct67872968"/><text:change-start text:change-id="ct111579424"/>,<text:change-end text:change-id="ct111579424"/> <text:change-start text:change-id="ct67873552"/>and present <text:change-end text:change-id="ct67873552"/><text:change text:change-id="ct111579528"/>the time of the character<text:change-start text:change-id="ct67873696"/>,<text:change-end text:change-id="ct67873696"/> <text:change text:change-id="ct111579632"/>the numbers of kills <text:change-start text:change-id="ct111579736"/>and the player name<text:change-end text:change-id="ct111579736"/><text:change text:change-id="ct111579840"/>.</text:p>
        <text:p text:style-name="P5"/>
        <text:p text:style-name="P5">The empty battlefield will be displayed in background and all deamons will be stopped.</text:p>
        <text:p text:style-name="P5"/>
        <text:p text:style-name="P5">Only the escape, the return and the numpad enter keys will be available and will generate the save of the score than leave the game.<text:change-start text:change-id="ct67874848"/> A mouse left button click will also have the same effect.<text:change-end text:change-id="ct67874848"/><text:change-start text:change-id="ct111582144"/></text:p>
        <text:list text:style-name="L3" text:continue-numbering="true">
          <text:list-item>
            <text:list text:continue-numbering="true">
              <text:list-item>
                <text:h text:style-name="P79" text:outline-level="2">Death State (6) &amp; <text:span text:style-name="T23">Interface</text:span><text:change-end text:change-id="ct111582144"/><text:change-start text:change-id="ct111583376"/></text:h>
              </text:list-item>
            </text:list>
          </text:list-item>
        </text:list>
        <text:p text:style-name="WW-Default"><text:change-end text:change-id="ct111583376"/><text:change-start text:change-id="ct111583240"/>When a character have no life his death animation is launched<text:change-end text:change-id="ct111583240"/><text:change-start text:change-id="ct111583104"/>.</text:p>
        <text:p text:style-name="WW-Default"/>
        <text:p text:style-name="WW-Default">Then a screen <text:change-end text:change-id="ct111583104"/><text:change-start text:change-id="ct111582968"/>saying that the player is dead appear. The world live has normal in background.</text:p>
        <text:p text:style-name="WW-Default"/>
        <text:p text:style-name="WW-Default">The player can use<text:change-end text:change-id="ct111582968"/><text:change-start text:change-id="ct111582832"/> the escape key, the enter key, the numpad enter key or the left mouse button to validate the death screen.</text:p>
        <text:p text:style-name="WW-Default"/>
        <text:p text:style-name="WW-Default">Then the game will leave.<text:change-end text:change-id="ct111582832"/></text:p>
        <text:list text:style-name="L3" text:continue-numbering="true">
          <text:list-item>
            <text:h text:style-name="P44" text:outline-level="1">Rendering System</text:h>
          </text:list-item>
        </text:list>
        <text:p text:style-name="P8"/>
        <text:p text:style-name="P14">The rendering will be 2D only with fix camera looking the battlefield from the sky. Scrolling camera will be available to go in non initial displayed area of the battlefield.</text:p>
        <text:p text:style-name="P14"/>
        <text:p text:style-name="P14"><text:change-start text:change-id="ct111585712"/>The initial screen definition will be 1024*768 in 16b. Changes will be available via the interface or manually via the user config file.<text:change-end text:change-id="ct111585712"/><text:change text:change-id="ct111585608"/></text:p>
        <text:p text:style-name="P14"/>
        <text:p text:style-name="P14">Going to full screen and go back to windows mode is possible.</text:p>
        <text:p text:style-name="P14"/>
        <text:p text:style-name="P14">Resize of the windows is possible too.</text:p>
        <text:p text:style-name="P14"/>
        <text:p text:style-name="P14">The game engine will be RAGE:SDLut currently in development.<text:change-start text:change-id="ct111585504"/> We will use the tagged version 0.01.<text:change-end text:change-id="ct111585504"/></text:p>
        <text:p text:style-name="P55"/>
        <text:p text:style-name="P14"/>
        <text:p text:style-name="P14"/>
        <text:p text:style-name="P14">No lighting model.</text:p>
        <text:p text:style-name="P14"/>
        <text:p text:style-name="P14">Characters will be rendered has 2D bitmap moving across a 2D surface. The minimal clip dimensions are <text:change-start text:change-id="ct111585400"/>16<text:change-end text:change-id="ct111585400"/><text:change text:change-id="ct111585296"/>px*<text:change-start text:change-id="ct111582248"/>16<text:change-end text:change-id="ct111582248"/><text:change text:change-id="ct111582352"/>px and <text:change text:change-id="ct111582456"/>all sprites<text:change-start text:change-id="ct111582560"/> dimensions are multiplicative of this minimal clip<text:change-end text:change-id="ct111582560"/>.</text:p>
        <text:list text:style-name="L3" text:continue-numbering="true">
          <text:list-item>
            <text:h text:style-name="P80" text:outline-level="1">Sound System</text:h>
          </text:list-item>
        </text:list>
        <text:p text:style-name="P14"><text:change-start text:change-id="ct111593312"/>An sfx sound is present inside the escape menu that allow the player to quit. It can be hear each time the player switch between options<text:change-end text:change-id="ct111593312"/><text:change-start text:change-id="ct111593176"/><text:span text:style-name="T3"> or an option is selected via the mouse</text:span><text:change-end text:change-id="ct111593176"/><text:change-start text:change-id="ct111593040"/>.</text:p>
        <text:p text:style-name="P14"/>
        <text:p text:style-name="P14">An sfx will be present when the sword is used.</text:p>
        <text:p text:style-name="P14">An sfx will be present when the bow is used.</text:p>
        <text:p text:style-name="P14">An sfx will be present when a <text:change-end text:change-id="ct111593040"/><text:change text:change-id="ct111592904"/><text:change-start text:change-id="ct111592800"/><text:s/><text:span text:style-name="T3">character</text:span><text:change-end text:change-id="ct111592800"/><text:change-start text:change-id="ct111592696"/> will be hit by <text:change-end text:change-id="ct111592696"/><text:change text:change-id="ct111592592"/><text:change-start text:change-id="ct111592488"/><text:span text:style-name="T3">an</text:span><text:change-end text:change-id="ct111592488"/><text:change-start text:change-id="ct111592384"/> attack.</text:p>
        <text:p text:style-name="P14">An sfx will be present when <text:change-end text:change-id="ct111592384"/><text:change text:change-id="ct111582696"/><text:change-start text:change-id="ct111596560"/><text:span text:style-name="T3">a character</text:span><text:change-end text:change-id="ct111596560"/><text:change-start text:change-id="ct111596664"/> miss <text:change-end text:change-id="ct111596664"/><text:change-start text:change-id="ct111596768"/>h<text:change-end text:change-id="ct111596768"/><text:change-start text:change-id="ct67880496"/>is attack.<text:change-end text:change-id="ct67880496"/><text:change-start text:change-id="ct111598120"/></text:p>
        <text:p text:style-name="P29">An sfx will be present on all characters death (dependent of the character).</text:p>
        <text:p text:style-name="P29"/>
        <text:p text:style-name="P29">SFXs playing can be completely disable via config file (need game restart).<text:change-end text:change-id="ct111598120"/><text:change-start text:change-id="ct111599064"/></text:p>
        <text:p text:style-name="P14"/>
        <text:p text:style-name="P14">Music will be present during play time and can be disable via user config file<text:change-end text:change-id="ct111599064"/><text:change-start text:change-id="ct111599248"/><text:span text:style-name="T3"> (need game restart)</text:span><text:change-end text:change-id="ct111599248"/><text:change-start text:change-id="ct111600192"/>.</text:p>
        <text:p text:style-name="P14"/>
        <text:p text:style-name="P29"><text:change-end text:change-id="ct111600192"/><text:change-start text:change-id="ct111600296"/>Wav format ogg and mp3 are allowed.<text:change-end text:change-id="ct111600296"/><text:change text:change-id="ct111600400"/></text:p>
        <text:p text:style-name="P81"/>
        <text:list text:style-name="L3" text:continue-numbering="true">
          <text:list-item>
            <text:h text:style-name="P80" text:outline-level="1">Game Objectives</text:h>
          </text:list-item>
        </text:list>
        <text:p text:style-name="P14">The objective is to clean the map of all monster as fast as possible.</text:p>
        <text:p text:style-name="P14"/>
        <text:p text:style-name="P14"><text:change text:change-id="ct111602384"/></text:p>
        <text:p text:style-name="P14"><text:change text:change-id="ct111602248"/><text:change-start text:change-id="ct111602112"/>When objective is achieved, the player will be ask to enter his name during keyboard and validate it using the mouse, the Enter or the Numpad Enter key.</text:p>
        <text:p text:style-name="P14"/>
        <text:p text:style-name="P14">A victory screen will be shown in case of victory summarizing numbers of killed and time used to achieve goal and will also have the player name.</text:p>
        <text:p text:style-name="P14"/>
        <text:p text:style-name="P14">Time scores will be saved inside 'time_scores.txt' file with the date of the score, the statistics and the player name.</text:p>
        <text:p text:style-name="P14"/>
        <text:p text:style-name="P14"><text:change-end text:change-id="ct111602112"/><text:change text:change-id="ct111601976"/><text:change-start text:change-id="ct111601840"/></text:p>
        <text:p text:style-name="P14"><text:change-end text:change-id="ct111601840"/></text:p>
        <text:p text:style-name="P14"/>
        <text:list text:style-name="L3" text:continue-numbering="true">
          <text:list-item>
            <text:h text:style-name="P80" text:outline-level="1">Files &amp; Data</text:h>
          </text:list-item>
        </text:list>
        <text:p text:style-name="P81">Convention:</text:p>
        <text:list text:style-name="L13">
          <text:list-item>
            <text:p text:style-name="P82"><text:change-start text:change-id="ct111613856"/>The first letter of each world must be capitalized.</text:p>
          </text:list-item>
          <text:list-item>
            <text:p text:style-name="P82">The extension must be lower case</text:p>
          </text:list-item>
          <text:list-item>
            <text:p text:style-name="P82">Space between words are allowed</text:p>
          </text:list-item>
          <text:list-item>
            <text:p text:style-name="P83"><text:span text:style-name="T4">Name must be explicit: using words like sprite, tileset and anything else that can give a <text:s/>better comprehension of the file is deeply </text:span><text:change-end text:change-id="ct111613856"/>encouraged.</text:p>
          </text:list-item>
          <text:list-item>
            <text:p text:style-name="P83">Data linked to the same type, like for one character or one item, must used the same root<text:change-start text:change-id="ct111614680"/><text:span text:style-name="T24"> name</text:span><text:change-end text:change-id="ct111614680"/>.</text:p>
          </text:list-item>
        </text:list>
        <text:list text:style-name="L3" text:continue-numbering="true">
          <text:list-item>
            <text:list text:continue-numbering="true">
              <text:list-item>
                <text:h text:style-name="P49" text:outline-level="2">Configurations files</text:h>
              </text:list-item>
            </text:list>
          </text:list-item>
        </text:list>
        <text:p text:style-name="P14">Theses files contain all game parameters. They can be edited manually but mustn't contains error cause they can messed up the whole game.<text:change-start text:change-id="ct122831752"/> Their extension is "ini".<text:change-end text:change-id="ct122831752"/></text:p>
        <text:p text:style-name="P14"/>
        <text:p text:style-name="P81">Convention:</text:p>
        <text:list text:style-name="L13">
          <text:list-item text:start-value="1">
            <text:p text:style-name="P82"><text:change-start text:change-id="ct111616552"/>One option per line</text:p>
          </text:list-item>
          <text:list-item>
            <text:p text:style-name="P82">Formatting: option_name = option_value</text:p>
          </text:list-item>
          <text:list-item>
            <text:p text:style-name="P82">Comments begin with #</text:p>
          </text:list-item>
          <text:list-item>
            <text:p text:style-name="P82">The # is only allowed at the beginning of a line<text:change-end text:change-id="ct111616552"/></text:p>
          </text:list-item>
          <text:list-item>
            <text:p text:style-name="P82">For a string value the formatting is: option_name = "option_value". The string returned will be "option_value" with the double quote.</text:p>
          </text:list-item>
          <text:list-item>
            <text:p text:style-name="P82">Option order have no importance</text:p>
          </text:list-item>
        </text:list>
        <text:list text:style-name="L3" text:continue-numbering="true">
          <text:list-item>
            <text:list text:continue-numbering="true">
              <text:list-item>
                <text:list text:continue-numbering="true">
                  <text:list-item>
                    <text:h text:style-name="P75" text:outline-level="3">"Config.ini"</text:h>
                  </text:list-item>
                </text:list>
              </text:list-item>
            </text:list>
          </text:list-item>
        </text:list>
        <text:p text:style-name="P14">This file contains all options linked to the game that the player is allowed to configure manually or preferably via the interface (in a future version).</text:p>
        <text:p text:style-name="P14"/>
        <text:p text:style-name="P14">The first time the game is launched the file is created in the root directory. Next times, the file will be used directly. If deleted a new file with default option will be generated. This give us an easy option reset.</text:p>
        <text:p text:style-name="P14"/>
        <text:p text:style-name="P14">Default file:</text:p>
        <text:p text:style-name="File_20_Description">#screen def</text:p>
        <text:p text:style-name="File_20_Description">SCREEN_WIDTH = <text:change text:change-id="ct111621912"/><text:change-start text:change-id="ct111615520"/><text:span text:style-name="T24">1024</text:span><text:change-end text:change-id="ct111615520"/></text:p>
        <text:p text:style-name="File_20_Description">SCREEN_HEIGHT = <text:change-start text:change-id="ct111615624"/>768<text:change-end text:change-id="ct111615624"/><text:change text:change-id="ct111615728"/></text:p>
        <text:p text:style-name="File_20_Description">SCREEN_BPP = 16</text:p>
        <text:p text:style-name="File_20_Description"/>
        <text:p text:style-name="File_20_Description">#Audio</text:p>
        <text:p text:style-name="File_20_Description">ENABLE_MUSIC = 1</text:p>
        <text:p text:style-name="File_20_Description"/>
        <text:p text:style-name="File_20_Description">###KEYS NAMES ARE ALL CAPITALIZED EXCEPT LETTERS NAME###</text:p>
        <text:p text:style-name="File_20_Description">#Keys 1</text:p>
        <text:p text:style-name="File_20_Description">UP_1 = KKP8</text:p>
        <text:p text:style-name="File_20_Description">DOWN_1 = KKP5</text:p>
        <text:p text:style-name="File_20_Description">LEFT_1 = KKP7</text:p>
        <text:p text:style-name="File_20_Description">RIGHT_1 = KKP9</text:p>
        <text:p text:style-name="File_20_Description">ATTACK_1 = KKPDIVIDE</text:p>
        <text:p text:style-name="File_20_Description">CHANGE_ATTACK_MODE_1 = KKPMULTIPLY</text:p>
        <text:p text:style-name="File_20_Description">MENU_CALL_1 = KESCAPE</text:p>
        <text:p text:style-name="File_20_Description">WINDOW_MODE_1 = KF11</text:p>
        <text:p text:style-name="File_20_Description"/>
        <text:p text:style-name="File_20_Description">#Keys 2</text:p>
        <text:p text:style-name="File_20_Description">UP_2 = KUP</text:p>
        <text:p text:style-name="File_20_Description">DOWN_2 = KDOWN</text:p>
        <text:p text:style-name="File_20_Description">LEFT_2 = KLEFT</text:p>
        <text:p text:style-name="File_20_Description">RIGHT_2 = KRIGHT</text:p>
        <text:p text:style-name="File_20_Description">ATTACK_2 = KRCTRL</text:p>
        <text:p text:style-name="File_20_Description">CHANGE_ATTACK_MODE_2 = KRSHIFT</text:p>
        <text:p text:style-name="File_20_Description">MENU_CALL_2 = </text:p>
        <text:p text:style-name="File_20_Description">WINDOW_MODE_2 = </text:p>
        <text:list text:style-name="L4" text:continue-numbering="true">
          <text:list-item>
            <text:list text:continue-numbering="true">
              <text:list-item>
                <text:list text:continue-numbering="true">
                  <text:list-item>
                    <text:h text:style-name="P84" text:outline-level="3"><text:change text:change-id="ct122831856"/></text:h>
                  </text:list-item>
                </text:list>
              </text:list-item>
            </text:list>
          </text:list-item>
        </text:list>
        <text:list text:style-name="L14">
          <text:list-item>
            <text:list>
              <text:list-item>
                <text:list>
                  <text:list-item>
                    <text:h text:style-name="P85" text:outline-level="3">"Config/Dev_Config.ini"</text:h>
                  </text:list-item>
                </text:list>
              </text:list-item>
            </text:list>
          </text:list-item>
        </text:list>
        <text:p text:style-name="P14">This file is similar to the "config.ini" file in the sense that it contains options of many sort. But it differ in the way that all these option are meant to be tweaked only by game developers that know what they're doing.</text:p>
        <text:p text:style-name="P14">It contains all game options and players options not present elsewhere and so it's the first place to look for when you're searching for an option.</text:p>
        <text:p text:style-name="P14">It mustn't not be deleted cause it's not re-created automatically.</text:p>
        <text:p text:style-name="P14"/>
        <text:p text:style-name="P14">Default file:</text:p>
        <text:p text:style-name="File_20_Description">#frame rate</text:p>
        <text:p text:style-name="File_20_Description">FRAMES_PER_SECOND = 60</text:p>
        <text:p text:style-name="File_20_Description"/>
        <text:p text:style-name="File_20_Description">#Windows</text:p>
        <text:p text:style-name="File_20_Description">Window_Name = "Project 0 - 2D v0.0<text:change-start text:change-id="ct111636568"/>4<text:change-end text:change-id="ct111636568"/><text:change text:change-id="ct111636432"/>"</text:p>
        <text:p text:style-name="File_20_Description"/>
        <text:p text:style-name="File_20_Description">#level dimensions</text:p>
        <text:p text:style-name="File_20_Description">LEVEL_WIDTH = <text:change text:change-id="ct111636296"/><text:change-start text:change-id="ct111636160"/>4096<text:change-end text:change-id="ct111636160"/></text:p>
        <text:p text:style-name="File_20_Description">LEVEL_HEIGHT = <text:change text:change-id="ct111636024"/><text:change-start text:change-id="ct111635888"/>4096<text:change-end text:change-id="ct111635888"/></text:p>
        <text:p text:style-name="File_20_Description"/>
        <text:p text:style-name="File_20_Description">#default players/monsters sprite dimensions</text:p>
        <text:p text:style-name="File_20_Description">PC_WIDTH = 32</text:p>
        <text:p text:style-name="File_20_Description">PC_HEIGHT = 32</text:p>
        <text:p text:style-name="File_20_Description">MO_WIDTH = 32</text:p>
        <text:p text:style-name="File_20_Description">MO_HEIGHT = 32</text:p>
        <text:p text:style-name="File_20_Description"/>
        <text:p text:style-name="File_20_Description">#character initial position</text:p>
        <text:p text:style-name="File_20_Description">CH_INITIAL_X = 192</text:p>
        <text:p text:style-name="File_20_Description">CH_INITIAL_Y = 224</text:p>
        <text:p text:style-name="File_20_Description"/>
        <text:p text:style-name="File_20_Description">#Character velocity (px/s)</text:p>
        <text:p text:style-name="File_20_Description">CH_VEL = 120</text:p>
        <text:p text:style-name="File_20_Description"/>
        <text:p text:style-name="File_20_Description">#Directions representation</text:p>
        <text:p text:style-name="File_20_Description">CH_RIGHT = 0</text:p>
        <text:p text:style-name="File_20_Description">CH_RIGHT_DOWN = 1</text:p>
        <text:p text:style-name="File_20_Description">CH_DOWN = 2</text:p>
        <text:p text:style-name="File_20_Description">CH_LEFT_DOWN = 3</text:p>
        <text:p text:style-name="File_20_Description">CH_LEFT = 4</text:p>
        <text:p text:style-name="File_20_Description">CH_LEFT_UP = 5</text:p>
        <text:p text:style-name="File_20_Description">CH_UP = 6</text:p>
        <text:p text:style-name="File_20_Description">CH_RIGHT_UP = 7</text:p>
        <text:p text:style-name="File_20_Description"/>
        <text:p text:style-name="File_20_Description">#monsters level const</text:p>
        <text:p text:style-name="File_20_Description">INITIAL_MONSTERS = 15</text:p>
        <text:p text:style-name="File_20_Description">MAX_MONSTERS_SIMULTANEOUSLY = 30</text:p>
        <text:p text:style-name="File_20_Description"/>
        <text:p text:style-name="File_20_Description">#status bar dimension</text:p>
        <text:p text:style-name="File_20_Description">STATUS_BAR_H = 32</text:p>
        <text:p text:style-name="File_20_Description"/>
        <text:p text:style-name="File_20_Description">#Life Bar dimensions</text:p>
        <text:p text:style-name="File_20_Description">LIFE_BAR_WIDTH = 32</text:p>
        <text:p text:style-name="File_20_Description">LIFE_BAR_HEIGHT = 6</text:p>
        <text:p text:style-name="File_20_Description"/>
        <text:p text:style-name="File_20_Description">#Battlefield sprite dimensions</text:p>
        <text:p text:style-name="File_20_Description">BATF_SPRITE_W = 32</text:p>
        <text:p text:style-name="File_20_Description">BATF_SPRITE_H = 32</text:p>
        <text:p text:style-name="File_20_Description"/>
        <text:p text:style-name="File_20_Description">#BackGround Types</text:p>
        <text:p text:style-name="File_20_Description">EMPTY_GROUND = 00</text:p>
        <text:p text:style-name="File_20_Description">GRASS_GROUND = 01</text:p>
        <text:p text:style-name="File_20_Description">SAND_GROUND = 10</text:p>
        <text:p text:style-name="File_20_Description">RIVER_GROUND = 20</text:p>
        <text:p text:style-name="File_20_Description">LAKE_GROUND = 25</text:p>
        <text:p text:style-name="File_20_Description">BRIDGE_GROUND = 40</text:p>
        <text:p text:style-name="File_20_Description"/>
        <text:p text:style-name="File_20_Description">#BG Types filenames</text:p>
        <text:p text:style-name="File_20_Description">GRASS_GROUND_Filename = "Data/Battlefield/Grass.png"</text:p>
        <text:p text:style-name="File_20_Description">SAND_GROUND_Filename = "Data/Battlefield/Sand Tileset.png"</text:p>
        <text:p text:style-name="File_20_Description">RIVER_GROUND_Filename = "Data/Battlefield/Water.png"</text:p>
        <text:p text:style-name="File_20_Description">LAKE_GROUND_Filename = "Data/Battlefield/Water.png"</text:p>
        <text:p text:style-name="File_20_Description">BRIDGE_GROUND_Filename = "Data/Battlefield/tankbrigade.bmp"</text:p>
        <text:p text:style-name="File_20_Description"/>
        <text:p text:style-name="File_20_Description">#Environment Types</text:p>
        <text:p text:style-name="File_20_Description">NOTHING_ENV = 00;</text:p>
        <text:p text:style-name="File_20_Description">TREE_ENV = 01;</text:p>
        <text:p text:style-name="File_20_Description">ROCK_ENV = 10;</text:p>
        <text:p text:style-name="File_20_Description">WALL_ENV = 20;</text:p>
        <text:p text:style-name="File_20_Description">HOUSE_ENV = 30;</text:p>
        <text:p text:style-name="File_20_Description"/>
        <text:p text:style-name="File_20_Description">#Env types filenames</text:p>
        <text:p text:style-name="File_20_Description">TREE_ENV_Filename = "Data/Battlefield/Trees Tileset.png"</text:p>
        <text:p text:style-name="File_20_Description">ROCK_ENV_Filename = "Data/Battlefield/Rock.png"</text:p>
        <text:p text:style-name="File_20_Description">WALL_ENV_Filename = "Data/Battlefield/Wall.png"</text:p>
        <text:p text:style-name="File_20_Description">HOUSE_ENV_Filename = "Data/Battlefield/Houses Tileset.png"</text:p>
        <text:p text:style-name="File_20_Description"/>
        <text:p text:style-name="File_20_Description">#State of the game at the begining: 'ingame' state</text:p>
        <text:p text:style-name="File_20_Description">GLOBAL_GAME_STATE = 3</text:p>
        <text:p text:style-name="File_20_Description"/>
        <text:p text:style-name="File_20_Description">#Name of the log file</text:p>
        <text:p text:style-name="File_20_Description">Log_Name = "Project 0.log"</text:p>
        <text:h text:style-name="P86" text:outline-level="2"><text:change-start text:change-id="ct122833096"/>Descriptions Files</text:h>
        <text:p text:style-name="P14">These files are xml files. They are loaded in code using the library <text:a xlink:type="simple" xlink:href="http://xmlsoft.org/">libxml2</text:a>. Each item, character, animation, tileset is defined by a description file.</text:p>
        <text:p text:style-name="P33"><text:change-end text:change-id="ct122833096"/>"Data/Characters/xxx.<text:change-start text:change-id="ct122385872"/>xml<text:change-end text:change-id="ct122385872"/><text:change text:change-id="ct122386376"/></text:p>
        <text:p text:style-name="P14">Theses files store characteristics for <text:change text:change-id="ct122403856"/><text:change-start text:change-id="ct122151056"/>each<text:change-end text:change-id="ct122151056"/> characters of the game managed by the game itself like monsters and npc. They all have the same template but some options might not been present in a file if not useful.</text:p>
        <text:p text:style-name="P14">They are used by the character's constructor.</text:p>
        <text:p text:style-name="P14">The convention it that the name of the <text:change text:change-id="ct122572720"/><text:change-start text:change-id="ct116734280"/>xml<text:change-end text:change-id="ct116734280"/> must be the same, or at least have the same root, than the character's sprites files (example: "NPC.<text:change-start text:change-id="ct122460096"/>png<text:change-end text:change-id="ct122460096"/><text:change text:change-id="ct122465616"/>" &amp; "NPC.<text:change text:change-id="ct122569216"/><text:change-start text:change-id="ct122569320"/>xml<text:change-end text:change-id="ct122569320"/>").</text:p>
        <text:p text:style-name="P14"/>
        <text:p text:style-name="P14">Template/Example file<text:change-start text:change-id="ct122465816"/> <text:span text:style-name="T13">(TO UPDATE)</text:span><text:change-end text:change-id="ct122465816"/>:</text:p>
        <text:p text:style-name="File_20_Description">Sprite_Width = 32</text:p>
        <text:p text:style-name="File_20_Description">Sprite_Height = 32</text:p>
        <text:p text:style-name="File_20_Description">Sprite_Filename = "Data/Characters/NPC.bmp"</text:p>
        <text:p text:style-name="File_20_Description"/>
        <text:p text:style-name="File_20_Description">Initial_Position_X = 1088</text:p>
        <text:p text:style-name="File_20_Description">Initial_Position_Y = 352</text:p>
        <text:p text:style-name="File_20_Description"/>
        <text:p text:style-name="File_20_Description">#Only allowed inside city walls</text:p>
        <text:p text:style-name="File_20_Description">Allowed_Area_X = 1056</text:p>
        <text:p text:style-name="File_20_Description">Allowed_Area_Y = 320</text:p>
        <text:p text:style-name="File_20_Description">Allowed_Area_W = 160</text:p>
        <text:p text:style-name="File_20_Description">Allowed_Area_H = 288</text:p>
        <text:p text:style-name="File_20_Description"/>
        <text:p text:style-name="File_20_Description">#Velocity in px/cycle</text:p>
        <text:p text:style-name="File_20_Description">CH_VEL = 2</text:p>
        <text:p text:style-name="File_20_Description"/>
        <text:p text:style-name="File_20_Description">#Characteristics</text:p>
        <text:p text:style-name="File_20_Description">Life = 100</text:p>
        <text:p text:style-name="File_20_Description">Armor = 0<text:change text:change-id="ct122475352"/><text:change-start text:change-id="ct122459896"/><text:span text:style-name="T25">"Data/Characters/xxx Animation.xml"</text:span></text:p>
        <text:p text:style-name="P14">These <text:change-end text:change-id="ct122459896"/><text:change-start text:change-id="ct67791664"/>files defined an animation characteristics. They all have the same template.<text:change-end text:change-id="ct67791664"/><text:change-start text:change-id="ct67804784"/> They are loaded by the character main xml file.</text:p>
        <text:p text:style-name="P14"/>
        <text:p text:style-name="P14">Template/Example file:</text:p>
        <text:p text:style-name="File_20_Description">file<text:change-end text:change-id="ct67804784"/></text:p>
        <text:p text:style-name="P35">"Data/Items/xxx.<text:change-start text:change-id="ct123158280"/>xml<text:change-end text:change-id="ct123158280"/><text:change text:change-id="ct122833296"/>"</text:p>
        <text:p text:style-name="P14">Theses files store characteristics for all items of the game. They all have the same template but some options might not been present in a file if not useful.</text:p>
        <text:p text:style-name="P14">They are used by the character's constructor or the item constructor.</text:p>
        <text:p text:style-name="P14">The convention it that the name of the <text:change text:change-id="ct67844480"/><text:change-start text:change-id="ct67844584"/>xml<text:change-end text:change-id="ct67844584"/> must be the same, or at least have the same root, than the item's sprites files (example: "Arrow.png" &amp; "Arrow.i<text:change-start text:change-id="ct122151256"/>xml<text:change-end text:change-id="ct122151256"/><text:change text:change-id="ct67844280"/>").</text:p>
        <text:p text:style-name="P14"/>
        <text:p text:style-name="P14">Template/Example file:</text:p>
        <text:p text:style-name="File_20_Description">Sprite_Width = 32</text:p>
        <text:p text:style-name="File_20_Description">Sprite_Height = 32</text:p>
        <text:p text:style-name="File_20_Description">Filename = "Data/Items/Arrow.png"</text:p>
        <text:p text:style-name="File_20_Description">Arrow_Vel = 8</text:p>
        <text:h text:style-name="P86" text:outline-level="2"><text:change-start text:change-id="ct188113280"/>Other files</text:h>
        <text:p text:style-name="P35">"Best_Scores.txt"</text:p>
        <text:p text:style-name="P14">Contains the best scores an user have made with score's characteristics: time, number of killed, player name.</text:p>
        <text:p text:style-name="P14">It's created the first time a victory is achieved on the player computer.</text:p>
        <text:p text:style-name="P14"/>
        <text:h text:style-name="Heading_20_3" text:outline-level="3">"Credits.txt"</text:h>
        <text:p text:style-name="P14">Credits of game.</text:p>
        <text:p text:style-name="P14">It list everyone that make this great game possible. It's designed to be completed during development course.</text:p>
        <text:p text:style-name="P14"/>
        <text:h text:style-name="P86" text:outline-level="2"><text:change-end text:change-id="ct188113280"/>Organization</text:h>
        <text:list text:style-name="L3" text:continue-numbering="true">
          <text:list-item>
            <text:list text:continue-numbering="true">
              <text:list-item>
                <text:list text:continue-numbering="true">
                  <text:list-item>
                    <text:h text:style-name="P74" text:outline-level="3">Root directory</text:h>
                  </text:list-item>
                </text:list>
              </text:list-item>
            </text:list>
          </text:list-item>
        </text:list>
        <text:p text:style-name="P14">In this folder there will be the exe file, necessary dll and user config file.</text:p>
        <text:list text:style-name="L3" text:continue-numbering="true">
          <text:list-item>
            <text:list text:continue-numbering="true">
              <text:list-item>
                <text:list text:continue-numbering="true">
                  <text:list-item>
                    <text:h text:style-name="P75" text:outline-level="3">Data directory</text:h>
                  </text:list-item>
                </text:list>
              </text:list-item>
            </text:list>
          </text:list-item>
        </text:list>
        <text:p text:style-name="P14">All data will be present inside this folder and will be organized in sub folder<text:change-start text:change-id="ct187742072"/>s<text:change-end text:change-id="ct187742072"/>:</text:p>
        <text:list text:style-name="L15">
          <text:list-item>
            <text:p text:style-name="P87">A sub folder 'Characters' for characters containing character's sprite or tile and theirs characteristics file</text:p>
          </text:list-item>
          <text:list-item>
            <text:p text:style-name="P87">A sub folder 'SFXs' for sfxs sounds</text:p>
          </text:list-item>
          <text:list-item>
            <text:p text:style-name="P87">A sub folder 'Musics' for musics files</text:p>
          </text:list-item>
          <text:list-item>
            <text:p text:style-name="P87">A sub folder 'Battlefield' for battlefield definition, sprites and tiles<text:change-start text:change-id="ct187740968"/>. This folder his divided into two sub folders:</text:p>
            <text:list>
              <text:list-item>
                <text:p text:style-name="P87">Background: for background stuffs</text:p>
              </text:list-item>
              <text:list-item>
                <text:p text:style-name="P87">Environment: for environment stuffs<text:change-end text:change-id="ct187740968"/></text:p>
              </text:list-item>
            </text:list>
          </text:list-item>
          <text:list-item>
            <text:p text:style-name="P87">A sub folder 'Interface' for interface menu, buttons, ...</text:p>
          </text:list-item>
          <text:list-item>
            <text:p text:style-name="P87">A sub folder 'Items' for items (like arrow)</text:p>
          </text:list-item>
          <text:list-item>
            <text:p text:style-name="P87">A sub folder 'Fonts' for fonts</text:p>
          </text:list-item>
          <text:list-item>
            <text:p text:style-name="P87">A sub folder 'Movies' for movies</text:p>
          </text:list-item>
        </text:list>
        <text:list text:style-name="L3" text:continue-numbering="true">
          <text:list-item>
            <text:list text:continue-numbering="true">
              <text:list-item>
                <text:list text:continue-numbering="true">
                  <text:list-item>
                    <text:h text:style-name="P75" text:outline-level="3">Config Directory</text:h>
                  </text:list-item>
                </text:list>
              </text:list-item>
            </text:list>
          </text:list-item>
        </text:list>
        <text:p text:style-name="P14">All dev config files will be saved inside this folder.</text:p>
        <text:list text:style-name="L3" text:continue-numbering="true">
          <text:list-item>
            <text:list text:continue-numbering="true">
              <text:list-item>
                <text:list text:continue-numbering="true">
                  <text:list-item>
                    <text:h text:style-name="P75" text:outline-level="3">Saves Directory</text:h>
                  </text:list-item>
                </text:list>
              </text:list-item>
            </text:list>
          </text:list-item>
        </text:list>
        <text:p text:style-name="P14">Will contains character save file<text:change text:change-id="ct188105288"/><text:change-start text:change-id="ct188108256"/> which is for now exactly as another character<text:change-end text:change-id="ct188108256"/><text:change-start text:change-id="ct187744368"/> description file but have the extension "sav" instead of "xml" (it's still an xml file)<text:change-end text:change-id="ct187744368"/>.</text:p>
        <text:list text:style-name="L3" text:continue-numbering="true">
          <text:list-item>
            <text:list text:continue-numbering="true">
              <text:list-item>
                <text:list text:continue-numbering="true">
                  <text:list-item>
                    <text:h text:style-name="P75" text:outline-level="3">Specif Directory</text:h>
                  </text:list-item>
                </text:list>
              </text:list-item>
            </text:list>
          </text:list-item>
        </text:list>
        <text:p text:style-name="P14">Contains the specification file related to the current version.</text:p>
        <text:p text:style-name="P14"/>
        <text:p text:style-name="P1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StarSymbol2" svg:font-family="StarSymbol"/>
    <style:font-face style:name="MS Mincho" svg:font-family="'MS Mincho', 'Arial Unicode MS'" style:font-family-generic="roman"/>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styles>
    <draw:marker draw:name="msArrowEnd_20_5" draw:display-name="msArrowEnd 5" svg:viewBox="0 0 210 210" svg:d="m105 0 105 210h-210z"/>
    <draw:stroke-dash draw:name="Dash_20_2" draw:display-name="Dash 2" draw:style="rect" draw:dots1="1" draw:dots1-length="0.026cm" draw:distance="0.026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WW-Default" style:class="text">
      <style:paragraph-properties fo:margin-top="0cm" fo:margin-bottom="0.212cm"/>
    </style:style>
    <style:style style:name="Text_20_body_20_indent" style:display-name="Text body indent" style:family="paragraph" style:parent-style-name="WW-Default" style:class="text">
      <style:paragraph-properties fo:margin-left="0.499cm" fo:margin-right="0cm" fo:margin-top="0cm" fo:margin-bottom="0.212cm" fo:text-indent="0cm" style:auto-text-indent="false"/>
    </style:style>
    <style:style style:name="Salutation" style:family="paragraph" style:parent-style-name="WW-Default" style:class="text">
      <style:paragraph-properties text:number-lines="false" text:line-number="0"/>
    </style:style>
    <style:style style:name="Signature" style:family="paragraph" style:parent-style-name="WW-Default"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WW-Default" style:next-style-name="WW-Default"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 style:next-style-name="WW-Default" style:class="text" style:default-outline-level="1">
      <style:paragraph-properties fo:margin-left="0cm" fo:margin-right="0cm" fo:text-align="start" style:justify-single-word="false" fo:text-indent="0cm" style:auto-text-indent="false"/>
      <style:text-properties fo:font-size="20pt" fo:language="en" fo:country="US" style:text-underline-style="none" fo:font-weight="bold" style:font-size-asian="20pt" style:font-weight-asian="bold" style:font-size-complex="16pt" style:font-weight-complex="bold"/>
    </style:style>
    <style:style style:name="Heading_20_2" style:display-name="Heading 2" style:family="paragraph" style:parent-style-name="Heading" style:next-style-name="WW-Default" style:class="text" style:default-outline-level="2">
      <style:paragraph-properties fo:margin-left="2cm" fo:margin-right="0cm" fo:margin-top="0.423cm" fo:margin-bottom="0.212cm" fo:text-align="justify" style:justify-single-word="false" fo:orphans="0" fo:widows="0" fo:hyphenation-ladder-count="no-limit" fo:text-indent="0cm" style:auto-text-indent="false" fo:keep-with-next="always" style:text-autospace="ideograph-alpha" style:punctuation-wrap="hanging" style:line-break="strict" style:writing-mode="lr-tb">
        <style:tab-stops>
          <style:tab-stop style:position="0cm"/>
        </style:tab-stops>
      </style:paragraph-properties>
      <style:text-properties fo:color="#000000" style:font-name="Arial" fo:font-size="14pt" fo:language="en" fo:country="US" fo:font-style="italic" fo:font-weight="bold" style:font-name-asian="MS Mincho" style:font-size-asian="14pt" style:font-style-asian="italic" style:font-weight-asian="bold" style:font-name-complex="Tahoma1" style:font-size-complex="14pt" style:language-complex="zxx" style:country-complex="none" style:font-style-complex="italic" style:font-weight-complex="bold" fo:hyphenate="false" fo:hyphenation-remain-char-count="2" fo:hyphenation-push-char-count="2"/>
    </style:style>
    <style:style style:name="Heading_20_3" style:display-name="Heading 3" style:family="paragraph" style:parent-style-name="Heading" style:next-style-name="WW-Default" style:class="text" style:default-outline-level="3">
      <style:paragraph-properties fo:margin-left="0cm" fo:margin-right="0cm" fo:text-indent="0cm" style:auto-text-indent="false"/>
      <style:text-properties fo:font-size="13pt" fo:language="en" fo:country="US" fo:font-weight="bold" style:font-size-asian="13pt" style:font-weight-asian="bold" style:font-size-complex="14pt" style:font-weight-complex="bold"/>
    </style:style>
    <style:style style:name="Heading_20_4" style:display-name="Heading 4" style:family="paragraph" style:parent-style-name="Heading_20_3" style:next-style-name="WW-Default" style:class="text">
      <style:paragraph-properties fo:margin-left="0cm" fo:margin-right="0cm" fo:text-indent="0cm" style:auto-text-indent="false"/>
      <style:text-properties fo:font-size="12pt" fo:language="en" fo:country="US"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0cm" fo:margin-right="0cm" fo:text-indent="0cm" style:auto-text-indent="false"/>
      <style:text-properties fo:font-size="12pt" fo:language="en" fo:country="US" fo:font-weight="bold" style:font-size-asian="12pt" style:font-weight-asian="bold" style:font-size-complex="12pt" style:font-weight-complex="bold"/>
    </style:style>
    <style:style style:name="List" style:family="paragraph" style:parent-style-name="Text_20_body" style:class="list">
      <style:text-properties style:font-name-complex="Tahoma1"/>
    </style:style>
    <style:style style:name="Footer" style:family="paragraph" style:parent-style-name="WW-Defaul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WW-Default" style:class="extra">
      <style:paragraph-properties text:number-lines="false" text:line-number="0"/>
    </style:style>
    <style:style style:name="Caption" style:family="paragraph" style:parent-style-name="WW-Default"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WW-Default" style:class="extra"/>
    <style:style style:name="Index" style:family="paragraph" style:parent-style-name="WW-Default"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Default" style:class="index">
      <style:paragraph-properties fo:text-align="start" style:justify-single-word="false" text:number-lines="false" text:line-number="0">
        <style:tab-stops>
          <style:tab-stop style:position="16.999cm" style:type="right" style:leader-style="dotted" style:leader-text="."/>
        </style:tab-stops>
      </style:paragraph-properties>
    </style:style>
    <style:style style:name="Contents_20_2" style:display-name="Contents 2" style:family="paragraph" style:parent-style-name="WW-Default" style:class="index">
      <style:paragraph-properties fo:margin-left="0.499cm" fo:margin-right="0cm" fo:text-align="start" style:justify-single-word="false" fo:text-indent="0cm" style:auto-text-indent="false" text:number-lines="false" text:line-number="0">
        <style:tab-stops>
          <style:tab-stop style:position="16.499cm" style:type="right" style:leader-style="dotted" style:leader-text="."/>
        </style:tab-stops>
      </style:paragraph-properties>
    </style:style>
    <style:style style:name="Contents_20_3" style:display-name="Contents 3" style:family="paragraph" style:parent-style-name="WW-Default" style:class="index">
      <style:paragraph-properties fo:margin-left="0.998cm" fo:margin-right="0cm" fo:text-align="start" style:justify-single-word="false" fo:text-indent="0cm" style:auto-text-indent="false" text:number-lines="false" text:line-number="0">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align="start" style:justify-single-word="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align="start" style:justify-single-word="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WW-Default" style:family="paragraph">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font-name-asian="Lucida Sans Unicode" style:font-size-asian="12pt" style:font-name-complex="Tahoma1" style:font-size-complex="12pt" style:language-complex="zxx" style:country-complex="none" fo:hyphenate="false" fo:hyphenation-remain-char-count="2" fo:hyphenation-push-char-count="2"/>
    </style:style>
    <style:style style:name="XML_20_Description" style:display-name="XML Description" style:family="paragraph" style:parent-style-name="WW-Default">
      <style:paragraph-properties fo:text-align="start" style:justify-single-word="false"/>
      <style:text-properties fo:font-size="10pt" style:text-underline-style="none" fo:background-color="#e6e6e6" style:font-size-asian="10pt" style:font-size-complex="10pt"/>
    </style:style>
    <style:style style:name="File_20_Description" style:display-name="File Description" style:family="paragraph" style:parent-style-name="WW-Default" style:class="text">
      <style:paragraph-properties fo:margin-left="0cm" fo:margin-right="0cm" fo:text-align="justify" style:justify-single-word="false" fo:orphans="0" fo:widows="0" fo:hyphenation-ladder-count="no-limit" fo:text-indent="0cm" style:auto-text-indent="false" fo:background-color="#e6e6e6" fo:padding="0.049cm" fo:border="0.002cm solid #000000" style:shadow="none" style:text-autospace="ideograph-alpha" style:punctuation-wrap="hanging" style:line-break="strict" style:writing-mode="lr-tb">
        <style:tab-stops>
          <style:tab-stop style:position="0cm"/>
        </style:tab-stops>
        <style:background-image/>
      </style:paragraph-properties>
      <style:text-properties fo:color="#000000" style:font-name="Times New Roman" fo:font-size="8pt" fo:language="en" fo:country="US" style:text-underline-style="none" style:font-name-asian="Lucida Sans Unicode" style:font-size-asian="8pt" style:font-name-complex="Tahoma1" style:font-size-complex="8pt" style:language-complex="zxx" style:country-complex="none" fo:hyphenate="false" fo:hyphenation-remain-char-count="2" fo:hyphenation-push-char-count="2"/>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Definition" style:family="text"/>
    <style:style style:name="WW8Num3z0" style:family="text">
      <style:text-properties style:font-name="Symbol" fo:font-size="9pt" style:font-size-asian="9pt" style:font-name-complex="StarSymbol1" style:font-size-complex="9pt"/>
    </style:style>
    <style:style style:name="WW8Num9z0" style:family="text">
      <style:text-properties style:font-name="Symbol" fo:font-size="9pt" style:font-size-asian="9pt" style:font-name-complex="StarSymbol1" style:font-size-complex="9pt"/>
    </style:style>
    <style:style style:name="WW8Num10z0" style:family="text">
      <style:text-properties style:font-name="Symbol" fo:font-size="9pt" style:font-size-asian="9pt" style:font-name-complex="StarSymbol1" style:font-size-complex="9pt"/>
    </style:style>
    <style:style style:name="Police_20_par_20_défaut" style:display-name="Police par défaut" style:family="text"/>
    <style:style style:name="WW8Num2z0" style:family="text">
      <style:text-properties style:font-name="StarSymbol1" fo:font-size="9pt" style:font-size-asian="9pt" style:font-name-complex="StarSymbol1" style:font-size-complex="9pt"/>
    </style:style>
    <style:style style:name="Police_20_par_20_défaut1" style:display-name="Police par défaut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27cm" text:min-label-width="0.635cm"/>
        <style:text-properties style:font-name="Symbol"/>
      </text:list-level-style-bullet>
      <text:list-level-style-bullet text:level="3" text:style-name="WW8Num3z0" style:num-suffix="." text:bullet-char="">
        <style:list-level-properties text:space-before="1.905cm" text:min-label-width="0.635cm"/>
        <style:text-properties style:font-name="Symbol"/>
      </text:list-level-style-bullet>
      <text:list-level-style-bullet text:level="4" text:style-name="WW8Num3z0" style:num-suffix="." text:bullet-char="">
        <style:list-level-properties text:space-before="2.54cm" text:min-label-width="0.635cm"/>
        <style:text-properties style:font-name="Symbol"/>
      </text:list-level-style-bullet>
      <text:list-level-style-bullet text:level="5" text:style-name="WW8Num3z0" style:num-suffix="." text:bullet-char="">
        <style:list-level-properties text:space-before="3.175cm" text:min-label-width="0.635cm"/>
        <style:text-properties style:font-name="Symbol"/>
      </text:list-level-style-bullet>
      <text:list-level-style-bullet text:level="6" text:style-name="WW8Num3z0" style:num-suffix="." text:bullet-char="">
        <style:list-level-properties text:space-before="3.81cm" text:min-label-width="0.635cm"/>
        <style:text-properties style:font-name="Symbol"/>
      </text:list-level-style-bullet>
      <text:list-level-style-bullet text:level="7" text:style-name="WW8Num3z0" style:num-suffix="." text:bullet-char="">
        <style:list-level-properties text:space-before="4.445cm" text:min-label-width="0.635cm"/>
        <style:text-properties style:font-name="Symbol"/>
      </text:list-level-style-bullet>
      <text:list-level-style-bullet text:level="8" text:style-name="WW8Num3z0" style:num-suffix="." text:bullet-char="">
        <style:list-level-properties text:space-before="5.08cm" text:min-label-width="0.635cm"/>
        <style:text-properties style:font-name="Symbol"/>
      </text:list-level-style-bullet>
      <text:list-level-style-bullet text:level="9" text:style-name="WW8Num3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5">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6">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7">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8">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0" style:num-suffix="." text:bullet-char="">
        <style:list-level-properties text:space-before="1.27cm" text:min-label-width="0.635cm"/>
        <style:text-properties style:font-name="Symbol"/>
      </text:list-level-style-bullet>
      <text:list-level-style-bullet text:level="3" text:style-name="WW8Num9z0" style:num-suffix="." text:bullet-char="">
        <style:list-level-properties text:space-before="1.905cm" text:min-label-width="0.635cm"/>
        <style:text-properties style:font-name="Symbol"/>
      </text:list-level-style-bullet>
      <text:list-level-style-bullet text:level="4" text:style-name="WW8Num9z0" style:num-suffix="." text:bullet-char="">
        <style:list-level-properties text:space-before="2.54cm" text:min-label-width="0.635cm"/>
        <style:text-properties style:font-name="Symbol"/>
      </text:list-level-style-bullet>
      <text:list-level-style-bullet text:level="5" text:style-name="WW8Num9z0" style:num-suffix="." text:bullet-char="">
        <style:list-level-properties text:space-before="3.175cm" text:min-label-width="0.635cm"/>
        <style:text-properties style:font-name="Symbol"/>
      </text:list-level-style-bullet>
      <text:list-level-style-bullet text:level="6" text:style-name="WW8Num9z0" style:num-suffix="." text:bullet-char="">
        <style:list-level-properties text:space-before="3.81cm" text:min-label-width="0.635cm"/>
        <style:text-properties style:font-name="Symbol"/>
      </text:list-level-style-bullet>
      <text:list-level-style-bullet text:level="7" text:style-name="WW8Num9z0" style:num-suffix="." text:bullet-char="">
        <style:list-level-properties text:space-before="4.445cm" text:min-label-width="0.635cm"/>
        <style:text-properties style:font-name="Symbol"/>
      </text:list-level-style-bullet>
      <text:list-level-style-bullet text:level="8" text:style-name="WW8Num9z0" style:num-suffix="." text:bullet-char="">
        <style:list-level-properties text:space-before="5.08cm" text:min-label-width="0.635cm"/>
        <style:text-properties style:font-name="Symbol"/>
      </text:list-level-style-bullet>
      <text:list-level-style-bullet text:level="9" text:style-name="WW8Num9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0" style:num-suffix="." text:bullet-char="">
        <style:list-level-properties text:space-before="1.27cm" text:min-label-width="0.635cm"/>
        <style:text-properties style:font-name="Symbol"/>
      </text:list-level-style-bullet>
      <text:list-level-style-bullet text:level="3" text:style-name="WW8Num10z0" style:num-suffix="." text:bullet-char="">
        <style:list-level-properties text:space-before="1.905cm" text:min-label-width="0.635cm"/>
        <style:text-properties style:font-name="Symbol"/>
      </text:list-level-style-bullet>
      <text:list-level-style-bullet text:level="4" text:style-name="WW8Num10z0" style:num-suffix="." text:bullet-char="">
        <style:list-level-properties text:space-before="2.54cm" text:min-label-width="0.635cm"/>
        <style:text-properties style:font-name="Symbol"/>
      </text:list-level-style-bullet>
      <text:list-level-style-bullet text:level="5" text:style-name="WW8Num10z0" style:num-suffix="." text:bullet-char="">
        <style:list-level-properties text:space-before="3.175cm" text:min-label-width="0.635cm"/>
        <style:text-properties style:font-name="Symbol"/>
      </text:list-level-style-bullet>
      <text:list-level-style-bullet text:level="6" text:style-name="WW8Num10z0" style:num-suffix="." text:bullet-char="">
        <style:list-level-properties text:space-before="3.81cm" text:min-label-width="0.635cm"/>
        <style:text-properties style:font-name="Symbol"/>
      </text:list-level-style-bullet>
      <text:list-level-style-bullet text:level="7" text:style-name="WW8Num10z0" style:num-suffix="." text:bullet-char="">
        <style:list-level-properties text:space-before="4.445cm" text:min-label-width="0.635cm"/>
        <style:text-properties style:font-name="Symbol"/>
      </text:list-level-style-bullet>
      <text:list-level-style-bullet text:level="8" text:style-name="WW8Num10z0" style:num-suffix="." text:bullet-char="">
        <style:list-level-properties text:space-before="5.08cm" text:min-label-width="0.635cm"/>
        <style:text-properties style:font-name="Symbol"/>
      </text:list-level-style-bullet>
      <text:list-level-style-bullet text:level="9" text:style-name="WW8Num10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creation-date>2004-08-05T18:37:00</meta:creation-date>
    <dc:creator>G V</dc:creator>
    <dc:date>2007-04-25T23:47:33</dc:date>
    <meta:print-date>2005-10-04T17:36:00</meta:print-date>
    <dc:language>en-US</dc:language>
    <meta:editing-cycles>156</meta:editing-cycles>
    <meta:editing-duration>P2DT14H13M13S</meta:editing-duration>
    <meta:user-defined meta:name="Info 1"/>
    <meta:user-defined meta:name="Info 2"/>
    <meta:user-defined meta:name="Info 3"/>
    <meta:user-defined meta:name="Info 4"/>
    <meta:document-statistic meta:table-count="0" meta:image-count="0" meta:object-count="0" meta:page-count="35" meta:paragraph-count="822" meta:word-count="7250" meta:character-count="41864"/>
  </office:meta>
</office:document-meta>
</file>

<file path=VersionList.xml><?xml version="1.0" encoding="utf-8"?>
<VL:version-list xmlns:dc="http://purl.org/dc/elements/1.1/" xmlns:VL="http://openoffice.org/2001/versions-list">
  <VL:version-entry VL:title="Version1" VL:comment="2D v0.01" VL:creator="G V" dc:date-time="2006-03-29T17:29:40"/>
  <VL:version-entry VL:title="Version2" VL:comment="2D v0.02" VL:creator="G V" dc:date-time="2006-03-29T18:14:35"/>
  <VL:version-entry VL:title="Version3" VL:comment="2D v0.03" VL:creator="G V" dc:date-time="2007-03-30T23:22:59"/>
  <VL:version-entry VL:title="Version4" VL:comment="2D v0.04" VL:creator="G V" dc:date-time="2007-04-25T23:47:35"/>
</VL:version-list>
</file>